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Caslon Pro Bold" svg:font-family="'Adobe Caslon Pro Bold'" style:font-adornments="Oblique"/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oman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rsid="0063e17b" officeooo:paragraph-rsid="001a9295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ooter">
      <style:text-properties officeooo:paragraph-rsid="00308c81"/>
    </style:style>
    <style:style style:name="P25" style:family="paragraph" style:parent-style-name="_5f_Paragraphe_20_livret_20_">
      <style:paragraph-properties fo:margin-top="0cm" fo:margin-bottom="0.101cm" style:contextual-spacing="false"/>
      <style:text-properties officeooo:paragraph-rsid="0084c08e"/>
    </style:style>
    <style:style style:name="P26" style:family="paragraph" style:parent-style-name="_5f_Paragraphe_20_livret_20_">
      <style:paragraph-properties fo:margin-top="0cm" fo:margin-bottom="0.101cm" style:contextual-spacing="false"/>
      <style:text-properties officeooo:paragraph-rsid="009332f2"/>
    </style:style>
    <style:style style:name="P27" style:family="paragraph" style:parent-style-name="_5f_Paragraphe_20_livret_20_réponse_20_élève">
      <style:paragraph-properties fo:margin-top="0.199cm" fo:margin-bottom="0.101cm" style:contextual-spacing="false" fo:line-height="100%" fo:text-align="center" style:justify-single-word="false">
        <style:tab-stops/>
      </style:paragraph-properties>
      <style:text-properties officeooo:paragraph-rsid="008f5ca9"/>
    </style:style>
    <style:style style:name="P28" style:family="paragraph" style:parent-style-name="Exo_5f_Num" style:list-style-name="Num_5f_Exo">
      <style:paragraph-properties fo:margin-top="0.7cm" fo:margin-bottom="0.101cm" style:contextual-spacing="false"/>
      <style:text-properties officeooo:paragraph-rsid="0065c777"/>
    </style:style>
    <style:style style:name="P29" style:family="paragraph" style:parent-style-name="Exo_5f_Num" style:list-style-name="Num_5f_Exo">
      <style:paragraph-properties fo:margin-top="0.621cm" fo:margin-bottom="0.101cm" style:contextual-spacing="false"/>
    </style:style>
    <style:style style:name="P30" style:family="paragraph" style:parent-style-name="Exo_5f_Num" style:list-style-name="Num_5f_Exo">
      <style:paragraph-properties fo:margin-top="0.801cm" fo:margin-bottom="0.101cm" style:contextual-spacing="false"/>
    </style:style>
    <style:style style:name="P31" style:family="paragraph" style:parent-style-name="Exo_5f_Num" style:list-style-name="Num_5f_Exo">
      <style:paragraph-properties fo:margin-top="0.6cm" fo:margin-bottom="0cm" style:contextual-spacing="false" fo:break-before="page"/>
    </style:style>
    <style:style style:name="P32" style:family="paragraph" style:parent-style-name="Exo_5f_Num">
      <style:paragraph-properties fo:margin-top="0.499cm" fo:margin-bottom="0cm" style:contextual-spacing="false" fo:break-before="page"/>
      <style:text-properties officeooo:paragraph-rsid="0071a1a8"/>
    </style:style>
    <style:style style:name="P33" style:family="paragraph" style:parent-style-name="FILET_5f_POINTILLES" style:list-style-name="liste_5f_abc">
      <style:text-properties officeooo:paragraph-rsid="00a24823"/>
    </style:style>
    <style:style style:name="P34" style:family="paragraph" style:parent-style-name="FILET_5f_POINTILLES" style:list-style-name="liste_5f_abc">
      <style:paragraph-properties fo:line-height="150%"/>
      <style:text-properties officeooo:paragraph-rsid="009a8251"/>
    </style:style>
    <style:style style:name="P35" style:family="paragraph" style:parent-style-name="FILET_5f_POINTILLES" style:list-style-name="_5f_Numérotation_20_des_20_exercices_20_livrets">
      <style:text-properties officeooo:paragraph-rsid="00a24823"/>
    </style:style>
    <style:style style:name="P36" style:family="paragraph" style:parent-style-name="Standard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 style:shadow="none"/>
      <style:text-properties fo:color="#cc0000" loext:opacity="100%" style:font-name="Bitstream Vera Sans2" fo:font-size="10pt" fo:font-weight="bold" officeooo:rsid="00210672" officeooo:paragraph-rsid="00484b7e" style:font-size-asian="10pt" style:font-weight-asian="bold" style:font-size-complex="10pt" style:font-weight-complex="bold"/>
    </style:style>
    <style:style style:name="P37" style:family="paragraph" style:parent-style-name="Standard" style:master-page-name="_5f_Fiche_20_éditeur_20_série_20_2_20_une_20_colonne_20_impaire_20__28_G_29_">
      <style:paragraph-properties style:page-number="31" fo:break-before="auto" fo:break-after="auto"/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38" style:family="paragraph" style:parent-style-name="_5f_Paragraphe_20_livret_20_réponse_20_élève" style:list-style-name="liste_5f_abc"/>
    <style:style style:name="P39" style:family="paragraph" style:parent-style-name="_5f_Paragraphe_20_livret_20_réponse_20_élève" style:list-style-name="liste_5f_abc">
      <style:text-properties officeooo:paragraph-rsid="009b78f6"/>
    </style:style>
    <style:style style:name="P40" style:family="paragraph" style:parent-style-name="_5f_Paragraphe_20_livret_20_réponse_20_élève" style:list-style-name="liste_5f_abc">
      <style:text-properties officeooo:paragraph-rsid="00a8bbfa"/>
    </style:style>
    <style:style style:name="P41" style:family="paragraph" style:parent-style-name="_5f_Paragraphe_20_livret_20_réponse_20_élève" style:list-style-name="liste_5f_abc">
      <style:paragraph-properties fo:margin-top="0cm" fo:margin-bottom="0cm" style:contextual-spacing="false"/>
      <style:text-properties officeooo:paragraph-rsid="00780bbb"/>
    </style:style>
    <style:style style:name="P42" style:family="paragraph" style:parent-style-name="_5f_Paragraphe_20_livret_20_réponse_20_élève" style:list-style-name="liste_5f_abc">
      <style:paragraph-properties fo:margin-top="0cm" fo:margin-bottom="0cm" style:contextual-spacing="false"/>
      <style:text-properties officeooo:paragraph-rsid="0079e637"/>
    </style:style>
    <style:style style:name="P43" style:family="paragraph" style:parent-style-name="_5f_Paragraphe_20_livret_20_réponse_20_élève" style:list-style-name="liste_5f_abc">
      <style:paragraph-properties fo:margin-top="0cm" fo:margin-bottom="0cm" style:contextual-spacing="false"/>
      <style:text-properties officeooo:paragraph-rsid="0084c08e"/>
    </style:style>
    <style:style style:name="P44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93c20"/>
    </style:style>
    <style:style style:name="P45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a356c"/>
    </style:style>
    <style:style style:name="P46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15658"/>
    </style:style>
    <style:style style:name="P47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1e832"/>
    </style:style>
    <style:style style:name="P48" style:family="paragraph" style:parent-style-name="_5f_Paragraphe_20_livret_20_réponse_20_élève" style:list-style-name="liste_5f_abc">
      <style:paragraph-properties fo:margin-top="0.199cm" fo:margin-bottom="0.101cm" style:contextual-spacing="false" fo:line-height="100%"/>
      <style:text-properties officeooo:paragraph-rsid="00993c20"/>
    </style:style>
    <style:style style:name="P49" style:family="paragraph" style:parent-style-name="_5f_Paragraphe_20_livret_20_réponse_20_élève" style:list-style-name="liste_5f_abc">
      <style:paragraph-properties fo:margin-top="0.199cm" fo:margin-bottom="0cm" style:contextual-spacing="false" fo:line-height="100%"/>
    </style:style>
    <style:style style:name="P50" style:family="paragraph" style:parent-style-name="_5f_Paragraphe_20_livret_20_réponse_20_élève" style:list-style-name="liste_5f_abc">
      <style:paragraph-properties fo:margin-top="0.099cm" fo:margin-bottom="0cm" style:contextual-spacing="false" fo:line-height="100%"/>
      <style:text-properties officeooo:paragraph-rsid="00a8bbfa"/>
    </style:style>
    <style:style style:name="P51" style:family="paragraph" style:parent-style-name="_5f_Paragraphe_20_livret_20_réponse_20_élève" style:list-style-name="liste_5f_abc">
      <style:paragraph-properties fo:margin-top="0.3cm" fo:margin-bottom="0cm" style:contextual-spacing="false" fo:line-height="100%"/>
      <style:text-properties officeooo:paragraph-rsid="00a089f0"/>
    </style:style>
    <style:style style:name="P52" style:family="paragraph" style:parent-style-name="_5f_Paragraphe_20_livret_20_réponse_20_élève" style:list-style-name="liste_5f_abc">
      <style:paragraph-properties fo:margin-top="0.099cm" fo:margin-bottom="0cm" style:contextual-spacing="false" fo:line-height="100%"/>
    </style:style>
    <style:style style:name="P53" style:family="paragraph" style:parent-style-name="_5f_Paragraphe_20_livret_20_réponse_20_élève" style:list-style-name="liste_5f_abc">
      <style:paragraph-properties fo:margin-top="0cm" fo:margin-bottom="0cm" style:contextual-spacing="false" fo:line-height="100%"/>
      <style:text-properties officeooo:paragraph-rsid="0084c08e"/>
    </style:style>
    <style:style style:name="P54" style:family="paragraph" style:parent-style-name="_5f_Paragraphe_20_livret_20_réponse_20_élève" style:list-style-name="liste_5f_abc">
      <style:paragraph-properties fo:margin-top="0.3cm" fo:margin-bottom="0cm" style:contextual-spacing="false" fo:line-height="100%"/>
      <style:text-properties officeooo:paragraph-rsid="00a92714"/>
    </style:style>
    <style:style style:name="P55" style:family="paragraph" style:parent-style-name="_5f_Paragraphe_20_livret_20_réponse_20_élève" style:list-style-name="Num_5f_Exo">
      <style:paragraph-properties fo:margin-top="0.199cm" fo:margin-bottom="0.101cm" style:contextual-spacing="false" fo:line-height="100%" fo:text-align="center" style:justify-single-word="false">
        <style:tab-stops/>
      </style:paragraph-properties>
      <style:text-properties officeooo:paragraph-rsid="008f5ca9"/>
    </style:style>
    <style:style style:name="P56" style:family="paragraph" style:parent-style-name="_5f_Paragraphe_20_livret_20_réponse_20_élève" style:list-style-name="Num_5f_Exo">
      <style:paragraph-properties fo:margin-top="0.199cm" fo:margin-bottom="0.101cm" style:contextual-spacing="false" fo:line-height="100%" fo:text-align="center" style:justify-single-word="false">
        <style:tab-stops/>
      </style:paragraph-properties>
      <style:text-properties officeooo:paragraph-rsid="0065c777"/>
    </style:style>
    <style:style style:name="P57" style:family="paragraph" style:parent-style-name="_5f_Paragraphe_20_livret_20_réponse_20_élève" style:list-style-name="Num_5f_Exo">
      <style:paragraph-properties fo:margin-top="0cm" fo:margin-bottom="0.101cm" style:contextual-spacing="false" fo:line-height="100%" fo:text-align="center" style:justify-single-word="false" fo:break-before="column">
        <style:tab-stops/>
      </style:paragraph-properties>
      <style:text-properties officeooo:paragraph-rsid="0084c08e"/>
    </style:style>
    <style:style style:name="P58" style:family="paragraph" style:parent-style-name="_5f_Paragraphe_20_livret_20_réponse_20_élève" style:list-style-name="Num_5f_Exo">
      <style:paragraph-properties fo:margin-top="0.199cm" fo:margin-bottom="0.101cm" style:contextual-spacing="false" fo:line-height="100%" fo:text-align="center" style:justify-single-word="false">
        <style:tab-stops/>
      </style:paragraph-properties>
      <style:text-properties officeooo:paragraph-rsid="0084c08e"/>
    </style:style>
    <style:style style:name="P59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0a089f0"/>
    </style:style>
    <style:style style:name="P60" style:family="paragraph" style:parent-style-name="_5f_Paragraphe_20_livret_20_réponse_20_élève" style:list-style-name="liste_5f_abc">
      <style:paragraph-properties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9a8251"/>
    </style:style>
    <style:style style:name="P61" style:family="paragraph" style:parent-style-name="_5f_Paragraphe_20_livret_20_réponse_20_élève" style:list-style-name="liste_5f_abc">
      <style:paragraph-properties fo:line-height="150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a8251"/>
    </style:style>
    <style:style style:name="P62" style:family="paragraph" style:parent-style-name="_5f_Paragraphe_20_livret_20_réponse_20_élève" style:list-style-name="liste_5f_abc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add7f"/>
    </style:style>
    <style:style style:name="P63" style:family="paragraph" style:parent-style-name="_5f_Paragraphe_20_livret_20_réponse_20_élève" style:list-style-name="Num_5f_Exo">
      <style:paragraph-properties fo:margin-top="0.199cm" fo:margin-bottom="0.101cm" style:contextual-spacing="false" fo:line-height="100%" fo:text-align="center" style:justify-single-word="false">
        <style:tab-stops/>
      </style:paragraph-properties>
      <style:text-properties style:text-position="0% 100%" officeooo:paragraph-rsid="0065c777"/>
    </style:style>
    <style:style style:name="P64" style:family="paragraph" style:parent-style-name="_5f_Paragraphe_20_livret_20_réponse_20_élève" style:list-style-name="liste_5f_abc">
      <style:paragraph-properties fo:text-align="center" style:justify-single-word="false"/>
      <style:text-properties style:text-position="0% 100%" style:font-name="Bitstream Vera Sans5" fo:font-size="10pt" officeooo:rsid="0079e637" officeooo:paragraph-rsid="0079e637"/>
    </style:style>
    <style:style style:name="P65" style:family="paragraph" style:parent-style-name="_5f_Paragraphe_20_livret_20_réponse_20_élève" style:list-style-name="liste_5f_abc">
      <style:paragraph-properties fo:text-align="center" style:justify-single-word="false"/>
      <style:text-properties style:text-position="0% 100%" officeooo:rsid="0079e637" officeooo:paragraph-rsid="0079e637"/>
    </style:style>
    <style:style style:name="P66" style:family="paragraph" style:parent-style-name="_5f_Paragraphe_20_livret_20_réponse_20_élève" style:list-style-name="liste_5f_abc">
      <style:paragraph-properties fo:margin-top="0.099cm" fo:margin-bottom="0cm" style:contextual-spacing="false" fo:line-height="100%"/>
      <style:text-properties style:text-position="0% 100%" style:text-underline-style="none" officeooo:rsid="00442f95"/>
    </style:style>
    <style:style style:name="P67" style:family="paragraph" style:parent-style-name="_5f_Paragraphe_20_livret_20_réponse_20_élève" style:list-style-name="liste_5f_abc">
      <style:paragraph-properties fo:text-align="center" style:justify-single-word="false"/>
      <style:text-properties officeooo:paragraph-rsid="00780bbb"/>
    </style:style>
    <style:style style:name="P68" style:family="paragraph" style:parent-style-name="_5f_Paragraphe_20_livret_20_réponse_20_élève" style:list-style-name="liste_5f_abc">
      <style:paragraph-properties fo:text-align="center" style:justify-single-word="false"/>
      <style:text-properties officeooo:paragraph-rsid="0084c08e"/>
    </style:style>
    <style:style style:name="P69" style:family="paragraph" style:parent-style-name="_5f_Paragraphe_20_livret_20_réponse_20_élève" style:list-style-name="liste_5f_abc">
      <style:paragraph-properties fo:text-align="center" style:justify-single-word="false"/>
      <style:text-properties officeooo:rsid="0079e637" officeooo:paragraph-rsid="0079e637"/>
    </style:style>
    <style:style style:name="P70" style:family="paragraph" style:parent-style-name="_5f_Paragraphe_20_énoncé_20_après_20_numéro" style:master-page-name="">
      <style:paragraph-properties fo:margin-top="0cm" fo:margin-bottom="0cm" style:contextual-spacing="false" style:page-number="auto" fo:break-before="auto" fo:break-after="auto" style:shadow="none"/>
      <style:text-properties fo:font-size="10pt" officeooo:paragraph-rsid="00484b7e" style:font-size-asian="10pt" style:font-size-complex="10pt"/>
    </style:style>
    <style:style style:name="P71" style:family="paragraph" style:parent-style-name="_5f_Paragraphe_20_énoncé_20_après_20_numéro" style:list-style-name="liste_5f_abc">
      <style:paragraph-properties fo:margin-top="0cm" fo:margin-bottom="0cm" style:contextual-spacing="false" fo:text-align="start" style:justify-single-word="false" style:shadow="none"/>
      <style:text-properties fo:font-size="10pt" officeooo:paragraph-rsid="00768950" style:font-size-asian="10pt" style:font-size-complex="10pt"/>
    </style:style>
    <style:style style:name="P72" style:family="paragraph" style:parent-style-name="_5f_Paragraphe_20_énoncé_20_après_20_numéro" style:list-style-name="liste_5f_abc">
      <style:paragraph-properties fo:margin-top="0.199cm" fo:margin-bottom="0cm" style:contextual-spacing="false"/>
      <style:text-properties officeooo:paragraph-rsid="006fc36e"/>
    </style:style>
    <style:style style:name="P73" style:family="paragraph" style:parent-style-name="_5f_Paragraphe_20_énoncé_20_après_20_numéro" style:list-style-name="liste_5f_abc">
      <style:paragraph-properties fo:margin-top="0.3cm" fo:margin-bottom="0cm" style:contextual-spacing="false"/>
      <style:text-properties officeooo:paragraph-rsid="00893b22"/>
    </style:style>
    <style:style style:name="P74" style:family="paragraph" style:parent-style-name="_5f_Paragraphe_20_énoncé_20_après_20_numéro" style:list-style-name="liste_5f_abc">
      <style:paragraph-properties fo:margin-top="0cm" fo:margin-bottom="0cm" style:contextual-spacing="false" fo:text-align="start" style:justify-single-word="false" style:shadow="none"/>
      <style:text-properties style:text-position="0% 100%" style:font-name="Bitstream Vera Sans2" fo:font-size="10pt" fo:font-style="normal" officeooo:rsid="00768950" officeooo:paragraph-rsid="00768950" style:font-size-asian="10pt" style:font-style-asian="normal" style:font-size-complex="10pt" style:font-style-complex="normal"/>
    </style:style>
    <style:style style:name="P75" style:family="paragraph" style:parent-style-name="_5f_Paragraphe_20_énoncé_20_après_20_numéro" style:list-style-name="liste_5f_abc">
      <style:paragraph-properties fo:margin-top="0.199cm" fo:margin-bottom="0cm" style:contextual-spacing="false"/>
      <style:text-properties style:text-position="0% 100%" style:text-underline-style="none" officeooo:paragraph-rsid="006fc36e"/>
    </style:style>
    <style:style style:name="P76" style:family="paragraph" style:parent-style-name="_5f_Paragraphe_20_énoncé_20_après_20_numéro" style:list-style-name="liste_5f_abc">
      <style:paragraph-properties fo:margin-top="0.3cm" fo:margin-bottom="0cm" style:contextual-spacing="false"/>
      <style:text-properties style:text-position="0% 100%" style:text-underline-style="none" officeooo:paragraph-rsid="006fc36e"/>
    </style:style>
    <style:style style:name="P77" style:family="paragraph" style:parent-style-name="_5f_Paragraphe_20_énoncé_20_après_20_numéro" style:list-style-name="_5f_Numérotation_20_des_20_exercices_20_livrets">
      <style:paragraph-properties fo:margin-top="0.199cm" fo:margin-bottom="0.199cm" style:contextual-spacing="false"/>
      <style:text-properties style:text-position="0% 100%" style:text-underline-style="none" officeooo:rsid="00a25a42" officeooo:paragraph-rsid="00a25a42"/>
    </style:style>
    <style:style style:name="P78" style:family="paragraph" style:parent-style-name="_5f_Paragraphe_20_énoncé_20_après_20_numéro" style:list-style-name="liste_5f_abc">
      <style:paragraph-properties fo:margin-top="0.3cm" fo:margin-bottom="0cm" style:contextual-spacing="false"/>
      <style:text-properties style:text-position="0% 100%" style:text-underline-style="none" officeooo:rsid="003c8ff0" officeooo:paragraph-rsid="006fc36e"/>
    </style:style>
    <style:style style:name="P79" style:family="paragraph" style:parent-style-name="_5f_Paragraphe_20_énoncé_20_après_20_numéro" style:list-style-name="liste_5f_abc">
      <style:paragraph-properties fo:margin-top="0cm" fo:margin-bottom="0cm" style:contextual-spacing="false" fo:text-align="start" style:justify-single-word="false" style:shadow="none"/>
      <style:text-properties officeooo:paragraph-rsid="00768950"/>
    </style:style>
    <style:style style:name="P80" style:family="paragraph" style:parent-style-name="_5f_Paragraphe_20_énoncé_20_après_20_numéro" style:list-style-name="liste_5f_abc">
      <style:paragraph-properties fo:margin-top="0cm" fo:margin-bottom="0cm" style:contextual-spacing="false" fo:text-align="start" style:justify-single-word="false"/>
      <style:text-properties officeooo:paragraph-rsid="00768950"/>
    </style:style>
    <style:style style:name="P81" style:family="paragraph" style:parent-style-name="_5f_Paragraphe_20_énoncé_20_après_20_numéro" style:list-style-name="liste_5f_abc">
      <style:paragraph-properties fo:margin-top="0cm" fo:margin-bottom="0cm" style:contextual-spacing="false" fo:text-align="start" style:justify-single-word="false"/>
      <style:text-properties officeooo:paragraph-rsid="00856078"/>
    </style:style>
    <style:style style:name="P82" style:family="paragraph" style:parent-style-name="_5f_Paragraphe_20_énoncé_20_après_20_numéro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291228" officeooo:paragraph-rsid="00768950"/>
    </style:style>
    <style:style style:name="P83" style:family="paragraph" style:parent-style-name="_5f_Paragraphe_20_énoncé_20_après_20_numéro" style:list-style-name="Num_5f_Exo">
      <style:paragraph-properties fo:margin-top="0.651cm" fo:margin-bottom="0.199cm" style:contextual-spacing="false"/>
      <style:text-properties officeooo:paragraph-rsid="0065c777"/>
    </style:style>
    <style:style style:name="P84" style:family="paragraph" style:parent-style-name="_5f_Paragraphe_20_énoncé_20_après_20_numéro" style:list-style-name="Num_5f_Exo">
      <style:paragraph-properties fo:margin-top="0.741cm" fo:margin-bottom="0cm" style:contextual-spacing="false"/>
      <style:text-properties officeooo:paragraph-rsid="0065c777"/>
    </style:style>
    <style:style style:name="P85" style:family="paragraph" style:parent-style-name="_5f_Paragraphe_20_énoncé_20_après_20_numéro" style:list-style-name="Num_5f_Exo">
      <style:paragraph-properties fo:margin-top="0.549cm" fo:margin-bottom="0cm" style:contextual-spacing="false"/>
      <style:text-properties officeooo:paragraph-rsid="0065c777"/>
    </style:style>
    <style:style style:name="P86" style:family="paragraph" style:parent-style-name="_5f_Paragraphe_20_énoncé_20_après_20_numéro" style:list-style-name="Num_5f_Exo">
      <style:paragraph-properties fo:margin-top="0.651cm" fo:margin-bottom="0.15cm" style:contextual-spacing="false" fo:break-before="column"/>
      <style:text-properties officeooo:rsid="0046e3e9" officeooo:paragraph-rsid="0065c777"/>
    </style:style>
    <style:style style:name="P87" style:family="paragraph" style:parent-style-name="_5f_Paragraphe_20_énoncé_20_après_20_numéro" style:list-style-name="Num_5f_Exo">
      <style:paragraph-properties fo:margin-top="0.298cm" fo:margin-bottom="0cm" style:contextual-spacing="false" fo:text-align="start" style:justify-single-word="false"/>
      <style:text-properties officeooo:rsid="004357a6" officeooo:paragraph-rsid="0065c777"/>
    </style:style>
    <style:style style:name="P88" style:family="paragraph" style:parent-style-name="_5f_Paragraphe_20_énoncé_20_après_20_numéro" style:list-style-name="_5f_Numérotation_20_des_20_exercices_20_livrets">
      <style:paragraph-properties fo:margin-top="0.199cm" fo:margin-bottom="0.199cm" style:contextual-spacing="false"/>
      <style:text-properties officeooo:paragraph-rsid="00a25a42"/>
    </style:style>
    <style:style style:name="P89" style:family="paragraph" style:parent-style-name="_5f_Paragraphe_20_énoncé_20_après_20_numéro" style:list-style-name="_5f_Numérotation_20_des_20_exercices_20_livrets">
      <style:paragraph-properties fo:margin-top="0.199cm" fo:margin-bottom="0cm" style:contextual-spacing="false"/>
      <style:text-properties officeooo:paragraph-rsid="006fc36e"/>
    </style:style>
    <style:style style:name="P90" style:family="paragraph" style:parent-style-name="_5f_Paragraphe_20_énoncé_20_après_20_numéro" style:list-style-name="_5f_Numérotation_20_des_20_exercices_20_livrets">
      <style:paragraph-properties fo:margin-top="0.199cm" fo:margin-bottom="0cm" style:contextual-spacing="false"/>
      <style:text-properties officeooo:paragraph-rsid="00a3cb85"/>
    </style:style>
    <style:style style:name="P91" style:family="paragraph" style:parent-style-name="_5f_Paragraphe_20_énoncé_20_après_20_numéro" style:list-style-name="_5f_Numérotation_20_des_20_exercices_20_livrets">
      <style:paragraph-properties fo:margin-top="0.199cm" fo:margin-bottom="0.199cm" style:contextual-spacing="false"/>
      <style:text-properties style:text-underline-style="none" officeooo:paragraph-rsid="0084c08e"/>
    </style:style>
    <style:style style:name="P92" style:family="paragraph" style:parent-style-name="_5f_Paragraphe_20_énoncé_20_après_20_numéro" style:list-style-name="_5f_Numérotation_20_des_20_exercices_20_livrets">
      <style:paragraph-properties fo:margin-top="0.199cm" fo:margin-bottom="0.199cm" style:contextual-spacing="false"/>
      <style:text-properties style:text-underline-style="none" officeooo:paragraph-rsid="00a25a42"/>
    </style:style>
    <style:style style:name="P93" style:family="paragraph" style:parent-style-name="_5f_Pied_20_de_20_page" style:list-style-name="">
      <style:paragraph-properties fo:text-align="end" style:justify-single-word="false"/>
    </style:style>
    <style:style style:name="P94" style:family="paragraph" style:parent-style-name="_5f_Pied_20_de_20_page">
      <style:paragraph-properties fo:text-align="end" style:justify-single-word="false"/>
    </style:style>
    <style:style style:name="P95" style:family="paragraph" style:parent-style-name="_5f_Pied_20_de_20_page" style:list-style-name=""/>
    <style:style style:name="P9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7" style:family="paragraph">
      <loext:graphic-properties draw:fill="solid" draw:fill-color="#ffffff" draw:opacity="0%"/>
      <style:paragraph-properties fo:text-align="center"/>
    </style:style>
    <style:style style:name="P98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9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02" style:family="paragraph">
      <loext:graphic-properties draw:fill="solid" draw:fill-color="#d7e12c"/>
    </style:style>
    <style:style style:name="P10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color="#808080" loext:opacity="100%" style:font-name="Bitstream Vera Sans6" fo:font-size="9pt" officeooo:rsid="00308c81" fo:background-color="transparent" loext:char-shading-value="0"/>
    </style:style>
    <style:style style:name="T5" style:family="text">
      <style:text-properties fo:text-transform="uppercase" fo:color="#808080" loext:opacity="100%" style:font-name="Bitstream Vera Sans6" fo:font-size="9pt" officeooo:rsid="00815e71" fo:background-color="transparent" loext:char-shading-value="0"/>
    </style:style>
    <style:style style:name="T6" style:family="text">
      <style:text-properties officeooo:rsid="00308c81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Bitstream Vera Sans2" fo:font-style="normal" style:font-style-asian="normal" style:font-style-complex="normal"/>
    </style:style>
    <style:style style:name="T9" style:family="text">
      <style:text-properties style:text-position="0% 100%" style:font-name="Bitstream Vera Sans2" fo:font-style="normal" officeooo:rsid="00638dbb" style:font-style-asian="normal" style:font-style-complex="normal"/>
    </style:style>
    <style:style style:name="T10" style:family="text">
      <style:text-properties style:text-position="0% 100%" style:font-name="Bitstream Vera Sans2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Bitstream Vera Sans2"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style:text-position="0% 100%" style:font-name="Bitstream Vera Sans2" style:font-name-asian="OpenSymbol3" style:font-name-complex="OpenSymbol3"/>
    </style:style>
    <style:style style:name="T13" style:family="text">
      <style:text-properties style:text-position="0% 100%" style:font-name="Bitstream Vera Sans2" fo:letter-spacing="-0.06cm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Bitstream Vera Sans2" fo:font-size="10pt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="Bitstream Vera Sans2" fo:font-size="10pt" fo:font-style="normal" style:text-underline-style="none" fo:font-weight="normal" officeooo:rsid="0065c777" fo:background-color="#ffff00" loext:char-shading-value="0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Bitstream Vera Sans2" fo:font-size="10pt" fo:font-style="normal" style:text-underline-style="none" fo:font-weight="normal" officeooo:rsid="0028d8f1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style:text-position="0% 100%" style:font-name="Bitstream Vera Sans2" fo:font-size="10pt" fo:font-style="normal" style:text-underline-style="none" fo:font-weight="normal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8" style:family="text">
      <style:text-properties style:text-position="0% 100%" style:font-name="Bitstream Vera Sans2" fo:font-size="10pt" fo:font-style="normal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9" style:family="text">
      <style:text-properties style:text-position="0% 100%" style:font-name="Bitstream Vera Sans2" fo:font-size="10pt" fo:letter-spacing="normal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20" style:family="text">
      <style:text-properties style:text-position="0% 100%" style:font-name-asian="OpenSymbol1" style:font-style-asian="normal" style:font-name-complex="OpenSymbol1" style:font-style-complex="normal"/>
    </style:style>
    <style:style style:name="T21" style:family="text">
      <style:text-properties style:text-position="0% 100%" officeooo:rsid="0046e3e9" style:font-name-asian="OpenSymbol1" style:font-style-asian="normal" style:font-name-complex="OpenSymbol1" style:font-style-complex="normal"/>
    </style:style>
    <style:style style:name="T22" style:family="text">
      <style:text-properties style:text-position="0% 100%" officeooo:rsid="006994d4" style:font-name-asian="OpenSymbol1" style:font-style-asian="normal" style:font-name-complex="OpenSymbol1" style:font-style-complex="normal"/>
    </style:style>
    <style:style style:name="T23" style:family="text">
      <style:text-properties style:text-position="0% 100%" officeooo:rsid="00780bbb" style:font-name-asian="OpenSymbol1" style:font-style-asian="normal" style:font-name-complex="OpenSymbol1" style:font-style-complex="normal"/>
    </style:style>
    <style:style style:name="T24" style:family="text">
      <style:text-properties style:text-position="0% 100%" officeooo:rsid="00a92714" style:font-name-asian="OpenSymbol1" style:font-style-asian="normal" style:font-name-complex="OpenSymbol1" style:font-style-complex="normal"/>
    </style:style>
    <style:style style:name="T25" style:family="text">
      <style:text-properties style:text-position="0% 100%" officeooo:rsid="0028d8f1"/>
    </style:style>
    <style:style style:name="T26" style:family="text">
      <style:text-properties style:text-position="0% 100%" style:font-name="OpenSymbol"/>
    </style:style>
    <style:style style:name="T27" style:family="text">
      <style:text-properties style:text-position="0% 100%" style:font-name="OpenSymbol" fo:font-size="10pt"/>
    </style:style>
    <style:style style:name="T28" style:family="text">
      <style:text-properties style:text-position="0% 100%" style:font-name="OpenSymbol" fo:font-size="10pt" officeooo:rsid="0028d8f1"/>
    </style:style>
    <style:style style:name="T29" style:family="text">
      <style:text-properties style:text-position="0% 100%" style:font-name="OpenSymbol" fo:font-size="10pt" officeooo:rsid="0065c777"/>
    </style:style>
    <style:style style:name="T30" style:family="text">
      <style:text-properties style:text-position="0% 100%" style:font-name="OpenSymbol" fo:font-size="10pt" officeooo:rsid="00768950"/>
    </style:style>
    <style:style style:name="T31" style:family="text">
      <style:text-properties style:text-position="0% 100%" style:font-name="OpenSymbol" fo:font-size="10pt" officeooo:rsid="00780bbb"/>
    </style:style>
    <style:style style:name="T32" style:family="text">
      <style:text-properties style:text-position="0% 100%" style:font-name="OpenSymbol" fo:font-size="10pt" style:text-underline-style="none" officeooo:rsid="0033deb2"/>
    </style:style>
    <style:style style:name="T33" style:family="text">
      <style:text-properties style:text-position="0% 100%" style:font-name="OpenSymbol" style:font-name-asian="OpenSymbol3" style:font-name-complex="OpenSymbol3"/>
    </style:style>
    <style:style style:name="T34" style:family="text">
      <style:text-properties style:text-position="0% 100%" style:font-name="OpenSymbol" fo:font-style="normal" officeooo:rsid="006c8bbe" style:font-style-asian="normal" style:font-style-complex="normal"/>
    </style:style>
    <style:style style:name="T35" style:family="text">
      <style:text-properties style:text-position="0% 100%" style:font-name="OpenSymbo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text-position="0% 100%" style:font-name="OpenSymbol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0% 100%" style:font-name="OpenSymbol" fo:letter-spacing="-0.021cm"/>
    </style:style>
    <style:style style:name="T38" style:family="text">
      <style:text-properties style:text-position="0% 100%" style:font-name="OpenSymbol" fo:letter-spacing="normal" officeooo:rsid="0028d8f1"/>
    </style:style>
    <style:style style:name="T39" style:family="text">
      <style:text-properties style:text-position="0% 100%" style:font-name="Bitstream Vera Sans5" fo:font-size="10pt"/>
    </style:style>
    <style:style style:name="T40" style:family="text">
      <style:text-properties style:text-position="0% 100%" style:font-name="Bitstream Vera Sans5" fo:font-size="10pt" officeooo:rsid="0046e3e9"/>
    </style:style>
    <style:style style:name="T41" style:family="text">
      <style:text-properties style:text-position="0% 100%" style:font-name="Bitstream Vera Sans5" fo:font-size="10pt" style:text-underline-style="none" fo:font-weight="normal" officeooo:rsid="0046e3e9" style:font-weight-asian="normal" style:font-weight-complex="normal"/>
    </style:style>
    <style:style style:name="T42" style:family="text">
      <style:text-properties style:text-position="0% 100%" style:font-name="Bitstream Vera Sans5" fo:font-size="10pt" style:text-underline-style="none" officeooo:rsid="0033deb2"/>
    </style:style>
    <style:style style:name="T43" style:family="text">
      <style:text-properties style:text-position="0% 100%" style:font-name="Bitstream Vera Sans5" fo:font-size="10pt" style:text-underline-style="none" officeooo:rsid="0079e637"/>
    </style:style>
    <style:style style:name="T44" style:family="text">
      <style:text-properties style:text-position="0% 100%" style:font-name="Bitstream Vera Sans5" fo:font-size="10pt" officeooo:rsid="0028d8f1"/>
    </style:style>
    <style:style style:name="T45" style:family="text">
      <style:text-properties style:text-position="0% 100%" style:font-name="Bitstream Vera Sans5" fo:font-size="10pt" officeooo:rsid="0065c777"/>
    </style:style>
    <style:style style:name="T46" style:family="text">
      <style:text-properties style:text-position="0% 100%" style:font-name="Bitstream Vera Sans5" fo:font-size="10pt" officeooo:rsid="006994d4"/>
    </style:style>
    <style:style style:name="T47" style:family="text">
      <style:text-properties style:text-position="0% 100%" style:font-name="Bitstream Vera Sans5" fo:font-size="10pt" officeooo:rsid="00768950"/>
    </style:style>
    <style:style style:name="T48" style:family="text">
      <style:text-properties style:text-position="0% 100%" style:font-name="Bitstream Vera Sans5" fo:font-size="10pt" officeooo:rsid="00780bbb"/>
    </style:style>
    <style:style style:name="T49" style:family="text">
      <style:text-properties style:text-position="0% 100%" style:font-name="Bitstream Vera Sans5" fo:font-size="10pt" officeooo:rsid="0079e637"/>
    </style:style>
    <style:style style:name="T50" style:family="text">
      <style:text-properties style:text-position="0% 100%" style:font-name="OpenSymbol3" style:font-name-asian="OpenSymbol3" style:font-name-complex="OpenSymbol3"/>
    </style:style>
    <style:style style:name="T51" style:family="text">
      <style:text-properties style:text-position="0% 100%" style:font-name="OpenSymbol3" style:text-underline-style="none" style:font-name-asian="OpenSymbol3" style:font-name-complex="OpenSymbol3"/>
    </style:style>
    <style:style style:name="T52" style:family="text">
      <style:text-properties style:text-position="0% 100%" style:font-name="OpenSymbol3" fo:letter-spacing="-0.021cm" style:font-name-asian="OpenSymbol3" style:font-name-complex="OpenSymbol3"/>
    </style:style>
    <style:style style:name="T53" style:family="text">
      <style:text-properties style:text-position="0% 100%" style:font-name="OpenSymbol3" fo:letter-spacing="normal" officeooo:rsid="0028d8f1" style:font-name-asian="OpenSymbol3" style:font-name-complex="OpenSymbol3"/>
    </style:style>
    <style:style style:name="T54" style:family="text">
      <style:text-properties style:text-position="0% 100%" style:font-name="OpenSymbol3" fo:letter-spacing="normal" style:text-underline-style="none" style:font-name-asian="OpenSymbol3" style:font-name-complex="OpenSymbol3"/>
    </style:style>
    <style:style style:name="T55" style:family="text">
      <style:text-properties style:text-position="0% 100%" style:font-name="OpenSymbol3" fo:font-size="10pt" fo:font-style="normal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56" style:family="text">
      <style:text-properties style:text-position="0% 100%" style:font-name="OpenSymbol3" fo:font-size="10pt" fo:letter-spacing="normal" fo:font-style="normal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57" style:family="text">
      <style:text-properties style:text-position="0% 100%" style:text-underline-style="none"/>
    </style:style>
    <style:style style:name="T58" style:family="text">
      <style:text-properties style:text-position="0% 100%" style:text-underline-style="none" fo:font-weight="normal" style:font-weight-asian="normal" style:font-weight-complex="normal"/>
    </style:style>
    <style:style style:name="T59" style:family="text">
      <style:text-properties style:text-position="0% 100%" style:text-underline-style="none" fo:font-weight="normal" officeooo:rsid="003573c7" style:font-weight-asian="normal" style:font-weight-complex="normal"/>
    </style:style>
    <style:style style:name="T60" style:family="text">
      <style:text-properties style:text-position="0% 100%" style:text-underline-style="none" fo:font-weight="normal" officeooo:rsid="0046e3e9" style:font-weight-asian="normal" style:font-weight-complex="normal"/>
    </style:style>
    <style:style style:name="T61" style:family="text">
      <style:text-properties style:text-position="0% 100%" style:text-underline-style="none" fo:font-weight="normal" officeooo:rsid="006994d4" style:font-weight-asian="normal" style:font-weight-complex="normal"/>
    </style:style>
    <style:style style:name="T62" style:family="text">
      <style:text-properties style:text-position="0% 100%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0% 100%" style:text-underline-style="none" officeooo:rsid="003b0c2c"/>
    </style:style>
    <style:style style:name="T64" style:family="text">
      <style:text-properties style:text-position="0% 100%" style:text-underline-style="none" officeooo:rsid="003c8ff0"/>
    </style:style>
    <style:style style:name="T65" style:family="text">
      <style:text-properties style:text-position="0% 100%" style:text-underline-style="none" officeooo:rsid="004357a6"/>
    </style:style>
    <style:style style:name="T66" style:family="text">
      <style:text-properties style:text-position="0% 100%" style:text-underline-style="none" officeooo:rsid="00442f95"/>
    </style:style>
    <style:style style:name="T67" style:family="text">
      <style:text-properties style:text-position="0% 100%" style:text-underline-style="none" officeooo:rsid="0071a1a8"/>
    </style:style>
    <style:style style:name="T68" style:family="text">
      <style:text-properties style:text-position="0% 100%" style:text-underline-style="none" officeooo:rsid="00a3cb85"/>
    </style:style>
    <style:style style:name="T69" style:family="text">
      <style:text-properties style:text-position="0% 100%" fo:letter-spacing="-0.06cm" officeooo:rsid="0028d8f1"/>
    </style:style>
    <style:style style:name="T70" style:family="text">
      <style:text-properties style:text-position="0% 100%" fo:letter-spacing="-0.042cm"/>
    </style:style>
    <style:style style:name="T71" style:family="text">
      <style:text-properties style:text-position="0% 100%" officeooo:rsid="0046e3e9"/>
    </style:style>
    <style:style style:name="T72" style:family="text">
      <style:text-properties style:text-position="0% 100%" officeooo:rsid="003573c7"/>
    </style:style>
    <style:style style:name="T73" style:family="text">
      <style:text-properties style:text-position="0% 100%" officeooo:rsid="006994d4"/>
    </style:style>
    <style:style style:name="T74" style:family="text">
      <style:text-properties style:text-position="0% 100%" officeooo:rsid="006c8bbe"/>
    </style:style>
    <style:style style:name="T75" style:family="text">
      <style:text-properties style:text-position="0% 100%" officeooo:rsid="00768950"/>
    </style:style>
    <style:style style:name="T76" style:family="text">
      <style:text-properties style:text-position="0% 100%" fo:letter-spacing="-0.021cm"/>
    </style:style>
    <style:style style:name="T77" style:family="text">
      <style:text-properties style:text-position="0% 100%" fo:letter-spacing="-0.021cm" style:text-underline-style="none" fo:font-weight="normal" style:font-weight-asian="normal" style:font-weight-complex="normal"/>
    </style:style>
    <style:style style:name="T78" style:family="text">
      <style:text-properties style:text-position="0% 100%" officeooo:rsid="0065c777"/>
    </style:style>
    <style:style style:name="T79" style:family="text">
      <style:text-properties style:text-position="0% 100%" fo:font-size="10pt" style:text-underline-style="none" fo:font-weight="normal" officeooo:rsid="00425cb8" style:font-size-asian="10pt" style:font-weight-asian="normal" style:font-size-complex="10pt" style:font-weight-complex="normal"/>
    </style:style>
    <style:style style:name="T80" style:family="text">
      <style:text-properties style:text-position="0% 100%" fo:letter-spacing="normal" officeooo:rsid="0028d8f1"/>
    </style:style>
    <style:style style:name="T81" style:family="text">
      <style:text-properties style:text-position="0% 100%" fo:letter-spacing="normal" style:text-underline-style="none" fo:font-weight="normal" officeooo:rsid="0028d8f1" style:font-weight-asian="normal" style:font-weight-complex="normal"/>
    </style:style>
    <style:style style:name="T82" style:family="text">
      <style:text-properties style:text-position="0% 100%" officeooo:rsid="009a8251"/>
    </style:style>
    <style:style style:name="T83" style:family="text">
      <style:text-properties style:text-position="0% 100%" officeooo:rsid="00780bbb"/>
    </style:style>
    <style:style style:name="T84" style:family="text">
      <style:text-properties style:text-position="0% 100%" officeooo:rsid="0079e637"/>
    </style:style>
    <style:style style:name="T85" style:family="text">
      <style:text-properties style:text-position="0% 100%" officeooo:rsid="00a089f0"/>
    </style:style>
    <style:style style:name="T86" style:family="text">
      <style:text-properties style:text-position="0% 100%" style:font-style-asian="normal" style:font-style-complex="normal"/>
    </style:style>
    <style:style style:name="T87" style:family="text">
      <style:text-properties style:text-position="0% 100%" style:font-name="Symbol" style:text-underline-style="none" officeooo:rsid="00a3cb85" style:font-name-asian="Symbol" style:font-name-complex="Symbol"/>
    </style:style>
    <style:style style:name="T88" style:family="text">
      <style:text-properties style:text-position="0% 100%" style:font-name="Symbol" fo:font-style="italic" style:text-underline-style="none" officeooo:rsid="00a3cb85" style:font-name-asian="Symbol" style:font-style-asian="italic" style:font-name-complex="Symbol" style:font-style-complex="italic"/>
    </style:style>
    <style:style style:name="T89" style:family="text">
      <style:text-properties style:text-position="0% 100%" style:font-name="Bitstream Vera Sans6" fo:font-size="10pt" style:text-underline-style="none" officeooo:rsid="00a3cb85" fo:background-color="#ffff00" loext:char-shading-value="0"/>
    </style:style>
    <style:style style:name="T90" style:family="text">
      <style:text-properties style:text-position="0% 100%" style:font-name="Bitstream Vera Sans6" fo:font-size="10pt" fo:font-style="italic" style:text-underline-style="none" officeooo:rsid="00a3cb85" fo:background-color="#ffff00" loext:char-shading-value="0" style:font-style-asian="italic" style:font-style-complex="italic"/>
    </style:style>
    <style:style style:name="T91" style:family="text">
      <style:text-properties style:text-position="0% 100%" fo:font-style="italic" style:text-underline-style="none" officeooo:rsid="00a3cb85" style:font-style-asian="italic" style:font-style-complex="italic"/>
    </style:style>
    <style:style style:name="T92" style:family="text">
      <style:text-properties style:text-position="0% 100%" fo:font-style="italic" style:text-underline-style="none" officeooo:rsid="003c8ff0" style:font-style-asian="italic" style:font-style-complex="italic"/>
    </style:style>
    <style:style style:name="T93" style:family="text">
      <style:text-properties style:text-position="0% 100%" officeooo:rsid="00a089f0" fo:background-color="transparent" loext:char-shading-value="0"/>
    </style:style>
    <style:style style:name="T94" style:family="text">
      <style:text-properties style:text-position="super 58%"/>
    </style:style>
    <style:style style:name="T95" style:family="text">
      <style:text-properties style:text-position="super 58%" style:font-name="Bitstream Vera Sans5" fo:font-size="10pt"/>
    </style:style>
    <style:style style:name="T96" style:family="text">
      <style:text-properties style:text-position="super 58%" style:font-name="Bitstream Vera Sans5" fo:font-size="10pt" officeooo:rsid="0028d8f1"/>
    </style:style>
    <style:style style:name="T97" style:family="text">
      <style:text-properties style:text-position="super 58%" style:font-name="Bitstream Vera Sans5" fo:font-size="10pt" officeooo:rsid="00768950"/>
    </style:style>
    <style:style style:name="T98" style:family="text">
      <style:text-properties style:text-position="super 58%" style:font-name="Bitstream Vera Sans5" fo:font-size="10pt" officeooo:rsid="00780bbb"/>
    </style:style>
    <style:style style:name="T99" style:family="text">
      <style:text-properties style:text-position="super 58%" style:font-name="Bitstream Vera Sans5" fo:font-size="10pt" style:text-underline-style="none" officeooo:rsid="0079e637"/>
    </style:style>
    <style:style style:name="T100" style:family="text">
      <style:text-properties style:text-position="super 58%" style:font-name="Bitstream Vera Sans5" fo:font-size="10pt" officeooo:rsid="0079e637"/>
    </style:style>
    <style:style style:name="T101" style:family="text">
      <style:text-properties style:text-position="super 58%" style:font-name="Bitstream Vera Sans5" fo:font-size="10pt" fo:letter-spacing="normal" style:text-underline-style="none" fo:font-weight="normal" officeooo:rsid="0028d8f1" style:font-weight-asian="normal" style:font-weight-complex="normal"/>
    </style:style>
    <style:style style:name="T102" style:family="text">
      <style:text-properties style:text-position="super 58%" style:font-name="Bitstream Vera Sans5" fo:font-size="10pt" fo:letter-spacing="normal" fo:font-weight="normal" officeooo:rsid="0028d8f1" style:font-weight-asian="normal" style:font-weight-complex="normal"/>
    </style:style>
    <style:style style:name="T103" style:family="text">
      <style:text-properties style:text-position="super 58%" style:font-name="Bitstream Vera Sans5" fo:font-size="10pt" officeooo:rsid="00a089f0"/>
    </style:style>
    <style:style style:name="T104" style:family="text">
      <style:text-properties style:text-position="super 58%" style:font-name="Bitstream Vera Sans2"/>
    </style:style>
    <style:style style:name="T105" style:family="text">
      <style:text-properties style:text-position="super 58%" style:font-name="Bitstream Vera Sans2" fo:font-style="normal" style:text-underline-style="none" fo:font-weight="normal" style:font-style-asian="normal" style:font-weight-asian="normal" style:font-style-complex="normal" style:font-weight-complex="normal"/>
    </style:style>
    <style:style style:name="T106" style:family="text">
      <style:text-properties style:text-position="super 58%" style:font-name="Bitstream Vera Sans2" style:text-underline-style="none" fo:font-weight="normal" style:font-weight-asian="normal" style:font-weight-complex="normal"/>
    </style:style>
    <style:style style:name="T107" style:family="text">
      <style:text-properties style:text-position="super 58%" style:font-name="Bitstream Vera Sans2" style:text-underline-style="none" fo:font-weight="normal" officeooo:rsid="0079e637" style:font-weight-asian="normal" style:font-weight-complex="normal"/>
    </style:style>
    <style:style style:name="T108" style:family="text">
      <style:text-properties style:text-position="super 58%" style:font-name="Bitstream Vera Sans2" style:font-name-asian="OpenSymbol3" style:font-name-complex="OpenSymbol3"/>
    </style:style>
    <style:style style:name="T109" style:family="text">
      <style:text-properties style:text-position="super 58%" style:font-name="Bitstream Vera Sans2" fo:letter-spacing="-0.021cm" style:text-underline-style="none" fo:font-weight="normal" officeooo:rsid="00993c20" style:font-weight-asian="normal" style:font-weight-complex="normal"/>
    </style:style>
    <style:style style:name="T110" style:family="text">
      <style:text-properties style:text-position="super 58%" style:font-name="Bitstream Vera Sans2" fo:font-size="10pt" fo:letter-spacing="normal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11" style:family="text">
      <style:text-properties style:text-position="super 58%" style:font-name="Bitstream Vera Sans2" fo:font-size="10pt" fo:letter-spacing="normal" fo:font-style="normal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12" style:family="text">
      <style:text-properties style:text-position="super 58%" style:font-name="Bitstream Vera Sans2" fo:font-size="10pt" fo:font-style="normal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13" style:family="text">
      <style:text-properties style:text-position="super 58%" style:font-name="Bitstream Vera Sans2" fo:font-size="10pt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14" style:family="text">
      <style:text-properties style:text-position="super 58%" style:font-name="Bitstream Vera Sans2" fo:font-size="10pt" style:text-underline-style="none" fo:font-weight="normal" officeooo:rsid="00780bbb" style:font-weight-asian="normal" style:font-weight-complex="normal"/>
    </style:style>
    <style:style style:name="T115" style:family="text">
      <style:text-properties style:text-position="super 58%" style:font-name="Bitstream Vera Sans2" fo:letter-spacing="normal" style:text-underline-style="none" fo:font-weight="normal" style:font-weight-asian="normal" style:font-weight-complex="normal"/>
    </style:style>
    <style:style style:name="T116" style:family="text">
      <style:text-properties style:text-position="super 58%" style:font-name="Bitstream Vera Sans2" fo:letter-spacing="-0.06cm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style:text-position="super 58%" style:text-underline-style="none" fo:font-weight="normal" style:font-weight-asian="normal" style:font-weight-complex="normal"/>
    </style:style>
    <style:style style:name="T118" style:family="text">
      <style:text-properties style:text-position="super 58%" style:text-underline-style="none" fo:font-weight="normal" officeooo:rsid="003573c7" style:font-weight-asian="normal" style:font-weight-complex="normal"/>
    </style:style>
    <style:style style:name="T119" style:family="text">
      <style:text-properties style:text-position="super 58%" style:text-underline-style="none" officeooo:rsid="00780bbb"/>
    </style:style>
    <style:style style:name="T120" style:family="text">
      <style:text-properties style:text-position="super 58%" style:text-underline-style="none" officeooo:rsid="00a089f0"/>
    </style:style>
    <style:style style:name="T121" style:family="text">
      <style:text-properties style:text-position="super 58%" style:text-underline-style="none" officeooo:rsid="00a3cb85"/>
    </style:style>
    <style:style style:name="T122" style:family="text">
      <style:text-properties style:text-position="super 58%" officeooo:rsid="006c8bbe"/>
    </style:style>
    <style:style style:name="T123" style:family="text">
      <style:text-properties style:text-position="super 58%" fo:letter-spacing="-0.021cm" style:text-underline-style="none" fo:font-weight="normal" style:font-weight-asian="normal" style:font-weight-complex="normal"/>
    </style:style>
    <style:style style:name="T124" style:family="text">
      <style:text-properties style:text-position="super 58%" fo:letter-spacing="normal" style:text-underline-style="none" fo:font-weight="normal" officeooo:rsid="0028d8f1" style:font-weight-asian="normal" style:font-weight-complex="normal"/>
    </style:style>
    <style:style style:name="T125" style:family="text">
      <style:text-properties style:text-position="super 58%" fo:letter-spacing="normal" style:text-underline-style="none" fo:font-weight="normal" officeooo:rsid="00a089f0" style:font-weight-asian="normal" style:font-weight-complex="normal"/>
    </style:style>
    <style:style style:name="T126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27" style:family="text">
      <style:text-properties style:text-position="super 58%" fo:font-style="normal" style:text-underline-style="none" fo:font-weight="normal" officeooo:rsid="009b78f6" style:font-style-asian="normal" style:font-weight-asian="normal" style:font-style-complex="normal" style:font-weight-complex="normal"/>
    </style:style>
    <style:style style:name="T128" style:family="text">
      <style:text-properties style:text-position="super 58%" style:font-name="OpenSymbol" style:text-underline-style="none" fo:font-weight="normal" style:font-weight-asian="normal" style:font-weight-complex="normal"/>
    </style:style>
    <style:style style:name="T129" style:family="text">
      <style:text-properties style:text-position="super 58%" officeooo:rsid="00780bbb"/>
    </style:style>
    <style:style style:name="T130" style:family="text">
      <style:text-properties style:text-position="super 58%" officeooo:rsid="00a089f0"/>
    </style:style>
    <style:style style:name="T131" style:family="text">
      <style:text-properties style:text-position="super 58%" officeooo:rsid="00780bbb" style:font-name-asian="OpenSymbol1" style:font-style-asian="normal" style:font-name-complex="OpenSymbol1" style:font-style-complex="normal"/>
    </style:style>
    <style:style style:name="T132" style:family="text">
      <style:text-properties style:text-position="super 58%" officeooo:rsid="00a15658" style:font-name-asian="OpenSymbol1" style:font-style-asian="normal" style:font-name-complex="OpenSymbol1" style:font-style-complex="normal"/>
    </style:style>
    <style:style style:name="T133" style:family="text">
      <style:text-properties style:text-position="super 58%" style:font-name="Bitstream Vera Sans6" fo:font-size="10pt" style:text-underline-style="none" officeooo:rsid="00a3cb85" fo:background-color="#ffff00" loext:char-shading-value="0"/>
    </style:style>
    <style:style style:name="T134" style:family="text">
      <style:text-properties style:text-position="super 58%" style:font-name="Bitstream Vera Sans6" fo:font-size="10pt" fo:font-style="italic" style:text-underline-style="none" officeooo:rsid="00a3cb85" fo:background-color="#ffff00" loext:char-shading-value="0" style:font-style-asian="italic" style:font-style-complex="italic"/>
    </style:style>
    <style:style style:name="T135" style:family="text">
      <style:text-properties style:text-position="super 58%" fo:font-style="italic" style:text-underline-style="none" officeooo:rsid="00a3cb85" style:font-style-asian="italic" style:font-style-complex="italic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style:text-position="0% 100%"/>
    </style:style>
    <style:style style:name="T138" style:family="text">
      <style:text-properties fo:color="#000000" loext:opacity="100%" style:text-position="0% 100%" style:font-name="Bitstream Vera Sans2" style:text-underline-style="none" fo:font-weight="normal" style:font-name-asian="OpenSymbol3" style:font-weight-asian="normal" style:font-name-complex="OpenSymbol3" style:font-weight-complex="normal"/>
    </style:style>
    <style:style style:name="T139" style:family="text">
      <style:text-properties fo:color="#000000" loext:opacity="100%" style:text-position="0% 100%" style:font-name="Bitstream Vera Sans2" style:text-underline-style="none" fo:font-weight="normal" officeooo:rsid="006c8bbe" fo:background-color="transparent" loext:char-shading-value="0" style:font-weight-asian="normal" style:font-weight-complex="normal"/>
    </style:style>
    <style:style style:name="T140" style:family="text">
      <style:text-properties fo:color="#000000" loext:opacity="100%" style:text-position="0% 100%" style:font-name="Bitstream Vera Sans2" style:text-underline-style="none" fo:font-weight="normal" fo:background-color="#ffff00" loext:char-shading-value="0" style:font-weight-asian="normal" style:font-weight-complex="normal"/>
    </style:style>
    <style:style style:name="T141" style:family="text">
      <style:text-properties fo:color="#000000" loext:opacity="100%" style:text-position="0% 100%" style:font-name="Bitstream Vera Sans2" style:text-underline-style="none" fo:font-weight="normal" style:font-weight-asian="normal" style:font-weight-complex="normal"/>
    </style:style>
    <style:style style:name="T142" style:family="text">
      <style:text-properties fo:color="#000000" loext:opacity="100%" style:text-position="0% 100%" style:font-name="Bitstream Vera Sans2" fo:font-size="10pt" fo:letter-spacing="-0.06cm" fo:font-style="normal" style:text-underline-style="none" fo:font-weight="normal" officeooo:rsid="0081a086" fo:background-color="transparent" loext:char-shading-value="0" style:font-name-asian="OpenSymbol2" style:font-style-asian="normal" style:font-weight-asian="normal" style:font-name-complex="OpenSymbol2" style:font-style-complex="normal" style:font-weight-complex="normal"/>
    </style:style>
    <style:style style:name="T143" style:family="text">
      <style:text-properties fo:color="#000000" loext:opacity="100%" style:text-position="0% 100%" style:font-name="Bitstream Vera Sans2" fo:font-size="10pt" fo:font-style="normal" style:text-underline-style="none" officeooo:rsid="003c8ff0" fo:background-color="transparent" loext:char-shading-value="0" style:font-size-asian="12pt" style:font-style-asian="italic" style:font-size-complex="12pt" style:font-style-complex="italic"/>
    </style:style>
    <style:style style:name="T144" style:family="text">
      <style:text-properties fo:color="#000000" loext:opacity="100%" style:text-position="0% 100%" style:font-name="Bitstream Vera Sans2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45" style:family="text">
      <style:text-properties fo:color="#000000" loext:opacity="100%" style:text-position="0% 100%" style:font-name="Bitstream Vera Sans2" fo:font-style="normal" style:font-style-asian="normal" style:font-style-complex="normal"/>
    </style:style>
    <style:style style:name="T146" style:family="text">
      <style:text-properties fo:color="#000000" loext:opacity="100%" style:text-position="0% 100%" style:font-name="OpenSymbol3" style:text-underline-style="none" fo:font-weight="normal" style:font-name-asian="OpenSymbol3" style:font-weight-asian="normal" style:font-name-complex="OpenSymbol3" style:font-weight-complex="normal"/>
    </style:style>
    <style:style style:name="T147" style:family="text">
      <style:text-properties fo:color="#000000" loext:opacity="100%" style:text-position="0% 100%" style:font-name="OpenSymbol3" style:text-underline-style="none" fo:font-weight="normal" officeooo:rsid="003573c7" style:font-name-asian="OpenSymbol3" style:font-weight-asian="normal" style:font-name-complex="OpenSymbol3" style:font-weight-complex="normal"/>
    </style:style>
    <style:style style:name="T148" style:family="text">
      <style:text-properties fo:color="#000000" loext:opacity="100%" style:text-position="0% 100%" style:font-name="OpenSymbol3" style:text-underline-style="none" fo:font-weight="normal" officeooo:rsid="006c8bbe" fo:background-color="transparent" loext:char-shading-value="0" style:font-name-asian="OpenSymbol3" style:font-weight-asian="normal" style:font-name-complex="OpenSymbol3" style:font-weight-complex="normal"/>
    </style:style>
    <style:style style:name="T149" style:family="text">
      <style:text-properties fo:color="#000000" loext:opacity="100%" style:text-position="0% 100%" style:font-name="OpenSymbol3" style:text-underline-style="none" officeooo:rsid="006c8bbe" style:font-name-asian="OpenSymbol3" style:font-name-complex="OpenSymbol3"/>
    </style:style>
    <style:style style:name="T150" style:family="text">
      <style:text-properties fo:color="#000000" loext:opacity="100%" style:text-position="0% 100%" style:font-name="OpenSymbol3" fo:letter-spacing="-0.06cm" style:text-underline-style="none" fo:font-weight="normal" officeooo:rsid="006c8bbe" fo:background-color="transparent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51" style:family="text">
      <style:text-properties fo:color="#000000" loext:opacity="100%" style:text-position="0% 100%" style:font-name="Bitstream Vera Sans5" fo:font-size="10pt"/>
    </style:style>
    <style:style style:name="T152" style:family="text">
      <style:text-properties fo:color="#000000" loext:opacity="100%" style:text-position="0% 100%" style:font-name="Bitstream Vera Sans5" fo:font-size="10pt" officeooo:rsid="00768950"/>
    </style:style>
    <style:style style:name="T153" style:family="text">
      <style:text-properties fo:color="#000000" loext:opacity="100%" style:text-position="0% 100%" style:font-name="Bitstream Vera Sans5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4" style:family="text">
      <style:text-properties fo:color="#000000" loext:opacity="100%" style:text-position="0% 100%" style:font-name="Bitstream Vera Sans5" fo:font-size="10pt" officeooo:rsid="006994d4"/>
    </style:style>
    <style:style style:name="T155" style:family="text">
      <style:text-properties fo:color="#000000" loext:opacity="100%" style:text-position="0% 100%" style:font-name="Bitstream Vera Sans5" fo:font-size="10pt" officeooo:rsid="0079e637"/>
    </style:style>
    <style:style style:name="T156" style:family="text">
      <style:text-properties fo:color="#000000" loext:opacity="100%" style:text-position="0% 100%" style:font-name="Bitstream Vera Sans5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57" style:family="text">
      <style:text-properties fo:color="#000000" loext:opacity="100%" style:text-position="0% 100%" style:font-name="OpenSymbol"/>
    </style:style>
    <style:style style:name="T158" style:family="text">
      <style:text-properties fo:color="#000000" loext:opacity="100%" style:text-position="0% 100%" style:font-name="OpenSymbol" fo:font-size="10pt"/>
    </style:style>
    <style:style style:name="T159" style:family="text">
      <style:text-properties fo:color="#000000" loext:opacity="100%" style:text-position="0% 100%" style:font-name="OpenSymbol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0" style:family="text">
      <style:text-properties fo:color="#000000" loext:opacity="100%" style:text-position="0% 100%" style:font-name="OpenSymbol" fo:font-style="normal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color="#000000" loext:opacity="100%" style:text-position="0% 100%" style:font-name="OpenSymbol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62" style:family="text">
      <style:text-properties fo:color="#000000" loext:opacity="100%" style:text-position="0% 100%" style:font-name="OpenSymbol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63" style:family="text">
      <style:text-properties fo:color="#000000" loext:opacity="100%" style:text-position="0% 100%" style:font-name="OpenSymbol" fo:font-style="normal" style:font-style-asian="normal" style:font-style-complex="normal"/>
    </style:style>
    <style:style style:name="T164" style:family="text">
      <style:text-properties fo:color="#000000" loext:opacity="100%" style:text-position="0% 100%" style:font-name="OpenSymbol" officeooo:rsid="003573c7"/>
    </style:style>
    <style:style style:name="T165" style:family="text">
      <style:text-properties fo:color="#000000" loext:opacity="100%" style:text-position="0% 100%" officeooo:rsid="006c8bbe"/>
    </style:style>
    <style:style style:name="T166" style:family="text">
      <style:text-properties fo:color="#000000" loext:opacity="100%" style:text-position="0% 100%" officeooo:rsid="0072dca0"/>
    </style:style>
    <style:style style:name="T167" style:family="text">
      <style:text-properties fo:color="#000000" loext:opacity="100%" style:text-position="0% 100%" style:text-underline-style="none" fo:font-weight="normal" style:font-weight-asian="normal" style:font-weight-complex="normal"/>
    </style:style>
    <style:style style:name="T168" style:family="text">
      <style:text-properties fo:color="#000000" loext:opacity="100%" style:text-position="0% 100%" style:text-underline-style="none" fo:font-weight="normal" officeooo:rsid="003573c7" style:font-weight-asian="normal" style:font-weight-complex="normal"/>
    </style:style>
    <style:style style:name="T169" style:family="text">
      <style:text-properties fo:color="#000000" loext:opacity="100%" style:text-position="0% 100%" style:text-underline-style="none" officeooo:rsid="004357a6"/>
    </style:style>
    <style:style style:name="T170" style:family="text">
      <style:text-properties fo:color="#000000" loext:opacity="100%" style:text-position="0% 100%" style:text-underline-style="none" officeooo:rsid="009332f2"/>
    </style:style>
    <style:style style:name="T171" style:family="text">
      <style:text-properties fo:color="#000000" loext:opacity="100%" style:text-position="0% 100%" style:font-name="Bitstream Vera Sans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2" style:family="text">
      <style:text-properties fo:color="#000000" loext:opacity="100%" style:text-position="0% 100%" style:font-name="Bitstream Vera Sans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73" style:family="text">
      <style:text-properties fo:color="#000000" loext:opacity="100%" style:text-position="0% 100%" fo:font-weight="normal" officeooo:rsid="00768950" style:font-size-asian="10pt" style:font-style-asian="normal" style:font-weight-asian="normal" style:font-size-complex="10pt" style:font-style-complex="normal" style:font-weight-complex="normal"/>
    </style:style>
    <style:style style:name="T174" style:family="text">
      <style:text-properties fo:color="#000000" loext:opacity="100%" style:text-position="0% 100%" officeooo:rsid="006994d4"/>
    </style:style>
    <style:style style:name="T175" style:family="text">
      <style:text-properties fo:color="#000000" loext:opacity="100%" style:text-position="0% 100%" officeooo:rsid="003573c7"/>
    </style:style>
    <style:style style:name="T176" style:family="text">
      <style:text-properties fo:color="#000000" loext:opacity="100%" style:text-position="0% 100%" fo:letter-spacing="-0.06cm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color="#000000" loext:opacity="100%" style:text-position="0% 100%" style:font-name="Bitstream Vera Sans6" fo:font-size="10pt" officeooo:rsid="008f5ca9"/>
    </style:style>
    <style:style style:name="T178" style:family="text">
      <style:text-properties fo:color="#000000" loext:opacity="100%" style:text-position="0% 100%" style:font-name="Bitstream Vera Sans6" fo:font-size="10pt" style:text-underline-style="none" officeooo:rsid="004357a6"/>
    </style:style>
    <style:style style:name="T179" style:family="text">
      <style:text-properties fo:color="#000000" loext:opacity="100%" style:text-position="0% 100%" style:font-name="Bitstream Vera Sans6" fo:font-size="10pt" style:text-underline-style="none" officeooo:rsid="009332f2"/>
    </style:style>
    <style:style style:name="T180" style:family="text">
      <style:text-properties fo:color="#000000" loext:opacity="100%" style:text-position="0% 100%" style:font-name="Bitstream Vera Sans6" fo:font-size="10pt" style:text-underline-style="none" fo:font-weight="normal" officeooo:rsid="009a356c" fo:background-color="#ffff00" loext:char-shading-value="0" style:font-weight-asian="normal" style:font-weight-complex="normal"/>
    </style:style>
    <style:style style:name="T181" style:family="text">
      <style:text-properties fo:color="#000000" loext:opacity="100%" style:text-position="0% 100%" style:font-name="Bitstream Vera Sans6" fo:font-size="10pt" officeooo:rsid="009a356c" fo:background-color="#ffff00" loext:char-shading-value="0"/>
    </style:style>
    <style:style style:name="T182" style:family="text">
      <style:text-properties fo:color="#000000" loext:opacity="100%" style:text-position="0% 100%" style:font-name="Bitstream Vera Sans6" fo:font-size="10pt" officeooo:rsid="009a356c" fo:background-color="#ffff00" loext:char-shading-value="0" style:font-name-asian="OpenSymbol1" style:font-style-asian="normal" style:font-name-complex="OpenSymbol1" style:font-style-complex="normal"/>
    </style:style>
    <style:style style:name="T183" style:family="text">
      <style:text-properties fo:color="#000000" loext:opacity="100%" style:text-position="0% 100%" style:font-name="Bitstream Vera Sans6" fo:font-size="10pt" officeooo:rsid="009a8251" fo:background-color="#ffff00" loext:char-shading-value="0" style:font-name-asian="OpenSymbol1" style:font-style-asian="normal" style:font-name-complex="OpenSymbol1" style:font-style-complex="normal"/>
    </style:style>
    <style:style style:name="T184" style:family="text">
      <style:text-properties fo:color="#000000" loext:opacity="100%" style:text-position="0% 100%" style:font-name="Bitstream Vera Sans6" fo:font-size="10pt" officeooo:rsid="009add7f" fo:background-color="#ffff00" loext:char-shading-value="0" style:font-name-asian="OpenSymbol1" style:font-style-asian="normal" style:font-name-complex="OpenSymbol1" style:font-style-complex="normal"/>
    </style:style>
    <style:style style:name="T185" style:family="text">
      <style:text-properties fo:color="#000000" loext:opacity="100%" style:text-position="0% 100%" style:font-name="Bitstream Vera Sans6" fo:font-size="10pt" officeooo:rsid="00a089f0" fo:background-color="#ffff00" loext:char-shading-value="0" style:font-name-asian="OpenSymbol1" style:font-style-asian="normal" style:font-name-complex="OpenSymbol1" style:font-style-complex="normal"/>
    </style:style>
    <style:style style:name="T186" style:family="text">
      <style:text-properties fo:color="#000000" loext:opacity="100%" style:text-position="0% 100%" style:font-name="Bitstream Vera Sans6" fo:font-size="10pt" officeooo:rsid="00a15658" fo:background-color="#ffff00" loext:char-shading-value="0" style:font-name-asian="OpenSymbol1" style:font-style-asian="normal" style:font-name-complex="OpenSymbol1" style:font-style-complex="normal"/>
    </style:style>
    <style:style style:name="T187" style:family="text">
      <style:text-properties fo:color="#000000" loext:opacity="100%" style:text-position="0% 100%" style:font-name="Bitstream Vera Sans6" fo:font-size="10pt" officeooo:rsid="00a1e832" fo:background-color="#ffff00" loext:char-shading-value="0" style:font-name-asian="OpenSymbol1" style:font-style-asian="normal" style:font-name-complex="OpenSymbol1" style:font-style-complex="normal"/>
    </style:style>
    <style:style style:name="T188" style:family="text">
      <style:text-properties fo:color="#000000" loext:opacity="100%" style:text-position="0% 100%" style:font-name="Bitstream Vera Sans6" fo:font-size="10pt" officeooo:rsid="009a8251" fo:background-color="#ffff00" loext:char-shading-value="0"/>
    </style:style>
    <style:style style:name="T189" style:family="text">
      <style:text-properties fo:color="#000000" loext:opacity="100%" style:text-position="0% 100%" style:font-name="Bitstream Vera Sans6" fo:font-size="10pt" officeooo:rsid="00a089f0" fo:background-color="#ffff00" loext:char-shading-value="0"/>
    </style:style>
    <style:style style:name="T190" style:family="text">
      <style:text-properties fo:color="#000000" loext:opacity="100%" style:text-position="0% 100%" style:font-name="Bitstream Vera Sans6" fo:font-size="10pt" fo:letter-spacing="normal" style:text-underline-style="none" fo:font-weight="normal" officeooo:rsid="00a089f0" fo:background-color="#ffff00" loext:char-shading-value="0" style:font-weight-asian="normal" style:font-weight-complex="normal"/>
    </style:style>
    <style:style style:name="T191" style:family="text">
      <style:text-properties fo:color="#000000" loext:opacity="100%" style:text-position="0% 100%" officeooo:rsid="009a8251" style:font-name-asian="OpenSymbol1" style:font-style-asian="normal" style:font-name-complex="OpenSymbol1" style:font-style-complex="normal"/>
    </style:style>
    <style:style style:name="T192" style:family="text">
      <style:text-properties fo:color="#000000" loext:opacity="100%" style:text-position="0% 100%" officeooo:rsid="009a8251"/>
    </style:style>
    <style:style style:name="T193" style:family="text">
      <style:text-properties fo:color="#000000" loext:opacity="100%" style:text-position="0% 100%" officeooo:rsid="00a8291e"/>
    </style:style>
    <style:style style:name="T194" style:family="text">
      <style:text-properties fo:color="#000000" loext:opacity="100%" style:text-position="super 58%"/>
    </style:style>
    <style:style style:name="T195" style:family="text">
      <style:text-properties fo:color="#000000" loext:opacity="100%" style:text-position="super 58%" style:font-name="Bitstream Vera Sans5" fo:font-size="10pt"/>
    </style:style>
    <style:style style:name="T196" style:family="text">
      <style:text-properties fo:color="#000000" loext:opacity="100%" style:text-position="super 58%" style:font-name="Bitstream Vera Sans5" fo:font-size="10pt" officeooo:rsid="00768950"/>
    </style:style>
    <style:style style:name="T197" style:family="text">
      <style:text-properties fo:color="#000000" loext:opacity="100%" style:text-position="super 58%" style:font-name="Bitstream Vera Sans5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8" style:family="text">
      <style:text-properties fo:color="#000000" loext:opacity="100%" style:text-position="super 58%" style:font-name="Bitstream Vera Sans5" fo:font-size="10pt" fo:font-style="normal" fo:font-weight="normal" officeooo:rsid="0091117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9" style:family="text">
      <style:text-properties fo:color="#000000" loext:opacity="100%" style:text-position="super 58%" style:font-name="Bitstream Vera Sans5" fo:font-size="10pt" fo:font-style="normal" fo:font-weight="normal" officeooo:rsid="00780bbb"/>
    </style:style>
    <style:style style:name="T200" style:family="text">
      <style:text-properties fo:color="#000000" loext:opacity="100%" style:text-position="super 58%" style:font-name="Bitstream Vera Sans5" fo:font-size="10pt" fo:font-style="normal" fo:font-weight="normal" officeooo:rsid="0084c08e"/>
    </style:style>
    <style:style style:name="T201" style:family="text">
      <style:text-properties fo:color="#000000" loext:opacity="100%" style:text-position="super 58%" style:font-name="Bitstream Vera Sans5" fo:font-size="10pt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02" style:family="text">
      <style:text-properties fo:color="#000000" loext:opacity="100%" style:text-position="super 58%" style:font-name="Bitstream Vera Sans5" fo:font-size="10pt" officeooo:rsid="0065c777"/>
    </style:style>
    <style:style style:name="T203" style:family="text">
      <style:text-properties fo:color="#000000" loext:opacity="100%" style:text-position="super 58%" style:font-name="Bitstream Vera Sans5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204" style:family="text">
      <style:text-properties fo:color="#000000" loext:opacity="100%" style:text-position="super 58%" style:text-underline-style="none" fo:font-weight="normal" style:font-weight-asian="normal" style:font-weight-complex="normal"/>
    </style:style>
    <style:style style:name="T205" style:family="text">
      <style:text-properties fo:color="#000000" loext:opacity="100%" style:text-position="super 58%" officeooo:rsid="003573c7"/>
    </style:style>
    <style:style style:name="T206" style:family="text">
      <style:text-properties fo:color="#000000" loext:opacity="100%" style:text-position="super 58%" style:font-name="Bitstream Vera Sans2" fo:font-size="10pt" fo:font-style="normal" style:text-underline-style="none" fo:font-weight="normal" officeooo:rsid="006c8bbe" fo:background-color="transparent" loext:char-shading-value="0" style:font-weight-asian="normal" style:font-weight-complex="normal"/>
    </style:style>
    <style:style style:name="T207" style:family="text">
      <style:text-properties fo:color="#000000" loext:opacity="100%" style:text-position="super 58%" style:font-name="Bitstream Vera Sans2" style:text-underline-style="none" fo:font-weight="normal" style:font-weight-asian="normal" style:font-weight-complex="normal"/>
    </style:style>
    <style:style style:name="T208" style:family="text">
      <style:text-properties fo:color="#000000" loext:opacity="100%" style:text-position="super 58%" style:font-name="Bitstream Vera Sans2" style:text-underline-style="none" fo:font-weight="normal" officeooo:rsid="006c8bbe" style:font-weight-asian="normal" style:font-weight-complex="normal"/>
    </style:style>
    <style:style style:name="T209" style:family="text">
      <style:text-properties fo:color="#000000" loext:opacity="100%" style:text-position="super 58%" style:font-name="Bitstream Vera Sans2" style:text-underline-style="none" fo:font-weight="normal" fo:background-color="#ffff00" loext:char-shading-value="0" style:font-weight-asian="normal" style:font-weight-complex="normal"/>
    </style:style>
    <style:style style:name="T210" style:family="text">
      <style:text-properties fo:color="#000000" loext:opacity="100%" style:text-position="super 58%" style:font-name="Bitstream Vera Sans2" style:text-underline-style="none" fo:font-weight="normal" officeooo:rsid="006c8bbe" fo:background-color="transparent" loext:char-shading-value="0" style:font-weight-asian="normal" style:font-weight-complex="normal"/>
    </style:style>
    <style:style style:name="T211" style:family="text">
      <style:text-properties fo:color="#000000" loext:opacity="100%" style:text-position="super 58%" style:font-name="Bitstream Vera Sans2" style:text-underline-style="none" fo:font-weight="normal" officeooo:rsid="006c8bbe" fo:background-color="transparent" loext:char-shading-value="0" style:font-size-asian="10pt" style:font-weight-asian="normal" style:font-size-complex="10pt" style:font-weight-complex="normal"/>
    </style:style>
    <style:style style:name="T212" style:family="text">
      <style:text-properties fo:color="#000000" loext:opacity="100%" style:text-position="super 58%" style:font-name="Bitstream Vera Sans2" style:text-underline-style="none" fo:font-weight="normal" officeooo:rsid="006c8bbe" style:font-style-asian="normal" style:font-weight-asian="normal" style:font-style-complex="normal" style:font-weight-complex="normal"/>
    </style:style>
    <style:style style:name="T213" style:family="text">
      <style:text-properties fo:color="#000000" loext:opacity="100%" style:text-position="super 58%" style:font-name="Bitstream Vera Sans2" fo:letter-spacing="-0.06cm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fo:color="#000000" loext:opacity="100%" style:text-position="super 58%" style:font-name="OpenSymbol3" fo:font-size="10pt" fo:font-style="normal" style:text-underline-style="none" fo:font-weight="normal" officeooo:rsid="004c26f5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15" style:family="text">
      <style:text-properties fo:color="#000000" loext:opacity="100%" style:text-position="super 58%" style:font-name="Bitstream Vera Sans6" fo:font-size="10pt" officeooo:rsid="009a356c" fo:background-color="#ffff00" loext:char-shading-value="0"/>
    </style:style>
    <style:style style:name="T216" style:family="text">
      <style:text-properties fo:color="#000000" loext:opacity="100%" style:text-position="super 58%" style:font-name="Bitstream Vera Sans6" fo:font-size="10pt" officeooo:rsid="009a356c" fo:background-color="#ffff00" loext:char-shading-value="0" style:font-name-asian="OpenSymbol1" style:font-style-asian="normal" style:font-name-complex="OpenSymbol1" style:font-style-complex="normal"/>
    </style:style>
    <style:style style:name="T217" style:family="text">
      <style:text-properties fo:color="#000000" loext:opacity="100%" style:text-position="super 58%" style:font-name="Bitstream Vera Sans6" fo:font-size="10pt" officeooo:rsid="009a8251" fo:background-color="#ffff00" loext:char-shading-value="0" style:font-name-asian="OpenSymbol1" style:font-style-asian="normal" style:font-name-complex="OpenSymbol1" style:font-style-complex="normal"/>
    </style:style>
    <style:style style:name="T218" style:family="text">
      <style:text-properties fo:color="#000000" loext:opacity="100%" style:text-position="super 58%" style:font-name="Bitstream Vera Sans6" fo:font-size="10pt" officeooo:rsid="009add7f" fo:background-color="#ffff00" loext:char-shading-value="0" style:font-name-asian="OpenSymbol1" style:font-style-asian="normal" style:font-name-complex="OpenSymbol1" style:font-style-complex="normal"/>
    </style:style>
    <style:style style:name="T219" style:family="text">
      <style:text-properties fo:color="#000000" loext:opacity="100%" style:text-position="super 58%" style:font-name="Bitstream Vera Sans6" fo:font-size="10pt" officeooo:rsid="00a15658" fo:background-color="#ffff00" loext:char-shading-value="0" style:font-name-asian="OpenSymbol1" style:font-style-asian="normal" style:font-name-complex="OpenSymbol1" style:font-style-complex="normal"/>
    </style:style>
    <style:style style:name="T220" style:family="text">
      <style:text-properties fo:color="#000000" loext:opacity="100%" style:text-position="super 58%" style:font-name="Bitstream Vera Sans6" fo:font-size="10pt" officeooo:rsid="00a1e832" fo:background-color="#ffff00" loext:char-shading-value="0" style:font-name-asian="OpenSymbol1" style:font-style-asian="normal" style:font-name-complex="OpenSymbol1" style:font-style-complex="normal"/>
    </style:style>
    <style:style style:name="T221" style:family="text">
      <style:text-properties fo:color="#000000" loext:opacity="100%" style:text-position="super 58%" style:font-name="Bitstream Vera Sans6" fo:font-size="10pt" style:text-underline-style="none" fo:font-weight="normal" officeooo:rsid="009a356c" fo:background-color="#ffff00" loext:char-shading-value="0" style:font-weight-asian="normal" style:font-weight-complex="normal"/>
    </style:style>
    <style:style style:name="T222" style:family="text">
      <style:text-properties fo:color="#000000" loext:opacity="100%" style:text-position="super 58%" style:font-name="Bitstream Vera Sans6" fo:font-size="10pt" fo:letter-spacing="normal" style:text-underline-style="none" fo:font-weight="normal" officeooo:rsid="00a089f0" fo:background-color="#ffff00" loext:char-shading-value="0" style:font-weight-asian="normal" style:font-weight-complex="normal"/>
    </style:style>
    <style:style style:name="T223" style:family="text">
      <style:text-properties fo:color="#000000" loext:opacity="100%" style:text-position="super 58%" style:font-name="Bitstream Vera Sans6" fo:font-size="10pt" fo:letter-spacing="normal" style:text-underline-style="none" fo:font-weight="normal" officeooo:rsid="00a089f0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224" style:family="text">
      <style:text-properties fo:color="#000000" loext:opacity="100%" officeooo:rsid="0074c21b"/>
    </style:style>
    <style:style style:name="T225" style:family="text">
      <style:text-properties fo:color="#000000" loext:opacity="100%" style:font-name="OpenSymbol"/>
    </style:style>
    <style:style style:name="T226" style:family="text">
      <style:text-properties fo:color="#000000" loext:opacity="100%" style:font-name="OpenSymbol" fo:font-style="normal" style:font-style-asian="normal" style:font-style-complex="normal"/>
    </style:style>
    <style:style style:name="T227" style:family="text">
      <style:text-properties fo:color="#000000" loext:opacity="100%" style:font-name="Bitstream Vera Sans2" officeooo:rsid="0074c21b"/>
    </style:style>
    <style:style style:name="T228" style:family="text">
      <style:text-properties fo:color="#000000" loext:opacity="100%" style:font-name="Bitstream Vera Sans2" fo:font-style="normal" style:font-style-asian="normal" style:font-style-complex="normal"/>
    </style:style>
    <style:style style:name="T229" style:family="text">
      <style:text-properties fo:color="#000000" loext:opacity="100%" style:font-name="Bitstream Vera Sans2" style:text-underline-style="none" fo:font-weight="normal" style:font-weight-asian="normal" style:font-weight-complex="normal"/>
    </style:style>
    <style:style style:name="T230" style:family="text">
      <style:text-properties fo:color="#000000" loext:opacity="100%" style:text-underline-style="none" fo:font-weight="normal" style:font-weight-asian="normal" style:font-weight-complex="normal"/>
    </style:style>
    <style:style style:name="T231" style:family="text">
      <style:text-properties fo:color="#000000" loext:opacity="100%" style:font-name="Bitstream Vera Sans6" fo:font-size="10pt" officeooo:rsid="00a5aa33"/>
    </style:style>
    <style:style style:name="T232" style:family="text">
      <style:text-properties style:font-name="OpenSymbol"/>
    </style:style>
    <style:style style:name="T233" style:family="text">
      <style:text-properties style:font-name="OpenSymbol" fo:font-style="normal" style:font-style-asian="normal" style:font-style-complex="normal"/>
    </style:style>
    <style:style style:name="T234" style:family="text">
      <style:text-properties style:font-name="OpenSymbol" fo:font-style="normal" officeooo:rsid="006c8bbe" style:font-style-asian="normal" style:font-style-complex="normal"/>
    </style:style>
    <style:style style:name="T235" style:family="text">
      <style:text-properties officeooo:rsid="0028d8f1"/>
    </style:style>
    <style:style style:name="T236" style:family="text">
      <style:text-properties officeooo:rsid="0065c777"/>
    </style:style>
    <style:style style:name="T237" style:family="text">
      <style:text-properties style:font-name="Bitstream Vera Sans2"/>
    </style:style>
    <style:style style:name="T238" style:family="text">
      <style:text-properties style:font-name="Bitstream Vera Sans2" fo:font-style="normal" style:font-style-asian="normal" style:font-style-complex="normal"/>
    </style:style>
    <style:style style:name="T239" style:family="text">
      <style:text-properties style:font-name="Bitstream Vera Sans2" fo:font-style="normal" style:text-underline-style="none" fo:font-weight="normal" style:font-style-asian="normal" style:font-weight-asian="normal" style:font-style-complex="normal" style:font-weight-complex="normal"/>
    </style:style>
    <style:style style:name="T240" style:family="text">
      <style:text-properties style:font-name="Bitstream Vera Sans2" style:text-underline-style="none" fo:font-weight="normal" style:font-weight-asian="normal" style:font-weight-complex="normal"/>
    </style:style>
    <style:style style:name="T241" style:family="text">
      <style:text-properties style:text-underline-style="none" fo:font-weight="normal" style:font-weight-asian="normal" style:font-weight-complex="normal"/>
    </style:style>
    <style:style style:name="T242" style:family="text">
      <style:text-properties style:text-underline-style="none" officeooo:rsid="0033deb2"/>
    </style:style>
    <style:style style:name="T243" style:family="text">
      <style:text-properties style:font-name="Times New Roman3" fo:font-size="12pt" style:font-size-asian="12pt" style:font-size-complex="12pt"/>
    </style:style>
    <style:style style:name="T244" style:family="text">
      <style:text-properties fo:letter-spacing="-0.007cm"/>
    </style:style>
    <style:style style:name="T245" style:family="text">
      <style:text-properties fo:letter-spacing="-0.007cm" style:text-underline-style="none" officeooo:rsid="0033deb2"/>
    </style:style>
    <style:style style:name="T246" style:family="text">
      <style:text-properties fo:letter-spacing="-0.007cm" style:text-underline-style="none" officeooo:rsid="0033cf9c"/>
    </style:style>
    <style:style style:name="T247" style:family="text">
      <style:text-properties fo:color="#dddddd" loext:opacity="100%" style:text-position="0% 100%" style:font-name="Bitstream Vera Sans5" fo:font-size="10pt"/>
    </style:style>
    <style:style style:name="T248" style:family="text">
      <style:text-properties fo:color="#dddddd" loext:opacity="100%" style:text-position="0% 100%" style:font-name="Bitstream Vera Sans5" fo:font-size="10pt" officeooo:rsid="0065c777"/>
    </style:style>
    <style:style style:name="T249" style:family="text">
      <style:text-properties officeooo:rsid="0046e3e9"/>
    </style:style>
    <style:style style:name="T250" style:family="text">
      <style:text-properties officeooo:rsid="006994d4"/>
    </style:style>
    <style:style style:name="T251" style:family="text">
      <style:text-properties officeooo:rsid="006c8bbe"/>
    </style:style>
    <style:style style:name="T252" style:family="text">
      <style:text-properties officeooo:rsid="0033deb2"/>
    </style:style>
    <style:style style:name="T253" style:family="text">
      <style:text-properties officeooo:rsid="00768950"/>
    </style:style>
    <style:style style:name="T254" style:family="text">
      <style:text-properties style:font-name="Bitstream Vera Sans5" fo:font-size="10pt"/>
    </style:style>
    <style:style style:name="T255" style:family="text">
      <style:text-properties style:font-name="Bitstream Vera Sans5" fo:font-size="10pt" officeooo:rsid="00780bbb"/>
    </style:style>
    <style:style style:name="T256" style:family="text">
      <style:text-properties style:font-name="Bitstream Vera Sans5" officeooo:rsid="009332f2" style:font-name-asian="SimSun" style:font-name-complex="Lucida Sans"/>
    </style:style>
    <style:style style:name="T257" style:family="text">
      <style:text-properties officeooo:rsid="0079e637"/>
    </style:style>
    <style:style style:name="T258" style:family="text">
      <style:text-properties fo:letter-spacing="normal"/>
    </style:style>
    <style:style style:name="T259" style:family="text">
      <style:text-properties fo:letter-spacing="-0.011cm"/>
    </style:style>
    <style:style style:name="T260" style:family="text">
      <style:text-properties fo:letter-spacing="-0.014cm"/>
    </style:style>
    <style:style style:name="T261" style:family="text">
      <style:text-properties officeooo:rsid="009332f2"/>
    </style:style>
    <style:style style:name="T262" style:family="text">
      <style:text-properties style:font-name="Adobe Caslon Pro Bold" officeooo:rsid="009332f2" style:font-name-asian="Adobe Caslon Pro Bold" style:font-name-complex="Adobe Caslon Pro Bold"/>
    </style:style>
    <style:style style:name="T263" style:family="text">
      <style:text-properties style:use-window-font-color="true" loext:opacity="0%"/>
    </style:style>
    <style:style style:name="T264" style:family="text">
      <style:text-properties style:use-window-font-color="true" loext:opacity="0%" style:text-position="super 58%"/>
    </style:style>
    <style:style style:name="T265" style:family="text">
      <style:text-properties style:use-window-font-color="true" loext:opacity="0%" style:text-position="super 58%" officeooo:rsid="00993c20"/>
    </style:style>
    <style:style style:name="T266" style:family="text">
      <style:text-properties style:use-window-font-color="true" loext:opacity="0%" style:text-position="super 58%" style:font-name="Bitstream Vera Sans6" fo:font-size="10pt" officeooo:rsid="009a356c" fo:background-color="#ffff00" loext:char-shading-value="0" style:font-name-asian="OpenSymbol1" style:font-style-asian="normal" style:font-name-complex="OpenSymbol1" style:font-style-complex="normal"/>
    </style:style>
    <style:style style:name="T267" style:family="text">
      <style:text-properties style:use-window-font-color="true" loext:opacity="0%" style:text-position="super 58%" style:font-name="Bitstream Vera Sans6" fo:font-size="10pt" officeooo:rsid="009a8251" fo:background-color="#ffff00" loext:char-shading-value="0" style:font-name-asian="OpenSymbol1" style:font-style-asian="normal" style:font-name-complex="OpenSymbol1" style:font-style-complex="normal"/>
    </style:style>
    <style:style style:name="T268" style:family="text">
      <style:text-properties style:use-window-font-color="true" loext:opacity="0%" style:text-position="super 58%" style:font-name="Bitstream Vera Sans6" fo:font-size="10pt" fo:font-style="normal" style:text-underline-style="none" fo:font-weight="normal" officeooo:rsid="00a25a42" fo:background-color="#ffff00" loext:char-shading-value="0" style:font-weight-asian="normal" style:font-weight-complex="normal"/>
    </style:style>
    <style:style style:name="T269" style:family="text">
      <style:text-properties style:use-window-font-color="true" loext:opacity="0%" style:text-position="super 58%" style:font-name="Bitstream Vera Sans6" fo:font-size="10pt" fo:font-style="normal" style:text-underline-style="none" fo:font-weight="normal" officeooo:rsid="00a8291e" fo:background-color="#ffff00" loext:char-shading-value="0" style:font-weight-asian="normal" style:font-weight-complex="normal"/>
    </style:style>
    <style:style style:name="T270" style:family="text">
      <style:text-properties style:use-window-font-color="true" loext:opacity="0%" style:text-position="super 58%" style:font-name="Bitstream Vera Sans6" fo:font-size="10pt" fo:font-style="normal" fo:font-weight="normal" fo:background-color="#ffff00" loext:char-shading-value="0" style:font-weight-asian="normal" style:font-weight-complex="normal"/>
    </style:style>
    <style:style style:name="T271" style:family="text">
      <style:text-properties style:use-window-font-color="true" loext:opacity="0%" style:text-position="super 58%" style:font-name="Bitstream Vera Sans2" officeooo:rsid="006c8bbe"/>
    </style:style>
    <style:style style:name="T272" style:family="text">
      <style:text-properties style:use-window-font-color="true" loext:opacity="0%" style:text-position="super 58%" style:font-name="Bitstream Vera Sans2" style:text-underline-style="none" fo:font-weight="normal" style:font-style-asian="normal" style:font-weight-asian="normal" style:font-style-complex="normal" style:font-weight-complex="normal"/>
    </style:style>
    <style:style style:name="T273" style:family="text">
      <style:text-properties style:use-window-font-color="true" loext:opacity="0%" style:text-position="super 58%" style:font-name="Bitstream Vera Sans2" style:text-underline-style="none" fo:font-weight="normal" style:font-weight-asian="normal" style:font-weight-complex="normal"/>
    </style:style>
    <style:style style:name="T274" style:family="text">
      <style:text-properties style:use-window-font-color="true" loext:opacity="0%" style:text-position="super 58%" style:font-name="Bitstream Vera Sans2" style:text-underline-style="none" fo:font-weight="normal" fo:background-color="transparent" loext:char-shading-value="0" style:font-weight-asian="normal" style:font-weight-complex="normal"/>
    </style:style>
    <style:style style:name="T275" style:family="text">
      <style:text-properties style:use-window-font-color="true" loext:opacity="0%" style:text-position="super 58%" style:font-name="Bitstream Vera Sans2" style:text-underline-style="none" fo:font-weight="normal" officeooo:rsid="006c8bbe" fo:background-color="transparent" loext:char-shading-value="0" style:font-weight-asian="normal" style:font-weight-complex="normal"/>
    </style:style>
    <style:style style:name="T276" style:family="text">
      <style:text-properties style:use-window-font-color="true" loext:opacity="0%" style:text-position="super 58%" style:font-name="Bitstream Vera Sans2" style:text-underline-style="none" fo:font-weight="normal" fo:background-color="transparent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277" style:family="text">
      <style:text-properties style:use-window-font-color="true" loext:opacity="0%" style:text-position="super 58%" style:font-name="Bitstream Vera Sans2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style:use-window-font-color="true" loext:opacity="0%" style:text-position="super 58%" style:font-name="Bitstream Vera Sans2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9" style:family="text">
      <style:text-properties style:use-window-font-color="true" loext:opacity="0%" style:text-position="super 58%" style:font-name="Bitstream Vera Sans2" fo:font-size="10pt" fo:font-style="normal" style:text-underline-style="none" fo:font-weight="normal" officeooo:rsid="00a8291e" fo:background-color="#ffff00" loext:char-shading-value="0" style:font-style-asian="normal" style:font-weight-asian="normal" style:font-style-complex="normal" style:font-weight-complex="normal"/>
    </style:style>
    <style:style style:name="T280" style:family="text">
      <style:text-properties style:use-window-font-color="true" loext:opacity="0%" style:text-position="super 58%" style:font-name="Bitstream Vera Sans2" fo:font-size="10pt" officeooo:rsid="00a8291e" fo:background-color="#ffff00" loext:char-shading-value="0"/>
    </style:style>
    <style:style style:name="T281" style:family="text">
      <style:text-properties style:use-window-font-color="true" loext:opacity="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82" style:family="text">
      <style:text-properties style:use-window-font-color="true" loext:opacity="0%" style:text-position="super 58%" fo:font-style="normal" style:text-underline-style="none" fo:font-weight="normal" style:font-weight-asian="normal" style:font-weight-complex="normal"/>
    </style:style>
    <style:style style:name="T283" style:family="text">
      <style:text-properties style:use-window-font-color="true" loext:opacity="0%" style:text-position="super 58%" fo:font-style="normal" style:text-underline-style="none" fo:font-weight="normal" officeooo:rsid="003573c7" style:font-weight-asian="normal" style:font-weight-complex="normal"/>
    </style:style>
    <style:style style:name="T284" style:family="text">
      <style:text-properties style:use-window-font-color="true" loext:opacity="0%" style:text-position="super 58%" fo:font-style="normal" fo:font-weight="normal" officeooo:rsid="003573c7" style:font-weight-asian="normal" style:font-weight-complex="normal"/>
    </style:style>
    <style:style style:name="T285" style:family="text">
      <style:text-properties style:use-window-font-color="true" loext:opacity="0%" style:text-position="super 58%" fo:background-color="#ffff00" loext:char-shading-value="0"/>
    </style:style>
    <style:style style:name="T286" style:family="text">
      <style:text-properties style:use-window-font-color="true" loext:opacity="0%" style:text-position="super 58%" fo:background-color="transparent" loext:char-shading-value="0"/>
    </style:style>
    <style:style style:name="T287" style:family="text">
      <style:text-properties style:use-window-font-color="true" loext:opacity="0%" style:text-position="super 58%" style:text-underline-style="none" fo:font-weight="normal" style:font-weight-asian="normal" style:font-weight-complex="normal"/>
    </style:style>
    <style:style style:name="T288" style:family="text">
      <style:text-properties style:use-window-font-color="true" loext:opacity="0%" style:text-position="super 58%" style:text-underline-style="none" fo:font-weight="normal" officeooo:rsid="003573c7" style:font-weight-asian="normal" style:font-weight-complex="normal"/>
    </style:style>
    <style:style style:name="T289" style:family="text">
      <style:text-properties style:use-window-font-color="true" loext:opacity="0%" style:text-position="super 58%" style:text-underline-style="none" fo:font-weight="normal" officeooo:rsid="00a24823" style:font-weight-asian="normal" style:font-weight-complex="normal"/>
    </style:style>
    <style:style style:name="T290" style:family="text">
      <style:text-properties style:use-window-font-color="true" loext:opacity="0%" style:text-position="0% 100%"/>
    </style:style>
    <style:style style:name="T291" style:family="text">
      <style:text-properties style:use-window-font-color="true" loext:opacity="0%" style:text-position="0% 100%" style:font-name="Bitstream Vera Sans2" fo:letter-spacing="normal" fo:font-style="normal" style:text-underline-style="none" fo:font-weight="normal" officeooo:rsid="0028d8f1" fo:background-color="#ffff00" loext:char-shading-value="0" style:font-style-asian="normal" style:font-weight-asian="normal" style:font-style-complex="normal" style:font-weight-complex="normal"/>
    </style:style>
    <style:style style:name="T292" style:family="text">
      <style:text-properties style:use-window-font-color="true" loext:opacity="0%" style:text-position="0% 100%" style:font-name="Bitstream Vera Sans2" fo:font-size="10pt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293" style:family="text">
      <style:text-properties style:use-window-font-color="true" loext:opacity="0%" style:text-position="0% 100%" style:font-name="Bitstream Vera Sans2" style:text-underline-style="none" fo:font-weight="normal" style:font-weight-asian="normal" style:font-weight-complex="normal"/>
    </style:style>
    <style:style style:name="T294" style:family="text">
      <style:text-properties style:use-window-font-color="true" loext:opacity="0%" style:text-position="0% 100%" style:font-name="Bitstream Vera Sans2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95" style:family="text">
      <style:text-properties style:use-window-font-color="true" loext:opacity="0%" style:text-position="0% 100%" style:font-name="Bitstream Vera Sans2" fo:font-style="normal" style:font-style-asian="normal" style:font-style-complex="normal"/>
    </style:style>
    <style:style style:name="T296" style:family="text">
      <style:text-properties style:use-window-font-color="true" loext:opacity="0%" style:text-position="0% 100%" style:font-name="Bitstream Vera Sans2" fo:font-style="normal" style:font-name-asian="OpenSymbol1" style:font-style-asian="normal" style:font-name-complex="OpenSymbol1" style:font-style-complex="normal"/>
    </style:style>
    <style:style style:name="T297" style:family="text">
      <style:text-properties style:use-window-font-color="true" loext:opacity="0%" style:text-position="0% 100%" officeooo:rsid="009a8251"/>
    </style:style>
    <style:style style:name="T298" style:family="text">
      <style:text-properties style:use-window-font-color="true" loext:opacity="0%" style:text-position="0% 100%" style:font-name-asian="OpenSymbol1" style:font-style-asian="normal" style:font-name-complex="OpenSymbol1" style:font-style-complex="normal"/>
    </style:style>
    <style:style style:name="T299" style:family="text">
      <style:text-properties style:use-window-font-color="true" loext:opacity="0%" style:text-position="0% 100%" officeooo:rsid="006994d4" style:font-name-asian="OpenSymbol1" style:font-style-asian="normal" style:font-name-complex="OpenSymbol1" style:font-style-complex="normal"/>
    </style:style>
    <style:style style:name="T300" style:family="text">
      <style:text-properties style:use-window-font-color="true" loext:opacity="0%" style:text-position="0% 100%" style:font-name="Bitstream Vera Sans6" fo:font-size="10pt" officeooo:rsid="009a8251" fo:background-color="#ffff00" loext:char-shading-value="0" style:font-name-asian="OpenSymbol1" style:font-style-asian="normal" style:font-name-complex="OpenSymbol1" style:font-style-complex="normal"/>
    </style:style>
    <style:style style:name="T301" style:family="text">
      <style:text-properties style:use-window-font-color="true" loext:opacity="0%" style:text-position="0% 100%" style:font-name="Bitstream Vera Sans6" fo:font-size="10pt" officeooo:rsid="009a8251" fo:background-color="#ffff00" loext:char-shading-value="0"/>
    </style:style>
    <style:style style:name="T302" style:family="text">
      <style:text-properties style:use-window-font-color="true" loext:opacity="0%" style:text-position="0% 100%" style:font-name="Bitstream Vera Sans6" fo:font-size="10pt" officeooo:rsid="00a25a42" fo:background-color="#ffff00" loext:char-shading-value="0"/>
    </style:style>
    <style:style style:name="T303" style:family="text">
      <style:text-properties style:use-window-font-color="true" loext:opacity="0%" style:text-position="0% 100%" style:font-name="Bitstream Vera Sans6" fo:font-size="10pt" fo:font-style="normal" style:text-underline-style="none" fo:font-weight="normal" officeooo:rsid="006c8bbe" fo:background-color="#ffff00" loext:char-shading-value="0" style:font-style-asian="normal" style:font-weight-asian="normal" style:font-style-complex="normal" style:font-weight-complex="normal"/>
    </style:style>
    <style:style style:name="T304" style:family="text">
      <style:text-properties style:use-window-font-color="true" loext:opacity="0%" style:text-position="0% 100%" style:font-name="Bitstream Vera Sans6" fo:font-size="10pt" fo:font-style="normal" style:text-underline-style="none" officeooo:rsid="00a25a42" fo:background-color="#ffff00" loext:char-shading-value="0"/>
    </style:style>
    <style:style style:name="T305" style:family="text">
      <style:text-properties style:use-window-font-color="true" loext:opacity="0%" style:text-position="0% 100%" style:font-name="OpenSymbol3" fo:font-size="10pt" fo:font-style="normal" style:text-underline-style="none" fo:font-weight="normal" officeooo:rsid="006c8bbe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306" style:family="text">
      <style:text-properties style:use-window-font-color="true" loext:opacity="0%" style:text-position="0% 100%" style:font-name="OpenSymbol" fo:font-style="normal" style:font-style-asian="normal" style:font-style-complex="normal"/>
    </style:style>
    <style:style style:name="T307" style:family="text">
      <style:text-properties style:use-window-font-color="true" loext:opacity="0%" style:text-position="0% 100%" style:font-name="OpenSymbol" fo:font-style="normal" style:font-name-asian="OpenSymbol1" style:font-style-asian="normal" style:font-name-complex="OpenSymbol1" style:font-style-complex="normal"/>
    </style:style>
    <style:style style:name="T308" style:family="text">
      <style:text-properties style:use-window-font-color="true" loext:opacity="0%" style:text-position="0% 100%" fo:background-color="#ffff00" loext:char-shading-value="0"/>
    </style:style>
    <style:style style:name="T309" style:family="text">
      <style:text-properties style:use-window-font-color="true" loext:opacity="0%" style:text-position="0% 100%" style:text-underline-style="none" fo:font-weight="normal" style:font-weight-asian="normal" style:font-weight-complex="normal"/>
    </style:style>
    <style:style style:name="T310" style:family="text">
      <style:text-properties style:use-window-font-color="true" loext:opacity="0%" style:text-position="0% 100%" style:text-underline-style="none" fo:font-weight="normal" officeooo:rsid="003573c7" style:font-weight-asian="normal" style:font-weight-complex="normal"/>
    </style:style>
    <style:style style:name="T311" style:family="text">
      <style:text-properties style:use-window-font-color="true" loext:opacity="0%" style:text-position="0% 100%" style:text-underline-style="none" fo:font-weight="normal" officeooo:rsid="003573c7" style:font-name-asian="OpenSymbol3" style:font-weight-asian="normal" style:font-name-complex="OpenSymbol3" style:font-weight-complex="normal"/>
    </style:style>
    <style:style style:name="T312" style:family="text">
      <style:text-properties style:use-window-font-color="true" loext:opacity="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13" style:family="text">
      <style:text-properties style:use-window-font-color="true" loext:opacity="0%" style:text-position="0% 100%" fo:font-style="normal" style:text-underline-style="none" fo:font-weight="normal" officeooo:rsid="003573c7" style:font-style-asian="normal" style:font-weight-asian="normal" style:font-style-complex="normal" style:font-weight-complex="normal"/>
    </style:style>
    <style:style style:name="T314" style:family="text">
      <style:text-properties style:use-window-font-color="true" loext:opacity="0%" style:text-position="0% 100%" fo:font-style="normal" style:text-underline-style="none" fo:font-weight="normal" officeooo:rsid="003573c7" style:font-weight-asian="normal" style:font-weight-complex="normal"/>
    </style:style>
    <style:style style:name="T315" style:family="text">
      <style:text-properties style:use-window-font-color="true" loext:opacity="0%" style:text-position="0% 100%" style:font-name-asian="OpenSymbol3" style:font-name-complex="OpenSymbol3"/>
    </style:style>
    <style:style style:name="T316" style:family="text">
      <style:text-properties style:use-window-font-color="true" loext:opacity="0%" style:text-position="0% 100%" officeooo:rsid="00a25a42"/>
    </style:style>
    <style:style style:name="T317" style:family="text">
      <style:text-properties style:use-window-font-color="true" loext:opacity="0%" style:font-name="OpenSymbol" fo:font-style="normal" style:font-style-asian="normal" style:font-style-complex="normal"/>
    </style:style>
    <style:style style:name="T318" style:family="text">
      <style:text-properties style:use-window-font-color="true" loext:opacity="0%" style:font-name="OpenSymbol" fo:background-color="#ffff00" loext:char-shading-value="0"/>
    </style:style>
    <style:style style:name="T319" style:family="text">
      <style:text-properties style:use-window-font-color="true" loext:opacity="0%" style:font-name="Bitstream Vera Sans2" fo:font-style="normal" style:font-style-asian="normal" style:font-style-complex="normal"/>
    </style:style>
    <style:style style:name="T320" style:family="text">
      <style:text-properties style:use-window-font-color="true" loext:opacity="0%" style:font-name="Bitstream Vera Sans2" style:text-underline-style="none" fo:font-weight="normal" style:font-weight-asian="normal" style:font-weight-complex="normal"/>
    </style:style>
    <style:style style:name="T321" style:family="text">
      <style:text-properties style:use-window-font-color="true" loext:opacity="0%" fo:background-color="#ffff00" loext:char-shading-value="0"/>
    </style:style>
    <style:style style:name="T322" style:family="text">
      <style:text-properties style:use-window-font-color="true" loext:opacity="0%" style:font-name="Bitstream Vera Sans6" fo:font-size="10pt" fo:font-style="normal" fo:background-color="#ffff00" loext:char-shading-value="0"/>
    </style:style>
    <style:style style:name="T323" style:family="text">
      <style:text-properties style:use-window-font-color="true" loext:opacity="0%" style:font-name="Bitstream Vera Sans6" fo:font-size="10pt" fo:font-style="normal" fo:font-weight="normal" fo:background-color="#ffff00" loext:char-shading-value="0" style:font-weight-asian="normal" style:font-weight-complex="normal"/>
    </style:style>
    <style:style style:name="T324" style:family="text">
      <style:text-properties style:use-window-font-color="true" loext:opacity="0%" fo:font-style="normal"/>
    </style:style>
    <style:style style:name="T325" style:family="text">
      <style:text-properties style:use-window-font-color="true" loext:opacity="0%" fo:font-style="normal" style:text-underline-style="none"/>
    </style:style>
    <style:style style:name="T326" style:family="text">
      <style:text-properties style:use-window-font-color="true" loext:opacity="0%" fo:font-style="normal" fo:font-weight="normal" officeooo:rsid="003573c7" style:font-style-asian="normal" style:font-weight-asian="normal" style:font-style-complex="normal" style:font-weight-complex="normal"/>
    </style:style>
    <style:style style:name="T327" style:family="text">
      <style:text-properties style:use-window-font-color="true" loext:opacity="0%" fo:font-style="normal" fo:font-weight="normal" officeooo:rsid="003573c7" style:font-weight-asian="normal" style:font-weight-complex="normal"/>
    </style:style>
    <style:style style:name="T328" style:family="text">
      <style:text-properties fo:color="#c9211e" loext:opacity="100%" style:text-position="0% 100%" fo:font-style="italic" fo:font-weight="bold" officeooo:rsid="00a92714" fo:background-color="transparent" loext:char-shading-value="0" style:font-style-asian="italic" style:font-weight-asian="bold" style:font-style-complex="italic" style:font-weight-complex="bold"/>
    </style:style>
    <style:style style:name="T329" style:family="text">
      <style:text-properties fo:color="#c9211e" loext:opacity="100%" style:text-position="0% 100%" fo:font-weight="bold" officeooo:rsid="00a92714" fo:background-color="transparent" loext:char-shading-value="0" style:font-weight-asian="bold" style:font-weight-complex="bold"/>
    </style:style>
    <style:style style:name="T330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33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vg:stroke-width="0.101cm" svg:stroke-color="#ff0000" draw:fill="solid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3802b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g text:anchor-type="paragraph" draw:z-index="18" draw:name="Forme5" draw:style-name="gr2"><draw:custom-shape draw:style-name="gr3" draw:text-style-name="P99" svg:width="3.964cm" svg:height="0.641cm" draw:transform="skewX (0.00279252680319092) rotate (0.0872664625997165) translate (-0.370416666666667cm -0.0934861111111111cm)"><text:p text:style-name="P98"><text:span text:style-name="T33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2"><draw:text-box fo:min-height="2.743cm"><text:section text:style-name="Sect1" text:name="Section8"><text:p text:style-name="P19"/><text:list xml:id="list1244454199" text:style-name="_5f_Numérotation_20_des_20_exercices_20_livrets"><text:list-header><text:p text:style-name="P70">Écris <text:span text:style-name="_5f_variable"><text:span text:style-name="T9">chaque nombre en notation scientifique</text:span></text:span><text:span text:style-name="T8">.</text:span></text:p></text:list-header></text:list><text:section text:style-name="Sect2" text:name="Section1"><text:list xml:id="list3005332088" text:style-name="liste_5f_abc"><text:list-item><text:p text:style-name="P74">35 700 000</text:p></text:list-item><text:list-item><text:p text:style-name="P74">0,000 084</text:p></text:list-item><text:list-item><text:p text:style-name="P71"><text:span text:style-name="T172">175,68</text:span><text:span text:style-name="T156"> </text:span><text:span text:style-name="T162">×</text:span><text:span text:style-name="T156"> 10</text:span><text:span text:style-name="T203">7</text:span></text:p></text:list-item><text:list-item><text:p text:style-name="P79"><text:span text:style-name="T171">0,057 2</text:span><text:span text:style-name="T153"> </text:span><text:span text:style-name="T159">×</text:span><text:span text:style-name="T153"> 10</text:span><text:span text:style-name="T197">6</text:span></text:p></text:list-item></text:list></text:section><text:list xml:id="list173439575506813" text:continue-list="list1244454199" text:style-name="_5f_Numérotation_20_des_20_exercices_20_livrets"><text:list-header><text:p text:style-name="P36"><text:span text:style-name="Bold_5f_niv2">Correction</text:span></text:p></text:list-header></text:list><text:list xml:id="list173440927637616" text:continue-list="list3005332088" text:style-name="liste_5f_abc"><text:list-item text:start-value="1"><text:p text:style-name="P80"><text:span text:style-name="T253">35 700 000</text:span><text:span text:style-name="T47"> </text:span><text:span text:style-name="_5f_signe"><text:span text:style-name="T75">=</text:span></text:span><text:span text:style-name="T47"> 3,57 </text:span><text:span text:style-name="T30">×</text:span><text:span text:style-name="T47"> 10</text:span><text:span text:style-name="T97">7</text:span></text:p></text:list-item><text:list-item><text:p text:style-name="P81"><text:span text:style-name="T253">0,000 084</text:span><text:span text:style-name="T47"> </text:span><text:span text:style-name="_5f_signe"><text:span text:style-name="T75">=</text:span></text:span><text:span text:style-name="T47"> 8,4 </text:span><text:span text:style-name="T30">×</text:span><text:span text:style-name="T47"> </text:span><text:span text:style-name="_5f_pointillés_20_gris"><text:span text:style-name="T152">10</text:span></text:span><text:span text:style-name="_5f_signe"><text:span text:style-name="T214">–</text:span></text:span><text:span text:style-name="_5f_pointillés_20_gris"><text:span text:style-name="T196">5</text:span></text:span></text:p></text:list-item><text:list-item><text:p text:style-name="P80"><text:span text:style-name="T171">175,68</text:span><text:span text:style-name="T153"> </text:span><text:span text:style-name="T159">×</text:span><text:span text:style-name="T153"> 10</text:span><text:span text:style-name="T197">7</text:span><text:span text:style-name="T153"> </text:span><text:span text:style-name="_5f_signe"><text:span text:style-name="T173">=</text:span></text:span><text:span text:style-name="T153"> </text:span><text:span text:style-name="T171">1,756 8</text:span><text:span text:style-name="T153"> </text:span><text:span text:style-name="T159">×</text:span><text:span text:style-name="T153"> 10</text:span><text:span text:style-name="T197">2</text:span><text:span text:style-name="T153"> </text:span><text:span text:style-name="T159">×</text:span><text:span text:style-name="T153"> 10</text:span><text:span text:style-name="T198">7</text:span></text:p></text:list-item></text:list><text:p text:style-name="P82"><text:span text:style-name="T171">175,68</text:span><text:span text:style-name="T153"> </text:span><text:span text:style-name="T159">×</text:span><text:span text:style-name="T153"> 10</text:span><text:span text:style-name="T197">7</text:span><text:span text:style-name="T153"> </text:span><text:span text:style-name="_5f_signe"><text:span text:style-name="T173">=</text:span></text:span><text:span text:style-name="T153"> </text:span><text:span text:style-name="T171">1,756 8</text:span><text:span text:style-name="T153"> </text:span><text:span text:style-name="T159">×</text:span><text:span text:style-name="T153"> 10</text:span><text:span text:style-name="T198">9</text:span></text:p><text:list xml:id="list173440753405773" text:continue-numbering="true" text:style-name="liste_5f_abc"><text:list-item><text:p text:style-name="P81"><text:span text:style-name="T171">0,057 2</text:span><text:span text:style-name="T153"> </text:span><text:span text:style-name="T159">×</text:span><text:span text:style-name="T153"> 10</text:span><text:span text:style-name="T197">6</text:span><text:span text:style-name="T153"> </text:span><text:span text:style-name="_5f_signe"><text:span text:style-name="T173">=</text:span></text:span><text:span text:style-name="T153"> </text:span><text:span text:style-name="T171">5,72</text:span><text:span text:style-name="T153"> </text:span><text:span text:style-name="T159">×</text:span><text:span text:style-name="T153"> 10</text:span><text:span text:style-name="_5f_signe"><text:span text:style-name="T214">–</text:span></text:span><text:span text:style-name="_5f_pointillés_20_gris"><text:span text:style-name="T201">2</text:span></text:span><text:span text:style-name="T153"> </text:span><text:span text:style-name="T159">×</text:span><text:span text:style-name="T153"> 10</text:span><text:span text:style-name="T197">6</text:span></text:p></text:list-item></text:list><text:p text:style-name="P82"><text:span text:style-name="T171">0,057 2</text:span><text:span text:style-name="T153"> </text:span><text:span text:style-name="T159">×</text:span><text:span text:style-name="T153"> 10</text:span><text:span text:style-name="T197">6</text:span><text:span text:style-name="T153"> </text:span><text:span text:style-name="_5f_signe"><text:span text:style-name="T173">=</text:span></text:span><text:span text:style-name="T153"> </text:span><text:span text:style-name="T171">5,72</text:span><text:span text:style-name="T153"> </text:span><text:span text:style-name="T159">×</text:span><text:span text:style-name="T153"> 10</text:span><text:span text:style-name="T197">4</text:span></text:p></text:section></draw:text-box></draw:frame></text:p>
      <text:list xml:id="list2257916080" text:style-name="Num_5f_Exo">
        <text:list-item>
          <text:h text:style-name="P28" text:outline-level="1"> <text:span text:style-name="T236">Donne l’écriture décimale de chaque nombre.</text:span></text:h>
        </text:list-item>
      </text:list>
      <text:list xml:id="list173439704108061" text:continue-list="list173440753405773" text:style-name="liste_5f_abc">
        <text:list-item>
          <text:list>
            <text:list-item text:start-value="1">
              <text:p text:style-name="P44"><text:span text:style-name="T39">1,35 </text:span><text:span text:style-name="T27">×</text:span><text:span text:style-name="T39"> 10</text:span><text:span text:style-name="T95">5</text:span><text:span text:style-name="T39"> </text:span><text:span text:style-name="_5f_signe"><text:span text:style-name="T7">=</text:span></text:span><text:span text:style-name="T39"> </text:span><text:span text:style-name="_5f_correction_20_surlignée"><text:span text:style-name="T14">135 000</text:span></text:span></text:p>
            </text:list-item>
          </text:list>
        </text:list-item>
        <text:list-item>
          <text:p text:style-name="P44"><text:span text:style-name="T236">0,0</text:span><text:span text:style-name="T45">06 05 </text:span><text:span text:style-name="T29">×</text:span><text:span text:style-name="T45"> 10</text:span><text:span text:style-name="T202">2</text:span><text:span text:style-name="T45"> </text:span><text:span text:style-name="_5f_signe"><text:span text:style-name="T78">=</text:span></text:span><text:span text:style-name="_5f_signe"><text:span text:style-name="T248"> </text:span></text:span><text:span text:style-name="_5f_correction_20_surlignée"><text:span text:style-name="T15">0,605</text:span></text:span></text:p>
        </text:list-item>
        <text:list-item>
          <text:p text:style-name="P44"><text:span text:style-name="_5f_pointillés_20_gris"><text:span text:style-name="T151">45 200 </text:span></text:span><text:span text:style-name="_5f_pointillés_20_gris"><text:span text:style-name="T158">×</text:span></text:span><text:span text:style-name="_5f_pointillés_20_gris"><text:span text:style-name="T151"> 10</text:span></text:span><text:span text:style-name="_5f_pointillés_20_gris"><text:span text:style-name="T195">–5</text:span></text:span><text:span text:style-name="_5f_pointillés_20_gris"><text:span text:style-name="T151"> </text:span></text:span><text:span text:style-name="_5f_signe"><text:span text:style-name="T137">=</text:span></text:span><text:span text:style-name="_5f_pointillés_20_gris"><text:span text:style-name="T39"> </text:span></text:span><text:span text:style-name="_5f_correction_20_surlignée"><text:span text:style-name="T14">0,452 </text:span></text:span></text:p>
        </text:list-item>
        <text:list-item>
          <text:p text:style-name="P44"><text:span text:style-name="T44">2 </text:span><text:span text:style-name="T28">×</text:span><text:span text:style-name="T44"> 10</text:span><text:span text:style-name="T96">–4</text:span><text:span text:style-name="T44"> </text:span><text:span text:style-name="_5f_signe"><text:span text:style-name="T25">=</text:span></text:span><text:span text:style-name="_5f_pointillés_20_gris"><text:span text:style-name="T44"> </text:span></text:span><text:span text:style-name="_5f_correction_20_surlignée"><text:span text:style-name="T16">0,000 2</text:span></text:span></text:p>
        </text:list-item>
        <text:list-item>
          <text:p text:style-name="P44"><text:span text:style-name="T39">0,05 </text:span><text:span text:style-name="T27">×</text:span><text:span text:style-name="T39"> 10</text:span><text:span text:style-name="T95">4</text:span><text:span text:style-name="T39"> </text:span><text:span text:style-name="_5f_signe"><text:span text:style-name="T7">=</text:span></text:span><text:span text:style-name="_5f_pointillés_20_gris"><text:span text:style-name="T39"> </text:span></text:span><text:span text:style-name="_5f_correction_20_surlignée"><text:span text:style-name="T14">500</text:span></text:span></text:p>
        </text:list-item>
        <text:list-item>
          <text:p text:style-name="P44"><text:span text:style-name="_5f_pointillés_20_gris"><text:span text:style-name="T151">13,45 </text:span></text:span><text:span text:style-name="_5f_pointillés_20_gris"><text:span text:style-name="T158">×</text:span></text:span><text:span text:style-name="_5f_pointillés_20_gris"><text:span text:style-name="T151"> 10</text:span></text:span><text:span text:style-name="_5f_pointillés_20_gris"><text:span text:style-name="T195">–3</text:span></text:span><text:span text:style-name="_5f_pointillés_20_gris"><text:span text:style-name="T151"> </text:span></text:span><text:span text:style-name="_5f_signe"><text:span text:style-name="T137">=</text:span></text:span><text:span text:style-name="_5f_pointillés_20_gris"><text:span text:style-name="T247"> </text:span></text:span><text:span text:style-name="_5f_pointillés_20_gris"><text:span text:style-name="T7"> </text:span></text:span><text:span text:style-name="_5f_correction_20_surlignée"><text:span text:style-name="T17">0,013 45</text:span></text:span></text:p>
        </text:list-item>
      </text:list>
      <text:list xml:id="list173440101654291" text:continue-list="list2257916080" text:style-name="Num_5f_Exo">
        <text:list-item>
          <text:h text:style-name="P29" text:outline-level="1"> Complète.</text:h>
        </text:list-item>
      </text:list>
      <text:section text:style-name="Sect2" text:name="Section2">
        <text:list xml:id="list173439578236230" text:continue-list="list173439704108061" text:style-name="liste_5f_abc">
          <text:list-item text:start-value="1">
            <text:p text:style-name="P48">1,45 <text:span text:style-name="T26">×</text:span> 10<text:span text:style-name="_5f_pointillés_20_gris"><text:span text:style-name="T94">  </text:span></text:span><text:span text:style-name="_5f_correction_20_surlignée"><text:span text:style-name="T104">4 </text:span></text:span><text:span text:style-name="T7"> </text:span><text:span text:style-name="_5f_signe"><text:span text:style-name="T7">=</text:span></text:span><text:span text:style-name="T7"> 14 500</text:span></text:p>
          </text:list-item>
          <text:list-item>
            <text:p text:style-name="P48">45<text:span text:style-name="T7"> </text:span><text:span text:style-name="T26">×</text:span> 10<text:span text:style-name="T94"> </text:span><text:span text:style-name="_5f_pointillés_20_gris"><text:span text:style-name="T94">.</text:span></text:span><text:span text:style-name="_5f_correction_20_surlignée"><text:span text:style-name="T264"> – </text:span></text:span><text:span text:style-name="_5f_correction_20_surlignée"><text:span text:style-name="T265">3</text:span></text:span><text:span text:style-name="_5f_correction_20_surlignée"><text:span text:style-name="T104"> </text:span></text:span><text:span text:style-name="T7"> </text:span><text:span text:style-name="_5f_signe"><text:span text:style-name="T7">=</text:span></text:span><text:span text:style-name="T7"> 0,045</text:span></text:p>
          </text:list-item>
          <text:list-item>
            <text:p text:style-name="P48"><text:span text:style-name="T52">−</text:span><text:span text:style-name="T76">6,3 </text:span><text:span text:style-name="T37">×</text:span><text:span text:style-name="T76"> </text:span><text:span text:style-name="T77">10</text:span><text:span text:style-name="T123"> </text:span><text:span text:style-name="_5f_pointillés_20_gris"><text:span text:style-name="T123">.</text:span></text:span><text:span text:style-name="_5f_correction_20_surlignée"><text:span text:style-name="T109">3 </text:span></text:span><text:span text:style-name="T76"> </text:span><text:span text:style-name="_5f_signe"><text:span text:style-name="T76">=</text:span></text:span><text:span text:style-name="_5f_signe"><text:span text:style-name="T123"> </text:span></text:span><text:span text:style-name="_5f_signe"><text:span text:style-name="T52">−</text:span></text:span><text:span text:style-name="T70">6 300</text:span></text:p>
          </text:list-item>
          <text:list-item>
            <text:p text:style-name="P48"><text:span text:style-name="_5f_correction_20_surlignée"><text:span text:style-name="T14">8 500 </text:span></text:span><text:span text:style-name="_5f_pointillés_20_gris"><text:span text:style-name="T7"> .</text:span></text:span><text:span text:style-name="T7"> </text:span><text:span text:style-name="T26">×</text:span><text:span text:style-name="T7"> 10</text:span><text:span text:style-name="T94">–2</text:span><text:span text:style-name="T7"> </text:span><text:span text:style-name="_5f_signe"><text:span text:style-name="T7">=</text:span></text:span><text:span text:style-name="T7"> 85</text:span></text:p>
          </text:list-item>
          <text:list-item>
            <text:p text:style-name="P48"><text:span text:style-name="_5f_correction_20_surlignée"><text:span text:style-name="T18">0,000 71</text:span></text:span><text:span text:style-name="T12"> </text:span><text:span text:style-name="T33">×</text:span><text:span text:style-name="T12"> 10</text:span><text:span text:style-name="T108">4</text:span><text:span text:style-name="T12"> </text:span><text:span text:style-name="_5f_signe"><text:span text:style-name="T7">=</text:span></text:span><text:span text:style-name="T12"> 7,1</text:span></text:p>
          </text:list-item>
          <text:list-item>
            <text:p text:style-name="P48"><text:span text:style-name="_5f_correction_20_surlignée"><text:span text:style-name="T291">– 63</text:span></text:span><text:span text:style-name="_5f_pointillés_20_gris"><text:span text:style-name="T69"> </text:span></text:span><text:span text:style-name="T38">×</text:span><text:span text:style-name="T80"> </text:span><text:span text:style-name="T81">10</text:span><text:span text:style-name="T124">–3</text:span><text:span text:style-name="T80"> </text:span><text:span text:style-name="_5f_signe"><text:span text:style-name="T80">=</text:span></text:span><text:span text:style-name="T80"> </text:span><text:span text:style-name="T53">−</text:span><text:span text:style-name="T80">0,063</text:span></text:p>
          </text:list-item>
        </text:list>
      </text:section>
      <text:list xml:id="list173439375711912" text:continue-list="list173440101654291" text:style-name="Num_5f_Exo">
        <text:list-item>
          <text:p text:style-name="P83"><text:span text:style-name="_5f_pointillés_20_gris"><text:span text:style-name="T21"> </text:span></text:span><text:span text:style-name="T249">Écris chaque nombre en notation scientifique.</text:span></text:p>
        </text:list-item>
      </text:list>
      <text:list xml:id="list173440803123056" text:continue-list="list173439578236230" text:style-name="liste_5f_abc">
        <text:list-item text:start-value="1">
          <text:p text:style-name="P45"><text:span text:style-name="T231">d</text:span><text:span text:style-name="T250">eux-mille</text:span><text:span text:style-name="T46"> </text:span><text:span text:style-name="_5f_signe"><text:span text:style-name="T73">=</text:span></text:span><text:span text:style-name="_5f_pointillés_20_gris"><text:span text:style-name="T46"> </text:span></text:span><text:span text:style-name="_5f_correction_20_surlignée"><text:span text:style-name="T181">2</text:span></text:span><text:span text:style-name="_5f_correction_20_surlignée"><text:span text:style-name="T73"> × 10 </text:span></text:span><text:span text:style-name="_5f_correction_20_surlignée"><text:span text:style-name="T215">3</text:span></text:span></text:p>
        </text:list-item>
        <text:list-item>
          <text:p text:style-name="P45"><text:span text:style-name="_5f_signe"><text:span text:style-name="T40">cinq-millions </text:span></text:span><text:span text:style-name="_5f_signe"><text:span text:style-name="T71">=</text:span></text:span><text:span text:style-name="_5f_pointillés_20_gris"><text:span text:style-name="T40"> </text:span></text:span><text:span text:style-name="_5f_correction_20_surlignée"><text:span text:style-name="T181">5</text:span></text:span><text:span text:style-name="_5f_correction_20_surlignée"><text:span text:style-name="T73"> × 10 </text:span></text:span><text:span text:style-name="_5f_correction_20_surlignée"><text:span text:style-name="T215">6</text:span></text:span></text:p>
        </text:list-item>
        <text:list-item>
          <text:p text:style-name="P45"><text:span text:style-name="_5f_signe"><text:span text:style-name="T39">qu</text:span></text:span><text:span text:style-name="_5f_signe"><text:span text:style-name="T40">arante-sept millièmes </text:span></text:span><text:span text:style-name="_5f_signe"><text:span text:style-name="T71">=</text:span></text:span><text:span text:style-name="_5f_pointillés_20_gris"><text:span text:style-name="T40"> </text:span></text:span><text:span text:style-name="_5f_correction_20_surlignée"><text:span text:style-name="T181">4,7</text:span></text:span><text:span text:style-name="_5f_correction_20_surlignée"><text:span text:style-name="T73"> × 10</text:span></text:span><text:span text:style-name="_5f_correction_20_surlignée"><text:span text:style-name="T215">– 2</text:span></text:span></text:p>
        </text:list-item>
        <text:list-item>
          <text:p text:style-name="P45"><text:span text:style-name="_5f_signe"><text:span text:style-name="T41">cinquante-deux millionièmes </text:span></text:span><text:span text:style-name="_5f_signe"><text:span text:style-name="T60">=</text:span></text:span><text:span text:style-name="_5f_pointillés_20_gris"><text:span text:style-name="T41"> </text:span></text:span><text:span text:style-name="_5f_correction_20_surlignée"><text:span text:style-name="T180">5,2</text:span></text:span><text:span text:style-name="_5f_correction_20_surlignée"><text:span text:style-name="T61"> × 10</text:span></text:span><text:span text:style-name="_5f_correction_20_surlignée"><text:span text:style-name="T221">– 5</text:span></text:span></text:p>
          <text:p text:style-name="P45"><text:span text:style-name="_5f_correction_20_surlignée"><text:span text:style-name="T221"/></text:span></text:p>
        </text:list-item>
      </text:list>
      <text:list xml:id="list173440578093324" text:continue-list="list173439375711912" text:style-name="Num_5f_Exo">
        <text:list-item>
          <text:p text:style-name="P86"> Écris chaque nombre sous forme décimale puis en notation scientifique.</text:p>
        </text:list-item>
      </text:list>
      <text:list xml:id="list173439127142626" text:continue-list="list173440803123056" text:style-name="liste_5f_abc">
        <text:list-item text:start-value="1">
          <text:p text:style-name="P60"><text:span text:style-name="_5f_signe"><text:span text:style-name="T40">Quatre-mille-cinq-cent-trois</text:span></text:span><text:span text:style-name="_5f_signe"><text:span text:style-name="T46"> </text:span></text:span><text:span text:style-name="_5f_signe"><text:span text:style-name="T73">=</text:span></text:span><text:span text:style-name="_5f_signe"><text:span text:style-name="T46"> </text:span></text:span><text:span text:style-name="_5f_pointillés_20_gris"><text:span text:style-name="T40"> </text:span></text:span><text:span text:style-name="_5f_correction_20_surlignée"><text:span text:style-name="T181">4 </text:span></text:span><text:span text:style-name="_5f_correction_20_surlignée"><text:span text:style-name="T188">503</text:span></text:span></text:p>
          <text:p text:style-name="P60"><text:span text:style-name="_5f_correction_20_surlignée"><text:span text:style-name="T183">= </text:span></text:span><text:span text:style-name="_5f_correction_20_surlignée"><text:span text:style-name="T182">4,</text:span></text:span><text:span text:style-name="_5f_correction_20_surlignée"><text:span text:style-name="T183">503</text:span></text:span><text:span text:style-name="_5f_correction_20_surlignée"><text:span text:style-name="T22"> × 10</text:span></text:span><text:span text:style-name="_5f_correction_20_surlignée"><text:span text:style-name="T216"> </text:span></text:span><text:span text:style-name="_5f_correction_20_surlignée"><text:span text:style-name="T217">3</text:span></text:span></text:p>
        </text:list-item>
        <text:list-item>
          <text:p text:style-name="P60"><text:span text:style-name="_5f_signe"><text:span text:style-name="T40">huit-cent-mille-quatre-vingt-douze</text:span></text:span><text:span text:style-name="_5f_signe"><text:span text:style-name="T46"> </text:span></text:span><text:span text:style-name="_5f_signe"><text:span text:style-name="T73">=</text:span></text:span><text:span text:style-name="_5f_pointillés_20_gris"><text:span text:style-name="T46"> </text:span></text:span><text:span text:style-name="_5f_correction_20_surlignée"><text:span text:style-name="T188">800 092</text:span></text:span></text:p>
          <text:p text:style-name="P60"><text:span text:style-name="_5f_correction_20_surlignée"><text:span text:style-name="T183">= 8,000 92</text:span></text:span><text:span text:style-name="_5f_correction_20_surlignée"><text:span text:style-name="T22"> × 10</text:span></text:span><text:span text:style-name="_5f_correction_20_surlignée"><text:span text:style-name="T216"> </text:span></text:span><text:span text:style-name="_5f_correction_20_surlignée"><text:span text:style-name="T217">5</text:span></text:span></text:p>
        </text:list-item>
        <text:list-item>
          <text:p text:style-name="P61"><text:span text:style-name="_5f_signe"><text:span text:style-name="T40">deux-millions-trois-cent-mille-quatre-unités-et -douze-millièmes </text:span></text:span><text:span text:style-name="_5f_signe"><text:span text:style-name="T7">=</text:span></text:span><text:span text:style-name="_5f_correction_20_surlignée"><text:span text:style-name="T7"> </text:span></text:span><text:span text:style-name="_5f_correction_20_surlignée"><text:span text:style-name="T82">2 </text:span></text:span><text:span text:style-name="_5f_correction_20_surlignée"><text:span text:style-name="T192">300 004,</text:span></text:span><text:span text:style-name="_5f_correction_20_surlignée"><text:span text:style-name="T193">012</text:span></text:span></text:p>
          <text:p text:style-name="P61"><text:span text:style-name="_5f_correction_20_surlignée"><text:span text:style-name="T183">= </text:span></text:span><text:span text:style-name="_5f_correction_20_surlignée"><text:span text:style-name="T191">2,300 004</text:span></text:span><text:span text:style-name="_5f_correction_20_surlignée"><text:span text:style-name="T22"> </text:span></text:span><text:span text:style-name="_5f_correction_20_surlignée"><text:span text:style-name="T24">012 </text:span></text:span><text:span text:style-name="_5f_correction_20_surlignée"><text:span text:style-name="T22">× 10</text:span></text:span><text:span text:style-name="_5f_correction_20_surlignée"><text:span text:style-name="T216"> </text:span></text:span><text:span text:style-name="_5f_correction_20_surlignée"><text:span text:style-name="T217">6</text:span></text:span></text:p>
        </text:list-item>
        <text:list-item>
          <text:p text:style-name="P60"><text:span text:style-name="_5f_signe"><text:span text:style-name="T40">trente-neuf-millièmes-et-quarante-dixièmes</text:span></text:span><text:span text:style-name="_5f_signe"><text:span text:style-name="T46"> </text:span></text:span></text:p>
          <text:p text:style-name="P60"><text:span text:style-name="_5f_signe"><text:span text:style-name="T73">= </text:span></text:span><text:span text:style-name="_5f_correction_20_surlignée"><text:span text:style-name="T188">0,039 + 4,0 = 4,039</text:span></text:span></text:p>
          <text:p text:style-name="P61"><text:span text:style-name="_5f_correction_20_surlignée"><text:span text:style-name="T183">= 4,039</text:span></text:span><text:span text:style-name="_5f_correction_20_surlignée"><text:span text:style-name="T22"> × 10</text:span></text:span><text:span text:style-name="_5f_correction_20_surlignée"><text:span text:style-name="T216"> </text:span></text:span><text:span text:style-name="_5f_correction_20_surlignée"><text:span text:style-name="T217">0</text:span></text:span></text:p>
        </text:list-item>
        <text:list-item>
          <text:p text:style-name="P34"><text:span text:style-name="_5f_pointillés_20_gris"><text:span text:style-name="T166">soixante-dix-huit-millionièmes</text:span></text:span><text:span text:style-name="_5f_pointillés_20_gris"><text:span text:style-name="T154"> </text:span></text:span><text:span text:style-name="_5f_signe"><text:span text:style-name="T174">=</text:span></text:span><text:span text:style-name="_5f_pointillés_20_gris"><text:span text:style-name="T40"> </text:span></text:span><text:span text:style-name="_5f_Correction_5f_surligné"><text:span text:style-name="T297">0,000 078</text:span></text:span></text:p>
          <text:p text:style-name="P34"><text:span text:style-name="_5f_correction_20_surlignée"><text:span text:style-name="T183">= </text:span></text:span><text:span text:style-name="_5f_correction_20_surlignée"><text:span text:style-name="T300">7,8</text:span></text:span><text:span text:style-name="_5f_correction_20_surlignée"><text:span text:style-name="T299"> × 10</text:span></text:span><text:span text:style-name="_5f_correction_20_surlignée"><text:span text:style-name="T266"> </text:span></text:span><text:span text:style-name="_5f_correction_20_surlignée"><text:span text:style-name="T267">– 5</text:span></text:span></text:p>
        </text:list-item>
        <text:list-item>
          <text:p text:style-name="P34"><text:span text:style-name="_5f_pointillés_20_gris"><text:span text:style-name="T154">c</text:span></text:span><text:span text:style-name="_5f_pointillés_20_gris"><text:span text:style-name="T155">e</text:span></text:span><text:span text:style-name="_5f_pointillés_20_gris"><text:span text:style-name="T154">n</text:span></text:span><text:span text:style-name="_5f_pointillés_20_gris"><text:span text:style-name="T155">t-mille-millions-de-milliards</text:span></text:span><text:span text:style-name="_5f_pointillés_20_gris"><text:span text:style-name="T154"> </text:span></text:span></text:p>
          <text:p text:style-name="P34"><text:span text:style-name="_5f_signe"><text:span text:style-name="T174">=</text:span></text:span><text:span text:style-name="_5f_pointillés_20_gris"><text:span text:style-name="T40"> </text:span></text:span><text:span text:style-name="_5f_correction_20_surlignée"><text:span text:style-name="T301">100 000 000 000 000 000 000</text:span></text:span></text:p>
          <text:p text:style-name="P62"><text:span text:style-name="_5f_correction_20_surlignée"><text:span text:style-name="T183">= </text:span></text:span><text:span text:style-name="_5f_correction_20_surlignée"><text:span text:style-name="T184">1 </text:span></text:span><text:span text:style-name="_5f_correction_20_surlignée"><text:span text:style-name="T22">× 10</text:span></text:span><text:span text:style-name="_5f_correction_20_surlignée"><text:span text:style-name="T216"> </text:span></text:span><text:span text:style-name="_5f_correction_20_surlignée"><text:span text:style-name="T218">20</text:span></text:span></text:p>
        </text:list-item>
      </text:list>
      <text:list xml:id="list173439645674380" text:continue-list="list173440578093324" text:style-name="Num_5f_Exo">
        <text:list-item>
          <text:h text:style-name="P30" text:outline-level="1"> Complète.</text:h>
        </text:list-item>
      </text:list>
      <text:list xml:id="list173439636149760" text:continue-list="list173439127142626" text:style-name="liste_5f_abc">
        <text:list-item>
          <text:list>
            <text:list-item>
              <text:list>
                <text:list-item>
                  <text:p text:style-name="P39"><text:span text:style-name="T251">45 324 </text:span><text:span text:style-name="_5f_signe"><text:span text:style-name="T251">=</text:span></text:span><text:span text:style-name="T251"> 45,324 </text:span><text:span text:style-name="T234">×</text:span><text:span text:style-name="T251"> 10</text:span><text:span text:style-name="T122"> </text:span><text:span text:style-name="_5f_correction_20_surlignée"><text:span text:style-name="T271">3 </text:span></text:span><text:span text:style-name="T74"> </text:span><text:span text:style-name="_5f_signe"><text:span text:style-name="T74">=</text:span></text:span><text:span text:style-name="T74"> 4,532 4 </text:span><text:span text:style-name="T34">×</text:span><text:span text:style-name="T251"> 10</text:span><text:span text:style-name="T122"> </text:span><text:span text:style-name="_5f_correction_20_surlignée"><text:span text:style-name="T271">4 </text:span></text:span></text:p>
                </text:list-item>
                <text:list-item>
                  <text:p text:style-name="P39"><text:span text:style-name="T251">2</text:span>0,07 <text:span text:style-name="_5f_signe">=</text:span> 2 007 <text:span text:style-name="T233">×</text:span><text:span text:style-name="T238"> </text:span><text:span text:style-name="T239">10</text:span><text:span text:style-name="T105"> </text:span><text:span text:style-name="_5f_correction_20_surlignée"><text:span text:style-name="T126"> – </text:span></text:span><text:span text:style-name="_5f_correction_20_surlignée"><text:span text:style-name="T281">2 </text:span></text:span><text:span text:style-name="T10"> </text:span><text:span text:style-name="_5f_signe"><text:span text:style-name="T62">=</text:span></text:span> 2,00 7 <text:span text:style-name="T233">×</text:span><text:span text:style-name="T238"> </text:span><text:span text:style-name="T239">10</text:span><text:span text:style-name="T105"> </text:span><text:span text:style-name="_5f_correction_20_surlignée"><text:span text:style-name="T279">1</text:span></text:span><text:span text:style-name="_5f_correction_20_surlignée"><text:span text:style-name="T272"> </text:span></text:span></text:p>
                </text:list-item>
                <text:list-item>
                  <text:p text:style-name="P40"><text:span text:style-name="T51">−</text:span>917,2<text:span text:style-name="T106"> </text:span><text:span text:style-name="_5f_signe"><text:span text:style-name="T58">=</text:span></text:span><text:span text:style-name="T117"> </text:span><text:span text:style-name="_5f_correction_20_surlignée"><text:span text:style-name="T55">−</text:span></text:span><text:span text:style-name="_5f_correction_20_surlignée"><text:span text:style-name="T14"> 9,172</text:span></text:span><text:span text:style-name="T117"> </text:span><text:span text:style-name="T128">×</text:span><text:span text:style-name="T117"> </text:span><text:span text:style-name="T58">10</text:span><text:span text:style-name="T117">2 </text:span><text:span text:style-name="_5f_signe"><text:span text:style-name="T117">=</text:span></text:span><text:span text:style-name="T117"> </text:span><text:span text:style-name="_5f_correction_20_surlignée"><text:span text:style-name="T55">−</text:span></text:span><text:span text:style-name="_5f_correction_20_surlignée"><text:span text:style-name="T112"> </text:span></text:span><text:span text:style-name="_5f_correction_20_surlignée"><text:span text:style-name="T14">9</text:span></text:span><text:span text:style-name="_5f_correction_20_surlignée"><text:span text:style-name="T113"> </text:span></text:span><text:span text:style-name="_5f_correction_20_surlignée"><text:span text:style-name="T14">172 000</text:span></text:span><text:span text:style-name="T117"> </text:span><text:span text:style-name="T36">×</text:span><text:span text:style-name="T105"> </text:span><text:span text:style-name="T58">10</text:span><text:span text:style-name="T117"> – 4</text:span></text:p>
                </text:list-item>
                <text:list-item>
                  <text:p text:style-name="P40"><text:span text:style-name="T54">−</text:span><text:span text:style-name="T258">0,003</text:span><text:span text:style-name="T115"> </text:span><text:span text:style-name="T258">1</text:span><text:span text:style-name="T115"> </text:span><text:span text:style-name="_5f_signe"><text:span text:style-name="T258">=</text:span></text:span><text:span text:style-name="_5f_signe"><text:span text:style-name="T115"> </text:span></text:span><text:span text:style-name="_5f_correction_20_surlignée"><text:span text:style-name="T56">−</text:span></text:span><text:span text:style-name="_5f_correction_20_surlignée"><text:span text:style-name="T111"> </text:span></text:span><text:span text:style-name="_5f_correction_20_surlignée"><text:span text:style-name="T19">0,000</text:span></text:span><text:span text:style-name="_5f_correction_20_surlignée"><text:span text:style-name="T110"> </text:span></text:span><text:span text:style-name="_5f_correction_20_surlignée"><text:span text:style-name="T19">003</text:span></text:span><text:span text:style-name="_5f_correction_20_surlignée"><text:span text:style-name="T110"> </text:span></text:span><text:span text:style-name="_5f_correction_20_surlignée"><text:span text:style-name="T19">1</text:span></text:span><text:span text:style-name="_5f_correction_20_surlignée"><text:span text:style-name="T110"> </text:span></text:span><text:span text:style-name="T233">×</text:span><text:span text:style-name="T105"> </text:span><text:span text:style-name="T241">10</text:span><text:span text:style-name="T117">3</text:span><text:span text:style-name="T106"> </text:span><text:span text:style-name="_5f_signe"><text:span text:style-name="T176">=</text:span></text:span><text:span text:style-name="_5f_pointillés_20_gris"><text:span text:style-name="T213"> </text:span></text:span><text:span text:style-name="_5f_pointillés_20_gris"><text:span text:style-name="T150">−</text:span></text:span><text:span text:style-name="_5f_signe"><text:span text:style-name="T142">3</text:span></text:span><text:span text:style-name="_5f_signe"><text:span text:style-name="T13">,1</text:span></text:span><text:span text:style-name="_5f_signe"><text:span text:style-name="T116"> </text:span></text:span><text:span text:style-name="T233">×</text:span><text:span text:style-name="T105"> </text:span><text:span text:style-name="T240">10</text:span><text:span text:style-name="T106"> </text:span><text:span text:style-name="_5f_correction_20_surlignée"><text:span text:style-name="T126">– </text:span></text:span><text:span text:style-name="_5f_correction_20_surlignée"><text:span text:style-name="T127">3</text:span></text:span></text:p>
                </text:list-item>
                <text:list-item>
                  <text:p text:style-name="P39">0,021 35<text:span text:style-name="T11"> </text:span><text:span text:style-name="_5f_signe">=</text:span><text:span text:style-name="T11"> </text:span><text:span text:style-name="_5f_correction_20_surlignée"><text:span text:style-name="T292">21,35</text:span></text:span><text:span text:style-name="T11"> </text:span><text:span text:style-name="T35">×</text:span> <text:span text:style-name="T11">10</text:span><text:span text:style-name="T94">–3</text:span><text:span text:style-name="T11"> </text:span><text:span text:style-name="_5f_Symbole"><text:span text:style-name="T79">=</text:span></text:span><text:span text:style-name="T11"> 2,135 </text:span><text:span text:style-name="T35">×</text:span> <text:span text:style-name="T11">10</text:span> <text:span text:style-name="_5f_correction_20_surlignée"><text:span text:style-name="T94">– </text:span></text:span><text:span text:style-name="_5f_correction_20_surlignée"><text:span text:style-name="T282"><text:s/></text:span></text:span><text:span text:style-name="_5f_correction_20_surlignée"><text:span text:style-name="T269">2</text:span></text:span><text:span text:style-name="_5f_correction_20_surlignée"><text:span text:style-name="T282"> </text:span></text:span></text:p>
                </text:list-item>
                <text:list-item>
                  <text:p text:style-name="P40"><text:span text:style-name="_5f_pointillés_20_gris"><text:span text:style-name="T149">−</text:span></text:span><text:span text:style-name="_5f_pointillés_20_gris"><text:span text:style-name="T165">4</text:span></text:span><text:span text:style-name="_5f_pointillés_20_gris"><text:span text:style-name="T208"> </text:span></text:span><text:span text:style-name="_5f_pointillés_20_gris"><text:span text:style-name="T165">245</text:span></text:span><text:span text:style-name="_5f_pointillés_20_gris"><text:span text:style-name="T208"> </text:span></text:span><text:span text:style-name="_5f_pointillés_20_gris"><text:span text:style-name="T165">000</text:span></text:span><text:span text:style-name="_5f_pointillés_20_gris"><text:span text:style-name="T210"> </text:span></text:span><text:span text:style-name="_5f_signe"><text:span text:style-name="T165">=</text:span></text:span><text:span text:style-name="_5f_pointillés_20_gris"><text:span text:style-name="T275"> </text:span></text:span><text:span text:style-name="_5f_correction_20_surlignée"><text:span text:style-name="T305">−</text:span></text:span><text:span text:style-name="_5f_correction_20_surlignée"><text:span text:style-name="T303"> 42,45</text:span></text:span><text:span text:style-name="_5f_pointillés_20_gris"><text:span text:style-name="T277"> </text:span></text:span><text:span text:style-name="_5f_pointillés_20_gris"><text:span text:style-name="T160">×</text:span></text:span><text:span text:style-name="_5f_pointillés_20_gris"><text:span text:style-name="T165"> </text:span></text:span><text:span text:style-name="_5f_pointillés_20_gris"><text:span text:style-name="T139">10</text:span></text:span><text:span text:style-name="_5f_pointillés_20_gris"><text:span text:style-name="T206">5</text:span></text:span><text:span text:style-name="_5f_pointillés_20_gris"><text:span text:style-name="T210"> </text:span></text:span><text:span text:style-name="_5f_Symbole"><text:span text:style-name="T79">=</text:span></text:span><text:span text:style-name="_5f_pointillés_20_gris"><text:span text:style-name="T211"> </text:span></text:span><text:span text:style-name="_5f_pointillés_20_gris"><text:span text:style-name="T148">−</text:span></text:span><text:span text:style-name="_5f_pointillés_20_gris"><text:span text:style-name="T139">4,245</text:span></text:span><text:span text:style-name="_5f_pointillés_20_gris"><text:span text:style-name="T210"> </text:span></text:span><text:span text:style-name="_5f_pointillés_20_gris"><text:span text:style-name="T160">×</text:span></text:span><text:span text:style-name="_5f_pointillés_20_gris"><text:span text:style-name="T212"> </text:span></text:span><text:span text:style-name="_5f_pointillés_20_gris"><text:span text:style-name="T139">10</text:span></text:span><text:span text:style-name="_5f_pointillés_20_gris"><text:span text:style-name="T208"> </text:span></text:span><text:span text:style-name="_5f_correction_20_surlignée"><text:span text:style-name="T271"> </text:span></text:span><text:span text:style-name="_5f_correction_20_surlignée"><text:span text:style-name="T280">6</text:span></text:span><text:span text:style-name="_5f_correction_20_surlignée"><text:span text:style-name="T271"> </text:span></text:span></text:p>
                </text:list-item>
              </text:list>
            </text:list-item>
          </text:list>
        </text:list-item>
      </text:list>
      <text:list xml:id="list173440665199261" text:continue-list="list173439645674380" text:style-name="Num_5f_Exo">
        <text:list-item>
          <text:h text:style-name="P30" text:outline-level="1"><draw:ellipse text:anchor-type="paragraph" draw:z-index="29" draw:name="Forme15_7" draw:style-name="gr1" draw:text-style-name="P97" svg:width="2.625cm" svg:height="0.773cm" svg:x="6.435cm" svg:y="1.762cm"><text:p/></draw:ellipse> <text:span text:style-name="T259">Entoure les nombres écrits en notation scientifique dans la liste ci-dessous.</text:span></text:h>
        </text:list-item>
      </text:list>
      <text:section text:style-name="Sect3" text:name="Section27">
        <text:list xml:id="list173440270442703" text:continue-numbering="true" text:style-name="Num_5f_Exo">
          <text:list-header>
            <text:p text:style-name="P55"><text:span text:style-name="T177">5</text:span><text:span text:style-name="T7">6 </text:span><text:span text:style-name="T26">×</text:span><text:span text:style-name="T7"> 10</text:span><text:span text:style-name="T124">–</text:span><text:span text:style-name="T94">5</text:span></text:p>
          </text:list-header>
        </text:list>
        <text:p text:style-name="P27"><draw:ellipse text:anchor-type="paragraph" draw:z-index="21" draw:name="Forme15" draw:style-name="gr1" draw:text-style-name="P97" svg:width="2.625cm" svg:height="0.773cm" svg:x="0.116cm" svg:y="-0.026cm"><text:p/></draw:ellipse><text:span text:style-name="T7">8,7 </text:span><text:span text:style-name="T26">×</text:span> 10<text:span text:style-name="T94">12</text:span></text:p>
        <text:list xml:id="list173439101082422" text:continue-numbering="true" text:style-name="Num_5f_Exo">
          <text:list-header>
            <text:p text:style-name="P63">0,97</text:p>
            <text:p text:style-name="P56"><text:span text:style-name="_5f_pointillés_20_gris"><text:span text:style-name="T146">−</text:span></text:span>13,4 <text:span text:style-name="T232">×</text:span> 10<text:span text:style-name="T94">10</text:span></text:p>
            <text:p text:style-name="P57"><text:span text:style-name="T7">0,56 </text:span><text:span text:style-name="T26">×</text:span> 10<text:span text:style-name="T124">–</text:span><text:span text:style-name="T94">1</text:span></text:p>
            <text:p text:style-name="P56"><draw:ellipse text:anchor-type="paragraph" draw:z-index="23" draw:name="Forme15_0" draw:style-name="gr1" draw:text-style-name="P97" svg:width="2.737cm" svg:height="0.872cm" svg:x="0.071cm" svg:y="0.568cm"><text:p/></draw:ellipse>10 <text:span text:style-name="T232">×</text:span> 10<text:span text:style-name="T94">5</text:span></text:p>
            <text:p text:style-name="P56"><text:span text:style-name="_5f_pointillés_20_gris"><text:span text:style-name="T146">−</text:span></text:span><text:span text:style-name="T7">1,32 </text:span><text:span text:style-name="T26">×</text:span><text:span text:style-name="T7"> 10</text:span><text:span text:style-name="T94">0</text:span></text:p>
            <text:p text:style-name="P58"><draw:ellipse text:anchor-type="paragraph" draw:z-index="24" draw:name="Forme15_1" draw:style-name="gr1" draw:text-style-name="P97" svg:width="2.789cm" svg:height="0.839cm" svg:x="0.071cm" svg:y="-0.048cm"><text:p/></draw:ellipse><text:span text:style-name="T7">8,71 </text:span><text:span text:style-name="T26">×</text:span><text:span text:style-name="T7"> 10</text:span><text:span text:style-name="T124">–</text:span><text:span text:style-name="T94">15</text:span></text:p>
            <text:p text:style-name="P57"><text:span text:style-name="_5f_pointillés_20_gris"><text:span text:style-name="T146">−</text:span></text:span><text:span text:style-name="_5f_pointillés_20_gris"><text:span text:style-name="T138">3</text:span></text:span><text:span text:style-name="T7"> </text:span><text:span text:style-name="T26">×</text:span><text:span text:style-name="T7"> 10</text:span><text:span text:style-name="T124">–</text:span><text:span text:style-name="T94">7</text:span></text:p>
            <text:p text:style-name="P56">5,98</text:p>
            <text:p text:style-name="P56"><text:span text:style-name="T243">π</text:span><text:span text:style-name="T237"> </text:span><text:span text:style-name="T232">×</text:span><text:span text:style-name="T237"> 10</text:span><text:span text:style-name="T104">4</text:span></text:p>
            <text:p text:style-name="P56"><text:span text:style-name="_5f_pointillés_20_gris"><text:span text:style-name="T146">−</text:span></text:span>9,9 <text:span text:style-name="T232">×</text:span> 10</text:p>
          </text:list-header>
        </text:list>
      </text:section>
      <text:list xml:id="list173440458879052" text:continue-numbering="true" text:style-name="Num_5f_Exo">
        <text:list-header>
          <text:h text:style-name="P30" text:outline-level="1"/>
        </text:list-header>
        <text:list-item>
          <text:h text:style-name="P31" text:outline-level="1"> <text:span text:style-name="T244">Pour chaque question, entoure la bonne réponse.</text:span></text:h>
        </text:list-item>
      </text:list>
      <text:list xml:id="list173440494332021" text:continue-list="list173439636149760" text:style-name="liste_5f_abc">
        <text:list-item text:start-value="1">
          <text:p text:style-name="P38">L’écriture scientifique de 65 100 000 est :</text:p>
        </text:list-item>
      </text:list>
      <text:section text:style-name="Sect2" text:name="Section3">
        <text:list xml:id="list173440151070696" text:continue-numbering="true" text:style-name="liste_5f_abc">
          <text:list-item>
            <text:list>
              <text:list-header>
                <text:p text:style-name="P67"><draw:ellipse text:anchor-type="paragraph" draw:z-index="25" draw:name="Forme15_3" draw:style-name="gr1" draw:text-style-name="P97" svg:width="2.625cm" svg:height="0.773cm" svg:x="0.901cm" svg:y="0.062cm"><text:p/></draw:ellipse><text:span text:style-name="T48">6</text:span><text:span text:style-name="T39">,</text:span><text:span text:style-name="T48">51</text:span><text:span text:style-name="T39"> </text:span><text:span text:style-name="T27">×</text:span><text:span text:style-name="T39"> 10</text:span><text:span text:style-name="T98">7</text:span></text:p>
                <text:p text:style-name="P67"><text:span text:style-name="T48">651</text:span><text:span text:style-name="T39"> </text:span><text:span text:style-name="T27">×</text:span><text:span text:style-name="T39"> 10</text:span><text:span text:style-name="T98">5</text:span></text:p>
                <text:p text:style-name="P68"><text:span text:style-name="T48">6,51 </text:span><text:span text:style-name="T31">×</text:span><text:span text:style-name="T48"> 10</text:span><text:span text:style-name="T101">–</text:span><text:span text:style-name="T98">7</text:span></text:p>
                <text:p text:style-name="P68"><text:span text:style-name="T48">651 </text:span><text:span text:style-name="T31">×</text:span><text:span text:style-name="T48"> 10</text:span><text:span text:style-name="T101">–</text:span><text:span text:style-name="T98">5</text:span></text:p>
              </text:list-header>
            </text:list>
          </text:list-item>
        </text:list>
      </text:section>
      <text:list xml:id="list173440132872427" text:continue-numbering="true" text:style-name="liste_5f_abc">
        <text:list-item>
          <text:p text:style-name="P41"><text:span text:style-name="T246">L’écriture scientifique de </text:span><text:span text:style-name="T245">846,25</text:span><text:span text:style-name="T246"> est :</text:span></text:p>
        </text:list-item>
      </text:list>
      <text:section text:style-name="Sect2" text:name="Section4">
        <text:list xml:id="list173439735507790" text:continue-numbering="true" text:style-name="liste_5f_abc">
          <text:list-item>
            <text:list>
              <text:list-header>
                <text:p text:style-name="P67"><text:span text:style-name="T48">84,625</text:span><text:span text:style-name="T39"> </text:span><text:span text:style-name="T27">×</text:span><text:span text:style-name="T39"> 10</text:span><text:span text:style-name="T98">2</text:span></text:p>
                <text:p text:style-name="P67"><draw:ellipse text:anchor-type="paragraph" draw:z-index="26" draw:name="Forme15_4" draw:style-name="gr1" draw:text-style-name="P97" svg:width="2.929cm" svg:height="0.923cm" svg:x="0.848cm" svg:y="0.03cm"><text:p/></draw:ellipse><text:span text:style-name="T48">8,4625</text:span><text:span text:style-name="T39"> </text:span><text:span text:style-name="T27">×</text:span><text:span text:style-name="T39"> 10</text:span><text:span text:style-name="T98">2</text:span></text:p>
                <text:p text:style-name="P68"><text:span text:style-name="T48">8,4625 </text:span><text:span text:style-name="T31">×</text:span><text:span text:style-name="T48"> 10</text:span><text:span text:style-name="T101">–</text:span><text:span text:style-name="T98">2</text:span></text:p>
                <text:p text:style-name="P68"><text:span text:style-name="T48">84,625 </text:span><text:span text:style-name="T31">×</text:span><text:span text:style-name="T48"> 10</text:span><text:span text:style-name="T101">–</text:span><text:span text:style-name="T98">2</text:span></text:p>
              </text:list-header>
            </text:list>
          </text:list-item>
        </text:list>
      </text:section>
      <text:list xml:id="list173440067634404" text:continue-numbering="true" text:style-name="liste_5f_abc">
        <text:list-item>
          <text:p text:style-name="P42"><text:span text:style-name="T43">4,681</text:span><text:span text:style-name="T42"> </text:span><text:span text:style-name="T32">×</text:span><text:span text:style-name="T42"> 10</text:span><text:span text:style-name="T99">5</text:span><text:span text:style-name="T42"> </text:span><text:span text:style-name="T242"> est l’écriture scientifique de :</text:span></text:p>
        </text:list-item>
      </text:list>
      <text:section text:style-name="Sect2" text:name="Section5">
        <text:list xml:id="list173439568171984" text:continue-numbering="true" text:style-name="liste_5f_abc">
          <text:list-item>
            <text:list>
              <text:list-header>
                <text:p text:style-name="P64">4 681</text:p>
                <text:p text:style-name="P65"><text:span text:style-name="T255">4</text:span><text:span text:style-name="T254">6 810</text:span></text:p>
                <text:p text:style-name="P69"><draw:ellipse text:anchor-type="paragraph" draw:z-index="27" draw:name="Forme15_5" draw:style-name="gr1" draw:text-style-name="P97" svg:width="2.929cm" svg:height="0.923cm" svg:x="0.954cm" svg:y="0.681cm"><text:p/></draw:ellipse><text:span text:style-name="T48">4</text:span><text:span text:style-name="T39">60 810</text:span></text:p>
                <text:p text:style-name="P65"><text:span text:style-name="T255">4</text:span><text:span text:style-name="T254">68 100</text:span></text:p>
              </text:list-header>
            </text:list>
          </text:list-item>
        </text:list>
      </text:section>
      <text:list xml:id="list173440743375852" text:continue-numbering="true" text:style-name="liste_5f_abc">
        <text:list-item>
          <text:p text:style-name="P43"><draw:ellipse text:anchor-type="paragraph" draw:z-index="28" draw:name="Forme15_6" draw:style-name="gr1" draw:text-style-name="P97" svg:width="2.929cm" svg:height="0.923cm" svg:x="0.937cm" svg:y="0.783cm"><text:p/></draw:ellipse><text:span text:style-name="T252">3,1245</text:span><text:span text:style-name="T48"> </text:span><text:span text:style-name="T31">×</text:span><text:span text:style-name="T48"> 10</text:span><text:span text:style-name="T101">–</text:span><text:span text:style-name="T100">3</text:span><text:span text:style-name="T252"> est l’écriture scientifique de :</text:span></text:p>
        </text:list-item>
      </text:list>
      <text:section text:style-name="Sect2" text:name="Section6">
        <text:list xml:id="list173441069670902" text:continue-numbering="true" text:style-name="liste_5f_abc">
          <text:list-header>
            <text:p text:style-name="P64">0,003 124 5</text:p>
            <text:p text:style-name="P64">0,000 312 45</text:p>
            <text:p text:style-name="P64">0003,124 5</text:p>
            <text:p text:style-name="P64">0,0312 45</text:p>
          </text:list-header>
        </text:list>
      </text:section>
      <text:list xml:id="list173439843102062" text:continue-list="list173440458879052" text:style-name="Num_5f_Exo">
        <text:list-item>
          <text:p text:style-name="P87"> Écris en notation scientifique les grandeurs suivantes.</text:p>
        </text:list-item>
      </text:list>
      <text:list xml:id="list173440121567983" text:continue-list="list173441069670902" text:style-name="liste_5f_abc">
        <text:list-item text:start-value="1">
          <text:p text:style-name="P49">Distance Terre-Lune : 384 400 km</text:p>
        </text:list-item>
      </text:list>
      <text:list xml:id="list173440936151541" text:continue-list="list173439575506813" text:style-name="_5f_Numérotation_20_des_20_exercices_20_livrets">
        <text:list-header>
          <text:p text:style-name="P59"><text:span text:style-name="_5f_correction_20_surlignée">3,84 4 </text:span><text:span text:style-name="_5f_correction_20_surlignée"><text:span text:style-name="T27">×</text:span></text:span><text:span text:style-name="_5f_correction_20_surlignée"><text:span text:style-name="T39"> 10</text:span></text:span><text:span text:style-name="_5f_correction_20_surlignée"><text:span text:style-name="T98"> </text:span></text:span><text:span text:style-name="_5f_correction_20_surlignée"><text:span text:style-name="T103">5</text:span></text:span><text:span text:style-name="_5f_correction_20_surlignée"> km</text:span></text:p>
        </text:list-header>
      </text:list>
      <text:list xml:id="list173440193649065" text:continue-list="list173440121567983" text:style-name="liste_5f_abc">
        <text:list-item>
          <text:p text:style-name="P50">Masse d’un atome d’oxygène<text:span text:style-name="T106"> </text:span>: <text:span text:style-name="T257">2</text:span><text:span text:style-name="T107"> </text:span><text:span text:style-name="T257">679</text:span><text:span text:style-name="T114"> </text:span><text:span text:style-name="T31">×</text:span><text:span text:style-name="T114"> </text:span><text:span text:style-name="T48">10</text:span><text:span text:style-name="T101">–</text:span><text:span text:style-name="T98">2</text:span><text:span text:style-name="T100">3</text:span><text:span text:style-name="T48"> </text:span><text:span text:style-name="T49">kg</text:span></text:p>
          <text:p text:style-name="P51"><text:span text:style-name="_5f_correction_20_surlignée"><text:s/></text:span><text:span text:style-name="_5f_correction_20_surlignée"><text:span text:style-name="T257">2,679</text:span></text:span><text:span text:style-name="_5f_correction_20_surlignée"><text:span text:style-name="T83"> × 10</text:span></text:span><text:span text:style-name="_5f_correction_20_surlignée"><text:span text:style-name="T124">–</text:span></text:span><text:span text:style-name="_5f_correction_20_surlignée"><text:span text:style-name="T129">2</text:span></text:span><text:span text:style-name="_5f_correction_20_surlignée"><text:span text:style-name="T130">6</text:span></text:span><text:span text:style-name="_5f_correction_20_surlignée"><text:span text:style-name="T83"> </text:span></text:span><text:span text:style-name="_5f_correction_20_surlignée"><text:span text:style-name="T84">kg</text:span></text:span></text:p>
        </text:list-item>
        <text:list-item>
          <text:p text:style-name="P52"><text:span text:style-name="T57">D</text:span><text:span text:style-name="T65">iamètre de la Terre : </text:span><text:span text:style-name="T178">1</text:span><text:span text:style-name="T179">2</text:span><text:span text:style-name="T65"> </text:span><text:span text:style-name="T178">7</text:span><text:span text:style-name="T179">56</text:span><text:span text:style-name="T65"> </text:span><text:span text:style-name="T178">2</text:span><text:span text:style-name="T179">74</text:span><text:span text:style-name="T65"> m </text:span></text:p>
          <text:p text:style-name="P51"><text:span text:style-name="_5f_correction_20_surlignée"><text:span text:style-name="T169">1, </text:span></text:span><text:span text:style-name="_5f_correction_20_surlignée"><text:span text:style-name="T170">2</text:span></text:span><text:span text:style-name="_5f_correction_20_surlignée"><text:span text:style-name="T169">7</text:span></text:span><text:span text:style-name="_5f_correction_20_surlignée"><text:span text:style-name="T170">5 6</text:span></text:span><text:span text:style-name="_5f_correction_20_surlignée"><text:span text:style-name="T169">2</text:span></text:span><text:span text:style-name="_5f_correction_20_surlignée"><text:span text:style-name="T170">7 4</text:span></text:span><text:span text:style-name="_5f_correction_20_surlignée"><text:span text:style-name="T65"> × 10</text:span></text:span><text:span text:style-name="_5f_correction_20_surlignée"><text:span text:style-name="T119"> </text:span></text:span><text:span text:style-name="_5f_correction_20_surlignée"><text:span text:style-name="T120">7</text:span></text:span><text:span text:style-name="_5f_correction_20_surlignée"><text:span text:style-name="T65"> m </text:span></text:span></text:p>
        </text:list-item>
        <text:list-item>
          <text:p text:style-name="P66">Taille d’une fourmi : 0,000 03 hm</text:p>
          <text:p text:style-name="P51"><text:span text:style-name="_5f_correction_20_surlignée"><text:span text:style-name="T189">3 </text:span></text:span><text:span text:style-name="_5f_correction_20_surlignée"><text:span text:style-name="T83">× 10 </text:span></text:span><text:span text:style-name="_5f_correction_20_surlignée"><text:span text:style-name="T124">– </text:span></text:span><text:span text:style-name="_5f_correction_20_surlignée"><text:span text:style-name="T125">5</text:span></text:span><text:span text:style-name="_5f_correction_20_surlignée"><text:span text:style-name="T85"> hm</text:span></text:span></text:p>
        </text:list-item>
        <text:list-item>
          <text:p text:style-name="P53">Masse d’un éléphant<text:span text:style-name="T66"> </text:span>: 5 tonnes</text:p>
          <text:p text:style-name="P51"><text:span text:style-name="_5f_correction_20_surlignée"><text:span text:style-name="T189">5 </text:span></text:span><text:span text:style-name="_5f_correction_20_surlignée"><text:span text:style-name="T83">× 10 </text:span></text:span><text:span text:style-name="_5f_correction_20_surlignée"><text:span text:style-name="T222">0 <text:s/></text:span></text:span><text:span text:style-name="_5f_correction_20_surlignée"><text:span text:style-name="T190">t</text:span></text:span></text:p>
        </text:list-item>
        <text:list-item>
          <text:p text:style-name="P52">Diamètre moyen d’un cheveu : 0,000 000 7 m</text:p>
          <text:p text:style-name="P54"><text:span text:style-name="_5f_correction_20_surlignée"><text:span text:style-name="T329">( e</text:span></text:span><text:span text:style-name="_5f_correction_20_surlignée"><text:span text:style-name="T328">n fait plutôt <text:s/>0,000 070 m en réalité</text:span></text:span><text:span text:style-name="_5f_correction_20_surlignée"><text:span text:style-name="T329">)</text:span></text:span></text:p>
          <text:p text:style-name="P54"><text:span text:style-name="_5f_correction_20_surlignée"><text:span text:style-name="T189">7 </text:span></text:span><text:span text:style-name="_5f_correction_20_surlignée"><text:span text:style-name="T83">× 10 </text:span></text:span><text:span text:style-name="_5f_correction_20_surlignée"><text:span text:style-name="T124">– </text:span></text:span><text:span text:style-name="_5f_correction_20_surlignée"><text:span text:style-name="T125">7</text:span></text:span><text:span text:style-name="_5f_correction_20_surlignée"><text:span text:style-name="T85"> m <text:s/></text:span></text:span><text:span text:style-name="_5f_correction_20_surlignée"><text:span text:style-name="T93"><text:s/></text:span></text:span></text:p>
        </text:list-item>
      </text:list>
      <text:list xml:id="list173441144501736" text:continue-list="list173439843102062" text:style-name="Num_5f_Exo">
        <text:list-item>
          <text:p text:style-name="P85"><text:span text:style-name="_5f_pointillés_20_gris"><text:span text:style-name="T242"> </text:span></text:span><text:span text:style-name="T260">Écris chaque nombre relatif en notation scientifique.</text:span></text:p>
        </text:list-item>
      </text:list>
      <text:list xml:id="list173440854863233" text:continue-list="list173440193649065" text:style-name="liste_5f_abc">
        <text:list-item text:start-value="1">
          <text:p text:style-name="P46"><text:span text:style-name="T235">6 540 </text:span><text:span text:style-name="_5f_signe"><text:span text:style-name="T235">=</text:span></text:span><text:span text:style-name="T235"> </text:span><text:span text:style-name="_5f_correction_20_surlignée"><text:span text:style-name="T186">6,54</text:span></text:span><text:span text:style-name="_5f_correction_20_surlignée"><text:span text:style-name="T185"> </text:span></text:span><text:span text:style-name="_5f_correction_20_surlignée"><text:span text:style-name="T23">× 10 </text:span></text:span><text:span text:style-name="_5f_correction_20_surlignée"><text:span text:style-name="T132">3</text:span></text:span><text:span text:style-name="_5f_correction_20_surlignée"><text:span text:style-name="T223"> <text:s/></text:span></text:span></text:p>
        </text:list-item>
        <text:list-item>
          <text:p text:style-name="P46">0,003 2 <text:span text:style-name="_5f_signe">=</text:span> <text:span text:style-name="_5f_correction_20_surlignée"><text:span text:style-name="T186">3,2</text:span></text:span><text:span text:style-name="_5f_correction_20_surlignée"><text:span text:style-name="T185"> </text:span></text:span><text:span text:style-name="_5f_correction_20_surlignée"><text:span text:style-name="T23">× 10 </text:span></text:span><text:span text:style-name="_5f_correction_20_surlignée"><text:span text:style-name="T131">– </text:span></text:span><text:span text:style-name="_5f_correction_20_surlignée"><text:span text:style-name="T220">3</text:span></text:span><text:span text:style-name="_5f_correction_20_surlignée"><text:span text:style-name="T223"> <text:s/></text:span></text:span></text:p>
        </text:list-item>
        <text:list-item>
          <text:p text:style-name="P46">1 475,2 <text:span text:style-name="_5f_signe">=</text:span> <text:span text:style-name="_5f_correction_20_surlignée"><text:span text:style-name="T186">1,475 2 </text:span></text:span><text:span text:style-name="_5f_correction_20_surlignée"><text:span text:style-name="T23">× 10 </text:span></text:span><text:span text:style-name="_5f_correction_20_surlignée"><text:span text:style-name="T132">3</text:span></text:span><text:span text:style-name="_5f_correction_20_surlignée"><text:span text:style-name="T223"> <text:s/></text:span></text:span></text:p>
        </text:list-item>
        <text:list-item>
          <text:p text:style-name="P46">23,45 <text:span text:style-name="_5f_signe">=</text:span> <text:span text:style-name="_5f_correction_20_surlignée"><text:span text:style-name="T186">2,345</text:span></text:span><text:span text:style-name="_5f_correction_20_surlignée"><text:span text:style-name="T185"> </text:span></text:span><text:span text:style-name="_5f_correction_20_surlignée"><text:span text:style-name="T23">× 10 </text:span></text:span><text:span text:style-name="_5f_correction_20_surlignée"><text:span text:style-name="T219">1</text:span></text:span><text:span text:style-name="_5f_correction_20_surlignée"><text:span text:style-name="T223"> </text:span></text:span></text:p>
        </text:list-item>
        <text:list-item>
          <text:p text:style-name="P46"><text:span text:style-name="_5f_pointillés_20_gris"><text:span text:style-name="T146">−</text:span></text:span><text:span text:style-name="T237">34,3 </text:span><text:span text:style-name="_5f_signe">=</text:span><text:span text:style-name="T237"> </text:span><text:span text:style-name="_5f_correction_20_surlignée">– </text:span><text:span text:style-name="_5f_correction_20_surlignée"><text:span text:style-name="T186">3,43</text:span></text:span><text:span text:style-name="_5f_correction_20_surlignée"><text:span text:style-name="T185"> </text:span></text:span><text:span text:style-name="_5f_correction_20_surlignée"><text:span text:style-name="T23">× 10 </text:span></text:span><text:span text:style-name="_5f_correction_20_surlignée"><text:span text:style-name="T219">1</text:span></text:span><text:span text:style-name="_5f_correction_20_surlignée"><text:span text:style-name="T223"> </text:span></text:span></text:p>
        </text:list-item>
        <text:list-item>
          <text:p text:style-name="P47"><text:span text:style-name="_5f_pointillés_20_gris"><text:span text:style-name="T146">−</text:span></text:span><text:span text:style-name="T237">0,001 </text:span><text:span text:style-name="_5f_signe">=</text:span><text:span text:style-name="T237"> </text:span><text:span text:style-name="_5f_correction_20_surlignée"><text:span text:style-name="T20">– </text:span></text:span><text:span text:style-name="_5f_correction_20_surlignée"><text:span text:style-name="T187">1</text:span></text:span><text:span text:style-name="_5f_correction_20_surlignée"><text:span text:style-name="T185"> </text:span></text:span><text:span text:style-name="_5f_correction_20_surlignée"><text:span text:style-name="T23">× 10</text:span></text:span><text:span text:style-name="_5f_correction_20_surlignée"><text:span text:style-name="T131">–</text:span></text:span><text:span text:style-name="_5f_correction_20_surlignée"><text:span text:style-name="T219"> </text:span></text:span><text:span text:style-name="_5f_correction_20_surlignée"><text:span text:style-name="T220">3</text:span></text:span><text:span text:style-name="_5f_correction_20_surlignée"><text:span text:style-name="T223"> </text:span></text:span></text:p>
        </text:list-item>
        <text:list-item>
          <text:p text:style-name="P47"><text:span text:style-name="_5f_pointillés_20_gris"><text:span text:style-name="T224">0,0245</text:span></text:span><text:span text:style-name="_5f_pointillés_20_gris"><text:span text:style-name="T227"> </text:span></text:span><text:span text:style-name="_5f_signe"><text:span text:style-name="T224">=</text:span></text:span><text:span text:style-name="_5f_pointillés_20_gris"><text:span text:style-name="T227"> </text:span></text:span><text:span text:style-name="_5f_correction_20_surlignée"><text:span text:style-name="T187">2,45 </text:span></text:span><text:span text:style-name="_5f_correction_20_surlignée"><text:span text:style-name="T23">× 10</text:span></text:span><text:span text:style-name="_5f_correction_20_surlignée"><text:span text:style-name="T131">–</text:span></text:span><text:span text:style-name="_5f_correction_20_surlignée"><text:span text:style-name="T219"> </text:span></text:span><text:span text:style-name="_5f_correction_20_surlignée"><text:span text:style-name="T220">2</text:span></text:span><text:span text:style-name="_5f_correction_20_surlignée"><text:span text:style-name="T223"> </text:span></text:span></text:p>
        </text:list-item>
      </text:list>
      <text:list xml:id="list173441035736498" text:continue-list="list173441144501736" text:style-name="Num_5f_Exo">
        <text:list-item>
          <text:p text:style-name="P84"><text:span text:style-name="_5f_pointillés_20_gris"> </text:span><text:span text:style-name="T237">Écris chaque nombre en notation scientifique.</text:span></text:p>
        </text:list-item>
      </text:list>
      <text:list xml:id="list173439772961588" text:continue-list="list173440854863233" text:style-name="liste_5f_abc">
        <text:list-item>
          <text:list>
            <text:list-item text:start-value="1">
              <text:p text:style-name="P33"><text:span text:style-name="T136">645,3 </text:span><text:span text:style-name="T225">×</text:span><text:span text:style-name="T136"> 10</text:span><text:span text:style-name="T194">–15</text:span><text:span text:style-name="T137"> </text:span><text:span text:style-name="_5f_signe"><text:span text:style-name="T136">=</text:span></text:span> <text:span text:style-name="_5f_correction_20_surlignée"><text:span text:style-name="T263">6,453 </text:span></text:span><text:span text:style-name="_5f_correction_20_surlignée"><text:span text:style-name="T317">×</text:span></text:span><text:span text:style-name="_5f_correction_20_surlignée"><text:span text:style-name="T319"> </text:span></text:span><text:span text:style-name="_5f_correction_20_surlignée"><text:span text:style-name="T320">10</text:span></text:span><text:span text:style-name="_5f_correction_20_surlignée"><text:span text:style-name="T273"> 2</text:span></text:span><text:span text:style-name="_5f_pointillés_20_gris"><text:span text:style-name="T321"> </text:span></text:span><text:span text:style-name="_5f_pointillés_20_gris"><text:span text:style-name="T318">×</text:span></text:span><text:span text:style-name="_5f_pointillés_20_gris"><text:span text:style-name="T321"> 10</text:span></text:span><text:span text:style-name="_5f_pointillés_20_gris"><text:span text:style-name="T285"> – 15</text:span></text:span></text:p>
              <text:p text:style-name="P33"><text:span text:style-name="_5f_signe"><text:span text:style-name="T7">=</text:span></text:span><text:span text:style-name="_5f_pointillés_20_gris"><text:span text:style-name="T7"> </text:span></text:span><text:span text:style-name="_5f_correction_20_surlignée"><text:span text:style-name="T290">6,453 </text:span></text:span><text:span text:style-name="_5f_correction_20_surlignée"><text:span text:style-name="T306">×</text:span></text:span><text:span text:style-name="_5f_correction_20_surlignée"><text:span text:style-name="T295"> </text:span></text:span><text:span text:style-name="_5f_pointillés_20_gris"><text:span text:style-name="T308"> 10</text:span></text:span><text:span text:style-name="_5f_pointillés_20_gris"><text:span text:style-name="T285"> – 13 </text:span></text:span><text:span text:style-name="_5f_pointillés_20_gris"><text:span text:style-name="T286"><text:s text:c="4"/></text:span></text:span></text:p>
            </text:list-item>
            <text:list-item>
              <text:p text:style-name="P33"><text:span text:style-name="T136">0,056 </text:span><text:span text:style-name="T225">×</text:span><text:span text:style-name="T136"> </text:span><text:span text:style-name="T230">10</text:span><text:span text:style-name="T204">17</text:span><text:span text:style-name="T136"> </text:span><text:span text:style-name="_5f_signe"><text:span text:style-name="T136">=</text:span></text:span><text:span text:style-name="T136">  </text:span><text:span text:style-name="_5f_correction_20_surlignée"><text:span text:style-name="T136">5,6 </text:span></text:span><text:span text:style-name="_5f_correction_20_surlignée"><text:span text:style-name="T226">×</text:span></text:span><text:span text:style-name="_5f_correction_20_surlignée"><text:span text:style-name="T228"> </text:span></text:span><text:span text:style-name="_5f_correction_20_surlignée"><text:span text:style-name="T229">10</text:span></text:span><text:span text:style-name="_5f_correction_20_surlignée"><text:span text:style-name="T207"> -2</text:span></text:span><text:span text:style-name="_5f_correction_20_surlignée"><text:span text:style-name="T136"> </text:span></text:span><text:span text:style-name="_5f_correction_20_surlignée"><text:span text:style-name="T225">×</text:span></text:span><text:span text:style-name="_5f_correction_20_surlignée"><text:span text:style-name="T136"> </text:span></text:span><text:span text:style-name="_5f_correction_20_surlignée"><text:span text:style-name="T230">10</text:span></text:span><text:span text:style-name="_5f_correction_20_surlignée"><text:span text:style-name="T204">17</text:span></text:span></text:p>
              <text:p text:style-name="P33"><text:span text:style-name="_5f_pointillés_20_gris"><text:span text:style-name="T263">= </text:span></text:span><text:span text:style-name="_5f_correction_20_surlignée"><text:span text:style-name="T263">5,6 </text:span></text:span><text:span text:style-name="_5f_correction_20_surlignée"><text:span text:style-name="T317">×</text:span></text:span><text:span text:style-name="_5f_correction_20_surlignée"><text:span text:style-name="T319"> </text:span></text:span><text:span text:style-name="_5f_correction_20_surlignée"><text:span text:style-name="T320">10</text:span></text:span><text:span text:style-name="_5f_correction_20_surlignée"><text:span text:style-name="T273"> 15 </text:span></text:span><text:span text:style-name="_5f_correction_20_surlignée"><text:span text:style-name="T274"><text:s text:c="3"/></text:span></text:span></text:p>
            </text:list-item>
            <text:list-item>
              <text:p text:style-name="P33"><text:span text:style-name="_5f_pointillés_20_gris"><text:span text:style-name="T146">−</text:span></text:span><text:span text:style-name="T136">13,6 </text:span><text:span text:style-name="T225">×</text:span><text:span text:style-name="T136"> 10</text:span><text:span text:style-name="T194">–9</text:span><text:span text:style-name="T137"> </text:span><text:span text:style-name="_5f_signe"><text:span text:style-name="T136">=</text:span></text:span><text:span text:style-name="T136"> </text:span><text:span text:style-name="_5f_correction_20_surlignée"><text:span text:style-name="T140"> – 1,36 </text:span></text:span><text:span text:style-name="_5f_correction_20_surlignée"><text:span text:style-name="T161">×</text:span></text:span><text:span text:style-name="_5f_correction_20_surlignée"><text:span text:style-name="T144"> </text:span></text:span><text:span text:style-name="_5f_correction_20_surlignée"><text:span text:style-name="T140">10</text:span></text:span><text:span text:style-name="_5f_correction_20_surlignée"><text:span text:style-name="T209"> 1 </text:span></text:span><text:span text:style-name="_5f_correction_20_surlignée"><text:span text:style-name="T161">×</text:span></text:span><text:span text:style-name="_5f_correction_20_surlignée"><text:span text:style-name="T144"> </text:span></text:span><text:span text:style-name="_5f_correction_20_surlignée"><text:span text:style-name="T140">10</text:span></text:span><text:span text:style-name="_5f_correction_20_surlignée"><text:span text:style-name="T209"> - 9</text:span></text:span></text:p>
              <text:p text:style-name="P33"><text:span text:style-name="_5f_signe">=</text:span><text:span text:style-name="_5f_pointillés_20_gris"> </text:span><text:span text:style-name="_5f_pointillés_20_gris"><text:span text:style-name="T7"> </text:span></text:span><text:span text:style-name="_5f_correction_20_surlignée"><text:span text:style-name="T290"> – 1,36 </text:span></text:span><text:span text:style-name="_5f_correction_20_surlignée"><text:span text:style-name="T306">×</text:span></text:span><text:span text:style-name="_5f_correction_20_surlignée"><text:span text:style-name="T295"> </text:span></text:span><text:span text:style-name="_5f_correction_20_surlignée"><text:span text:style-name="T293">10</text:span></text:span><text:span text:style-name="_5f_correction_20_surlignée"><text:span text:style-name="T273"> - 8 </text:span></text:span><text:span text:style-name="_5f_correction_20_surlignée"><text:span text:style-name="T274"><text:s text:c="7"/></text:span></text:span></text:p>
            </text:list-item>
            <text:list-item>
              <text:p text:style-name="P33"><text:span text:style-name="T137">523 </text:span><text:span text:style-name="T157">×</text:span><text:span text:style-name="T137"> </text:span><text:span text:style-name="T167">10</text:span><text:span text:style-name="T204">7</text:span><text:span text:style-name="T137"> </text:span><text:span text:style-name="_5f_signe"><text:span text:style-name="T137">=</text:span></text:span><text:span text:style-name="T137">  </text:span><text:span text:style-name="_5f_correction_20_surlignée"><text:span text:style-name="T140"> 5,23 </text:span></text:span><text:span text:style-name="_5f_correction_20_surlignée"><text:span text:style-name="T161">×</text:span></text:span><text:span text:style-name="_5f_correction_20_surlignée"><text:span text:style-name="T144"> </text:span></text:span><text:span text:style-name="_5f_correction_20_surlignée"><text:span text:style-name="T140">10</text:span></text:span><text:span text:style-name="_5f_correction_20_surlignée"><text:span text:style-name="T209"> 2 </text:span></text:span><text:span text:style-name="_5f_correction_20_surlignée"><text:span text:style-name="T161">×</text:span></text:span><text:span text:style-name="_5f_correction_20_surlignée"><text:span text:style-name="T144"> </text:span></text:span><text:span text:style-name="_5f_correction_20_surlignée"><text:span text:style-name="T140">10</text:span></text:span><text:span text:style-name="_5f_correction_20_surlignée"><text:span text:style-name="T209">7</text:span></text:span></text:p>
              <text:p text:style-name="P33"><text:span text:style-name="_5f_signe"><text:span text:style-name="T7">=</text:span></text:span><text:span text:style-name="_5f_pointillés_20_gris"><text:span text:style-name="T7"> </text:span></text:span><text:span text:style-name="_5f_Correction_5f_surligné"><text:span text:style-name="T309"> 5,23 </text:span></text:span><text:span text:style-name="_5f_Correction_5f_surligné"><text:span text:style-name="T312">× </text:span></text:span><text:span text:style-name="_5f_Correction_5f_surligné"><text:span text:style-name="T309">10</text:span></text:span><text:span text:style-name="_5f_Correction_5f_surligné"><text:span text:style-name="T287"> 9 <text:s text:c="2"/></text:span></text:span></text:p>
            </text:list-item>
            <text:list-item>
              <text:p text:style-name="P33"><text:span text:style-name="T137">34 000</text:span><text:span text:style-name="T194"> </text:span><text:span text:style-name="T157">×</text:span><text:span text:style-name="T137"> </text:span><text:span text:style-name="T167">10</text:span><text:span text:style-name="T204">12</text:span><text:span text:style-name="T137"> </text:span><text:span text:style-name="_5f_signe"><text:span text:style-name="T137">=</text:span></text:span><text:span text:style-name="T137">  </text:span><text:span text:style-name="_5f_correction_20_surlignée"><text:span text:style-name="T137">3,4 </text:span></text:span><text:span text:style-name="_5f_correction_20_surlignée"><text:span text:style-name="T163">×</text:span></text:span><text:span text:style-name="_5f_correction_20_surlignée"><text:span text:style-name="T145"> </text:span></text:span><text:span text:style-name="_5f_correction_20_surlignée"><text:span text:style-name="T141">10</text:span></text:span><text:span text:style-name="_5f_correction_20_surlignée"><text:span text:style-name="T207"> 4 </text:span></text:span><text:span text:style-name="_5f_correction_20_surlignée"><text:span text:style-name="T157">×</text:span></text:span><text:span text:style-name="_5f_correction_20_surlignée"><text:span text:style-name="T137"> </text:span></text:span><text:span text:style-name="_5f_correction_20_surlignée"><text:span text:style-name="T167">10</text:span></text:span><text:span text:style-name="_5f_correction_20_surlignée"><text:span text:style-name="T204">12 <text:s/></text:span></text:span></text:p>
              <text:p text:style-name="P33"><text:span text:style-name="_5f_signe"><text:span text:style-name="T86">=</text:span></text:span><text:span text:style-name="_5f_pointillés_20_gris"><text:span text:style-name="T20">  </text:span></text:span><text:span text:style-name="_5f_correction_20_surlignée"><text:span text:style-name="T298">3,4 </text:span></text:span><text:span text:style-name="_5f_correction_20_surlignée"><text:span text:style-name="T307">×</text:span></text:span><text:span text:style-name="_5f_correction_20_surlignée"><text:span text:style-name="T296"> </text:span></text:span><text:span text:style-name="_5f_correction_20_surlignée"><text:span text:style-name="T294">10</text:span></text:span><text:span text:style-name="_5f_correction_20_surlignée"><text:span text:style-name="T278"> 16</text:span></text:span><text:span text:style-name="_5f_correction_20_surlignée"><text:span text:style-name="T276"> <text:s text:c="6"/></text:span></text:span></text:p>
            </text:list-item>
            <text:list-item>
              <text:p text:style-name="P33"><text:span text:style-name="_5f_pointillés_20_gris"><text:span text:style-name="T147">−</text:span></text:span><text:span text:style-name="_5f_BVS"><text:span text:style-name="T72">0,00472</text:span></text:span><text:span text:style-name="_5f_BVS"><text:span text:style-name="T205"> </text:span></text:span><text:span text:style-name="_5f_BVS"><text:span text:style-name="T164">×</text:span></text:span><text:span text:style-name="_5f_BVS"><text:span text:style-name="T175"> </text:span></text:span><text:span text:style-name="_5f_BVS"><text:span text:style-name="T59">10</text:span></text:span><text:span text:style-name="_5f_BVS"><text:span text:style-name="T118">9</text:span></text:span><text:span text:style-name="_5f_BVS"><text:span text:style-name="T168"> </text:span></text:span><text:span text:style-name="_5f_signe"><text:span text:style-name="T168">=</text:span></text:span><text:span text:style-name="_5f_correction_20_surlignée"><text:span text:style-name="T310"> </text:span></text:span><text:span text:style-name="_5f_correction_20_surlignée"><text:span text:style-name="T311">− </text:span></text:span><text:span text:style-name="_5f_correction_20_surlignée"><text:span text:style-name="T310">4,72</text:span></text:span><text:span text:style-name="_5f_correction_20_surlignée"><text:span text:style-name="T288"> </text:span></text:span><text:span text:style-name="_5f_correction_20_surlignée"><text:span text:style-name="T313">× </text:span></text:span><text:span text:style-name="_5f_correction_20_surlignée"><text:span text:style-name="T310">10 </text:span></text:span><text:span text:style-name="_5f_correction_20_surlignée"><text:span text:style-name="T288">-</text:span></text:span><text:span text:style-name="_5f_correction_20_surlignée"><text:span text:style-name="T289">3</text:span></text:span><text:span text:style-name="_5f_correction_20_surlignée"><text:span text:style-name="T288"> </text:span></text:span><text:span text:style-name="_5f_correction_20_surlignée"><text:span text:style-name="T310">× 10 </text:span></text:span><text:span text:style-name="_5f_correction_20_surlignée"><text:span text:style-name="T288">9</text:span></text:span></text:p>
            </text:list-item>
          </text:list>
        </text:list-item>
      </text:list>
      <text:list xml:id="list173440229758398" text:continue-list="list173440936151541" text:style-name="_5f_Numérotation_20_des_20_exercices_20_livrets">
        <text:list-item>
          <text:list>
            <text:list-header>
              <text:p text:style-name="P35"><text:span text:style-name="_5f_signe"><text:span text:style-name="T168">=</text:span></text:span><text:span text:style-name="_5f_correction_20_surlignée"><text:span text:style-name="T310"> </text:span></text:span><text:span text:style-name="_5f_correction_20_surlignée"><text:span text:style-name="T311">− </text:span></text:span><text:span text:style-name="_5f_correction_20_surlignée"><text:span text:style-name="T310">4,72</text:span></text:span><text:span text:style-name="_5f_correction_20_surlignée"><text:span text:style-name="T288"> </text:span></text:span><text:span text:style-name="_5f_correction_20_surlignée"><text:span text:style-name="T313">×</text:span></text:span><text:span text:style-name="_5f_correction_20_surlignée"><text:span text:style-name="T310">10</text:span></text:span><text:span text:style-name="_5f_correction_20_surlignée"><text:span text:style-name="T288"> </text:span></text:span><text:span text:style-name="_5f_correction_20_surlignée"><text:span text:style-name="T289">6</text:span></text:span></text:p>
            </text:list-header>
          </text:list>
        </text:list-item>
      </text:list>
      <text:list xml:id="list173439315359368" text:continue-list="list173441035736498" text:style-name="Num_5f_Exo">
        <text:list-item>
          <text:h text:style-name="Exo_5f_Num" text:outline-level="1"> On donne l’expression numérique <text:span text:style-name="T261">suivante.</text:span></text:h>
        </text:list-item>
      </text:list>
      <text:list xml:id="list173439295093768" text:continue-list="list173440229758398" text:style-name="_5f_Numérotation_20_des_20_exercices_20_livrets">
        <text:list-header>
          <text:p text:style-name="P91">A <text:span text:style-name="_5f_signe">=</text:span> 2<text:span text:style-name="T7"> </text:span><text:span text:style-name="T26">×</text:span> 10<text:span text:style-name="T94">2</text:span><text:span text:style-name="T7"> </text:span><text:span text:style-name="T50"></text:span><text:span text:style-name="T7"> </text:span>10<text:span text:style-name="T94">1</text:span><text:span text:style-name="T7"> </text:span><text:span text:style-name="T50"></text:span><text:span text:style-name="T7"> </text:span>10<text:span text:style-name="T102">–</text:span><text:span text:style-name="T94">1</text:span><text:span text:style-name="T7"> </text:span><text:span text:style-name="T50"></text:span><text:span text:style-name="T7"> 2 </text:span><text:span text:style-name="T26">×</text:span> 10<text:span text:style-name="T102">–</text:span><text:span text:style-name="T94">2</text:span></text:p>
        </text:list-header>
      </text:list>
      <text:list xml:id="list173439822896265" text:continue-list="list173439772961588" text:style-name="liste_5f_abc">
        <text:list-item>
          <text:list>
            <text:list-item text:start-value="1">
              <text:p text:style-name="P75">Donne l’écriture décimale de A.</text:p>
            </text:list-item>
          </text:list>
        </text:list-item>
      </text:list>
      <text:list xml:id="list173439513692347" text:continue-list="list173439295093768" text:style-name="_5f_Numérotation_20_des_20_exercices_20_livrets">
        <text:list-header>
          <text:p text:style-name="P92"><text:span text:style-name="_5f_correction_20_surlignée"><text:span text:style-name="T263">A = 2</text:span></text:span><text:span text:style-name="_5f_correction_20_surlignée"><text:span text:style-name="T302">00 </text:span></text:span><text:span text:style-name="_5f_correction_20_surlignée"><text:span text:style-name="T315"></text:span></text:span><text:span text:style-name="_5f_correction_20_surlignée"><text:span text:style-name="T290"> </text:span></text:span><text:span text:style-name="_5f_correction_20_surlignée"><text:span text:style-name="T263">10</text:span></text:span><text:span text:style-name="_5f_correction_20_surlignée"><text:span text:style-name="T290"> </text:span></text:span><text:span text:style-name="_5f_correction_20_surlignée"><text:span text:style-name="T315"></text:span></text:span><text:span text:style-name="_5f_correction_20_surlignée"><text:span text:style-name="T290"> </text:span></text:span><text:span text:style-name="_5f_correction_20_surlignée"><text:span text:style-name="T302">0,1</text:span></text:span><text:span text:style-name="_5f_correction_20_surlignée"><text:span text:style-name="T290"> </text:span></text:span><text:span text:style-name="_5f_correction_20_surlignée"><text:span text:style-name="T315"></text:span></text:span><text:span text:style-name="_5f_correction_20_surlignée"><text:span text:style-name="T290"> </text:span></text:span><text:span text:style-name="_5f_correction_20_surlignée"><text:span text:style-name="T316">0,0</text:span></text:span><text:span text:style-name="_5f_correction_20_surlignée"><text:span text:style-name="T290">2</text:span></text:span></text:p>
          <text:p text:style-name="P88"><text:span text:style-name="_5f_correction_20_surlignée"><text:span text:style-name="T325">A = 2</text:span></text:span><text:span text:style-name="_5f_correction_20_surlignée"><text:span text:style-name="T304">10,12</text:span></text:span></text:p>
        </text:list-header>
      </text:list>
      <text:list xml:id="list173440075375947" text:continue-list="list173439822896265" text:style-name="liste_5f_abc">
        <text:list-item>
          <text:list>
            <text:list-item>
              <text:p text:style-name="P76">Donne l’écriture scientifique de A.</text:p>
            </text:list-item>
          </text:list>
        </text:list-item>
      </text:list>
      <text:list xml:id="list173439253418603" text:continue-list="list173439513692347" text:style-name="_5f_Numérotation_20_des_20_exercices_20_livrets">
        <text:list-header>
          <text:p text:style-name="P88"><text:span text:style-name="_5f_correction_20_surlignée"><text:span text:style-name="T325">A = 2,</text:span></text:span><text:span text:style-name="_5f_correction_20_surlignée"><text:span text:style-name="T304">101 2 </text:span></text:span><text:span text:style-name="_5f_correction_20_surlignée"><text:span text:style-name="T313">×</text:span></text:span><text:span text:style-name="_5f_correction_20_surlignée"><text:span text:style-name="T314">10</text:span></text:span><text:span text:style-name="_5f_correction_20_surlignée"><text:span text:style-name="T283"> </text:span></text:span><text:span text:style-name="_5f_correction_20_surlignée"><text:span text:style-name="T268">2</text:span></text:span></text:p>
        </text:list-header>
      </text:list>
      <text:list xml:id="list173439908094618" text:continue-list="list173440075375947" text:style-name="liste_5f_abc">
        <text:list-item>
          <text:list>
            <text:list-item>
              <text:p text:style-name="P76">Écris A sous la forme d’un produit d’un nombre entier par une puissance de 10.</text:p>
            </text:list-item>
          </text:list>
        </text:list-item>
      </text:list>
      <text:list xml:id="list173439747095666" text:continue-list="list173439253418603" text:style-name="_5f_Numérotation_20_des_20_exercices_20_livrets">
        <text:list-header>
          <text:p text:style-name="P77"><text:span text:style-name="_5f_correction_20_surlignée"><text:span text:style-name="T324">A = 2</text:span></text:span><text:span text:style-name="_5f_correction_20_surlignée"><text:span text:style-name="T322">10,12 <text:s/></text:span></text:span><text:span text:style-name="_5f_correction_20_surlignée"><text:span text:style-name="T324">= 2</text:span></text:span><text:span text:style-name="_5f_correction_20_surlignée"><text:span text:style-name="T322">10,12 </text:span></text:span><text:span text:style-name="_5f_correction_20_surlignée"><text:span text:style-name="T326">× </text:span></text:span><text:span text:style-name="_5f_correction_20_surlignée"><text:span text:style-name="T327">10</text:span></text:span><text:span text:style-name="_5f_correction_20_surlignée"><text:span text:style-name="T284"> <text:s/></text:span></text:span><text:span text:style-name="_5f_correction_20_surlignée"><text:span text:style-name="T270">0</text:span></text:span><text:span text:style-name="_5f_correction_20_surlignée"><text:span text:style-name="T323"> donc :</text:span></text:span></text:p>
          <text:p text:style-name="P88"><text:span text:style-name="_5f_correction_20_surlignée"><text:span text:style-name="T325">A = 2</text:span></text:span><text:span text:style-name="_5f_correction_20_surlignée"><text:span text:style-name="T304">1 012 </text:span></text:span><text:span text:style-name="_5f_correction_20_surlignée"><text:span text:style-name="T313">× </text:span></text:span><text:span text:style-name="_5f_correction_20_surlignée"><text:span text:style-name="T314">10</text:span></text:span><text:span text:style-name="_5f_correction_20_surlignée"><text:span text:style-name="T283"> –</text:span></text:span><text:span text:style-name="_5f_correction_20_surlignée"><text:span text:style-name="T268"> 2</text:span></text:span></text:p>
        </text:list-header>
      </text:list>
      <text:list xml:id="list173440517664380" text:continue-list="list173439908094618" text:style-name="liste_5f_abc">
        <text:list-item>
          <text:list>
            <text:list-item>
              <text:p text:style-name="P76">Écris A sous la forme d’une somme d’un nombre entier et d’une fraction irréductible inférieure à 1.</text:p>
            </text:list-item>
          </text:list>
        </text:list-item>
      </text:list>
      <text:list xml:id="list173439948876603" text:continue-list="list173439747095666" text:style-name="_5f_Numérotation_20_des_20_exercices_20_livrets">
        <text:list-header>
          <text:p text:style-name="P88"><text:span text:style-name="_5f_correction_20_surlignée"><text:span text:style-name="T325">A = 2</text:span></text:span><text:span text:style-name="_5f_correction_20_surlignée"><text:span text:style-name="T304">10,12 = 210 + <text:s/>0,12 </text:span></text:span></text:p>
          <text:p text:style-name="P88"><text:span text:style-name="_5f_correction_20_surlignée"><text:span text:style-name="T325">A = </text:span></text:span><text:span text:style-name="_5f_correction_20_surlignée"><text:span text:style-name="T304"><draw:frame draw:style-name="fr4" draw:name="Objet1" text:anchor-type="as-char" svg:width="2.127cm" svg:height="0.87cm" draw:z-index="19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correction_20_surlignée"><text:span text:style-name="T304"><text:s text:c="4"/>donc  A = </text:span></text:span><text:span text:style-name="_5f_correction_20_surlignée"><text:span text:style-name="T304"><draw:frame draw:style-name="fr4" draw:name="Objet2" text:anchor-type="as-char" svg:width="1.917cm" svg:height="0.87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text:p text:style-name="P88"><text:span text:style-name="_5f_correction_20_surlignée"><text:span text:style-name="T304"/></text:span></text:p>
        </text:list-header>
      </text:list>
      <text:list xml:id="list173439164466192" text:continue-list="list173439315359368" text:style-name="Num_5f_Exo">
        <text:list-item>
          <text:h text:style-name="P32" text:outline-level="1"> En informatique, on utilise comme unités de mesure les multiples de l’octet :</text:h>
        </text:list-item>
      </text:list>
      <text:p text:style-name="P25"><text:span text:style-name="T262">•</text:span><text:span text:style-name="T256"> </text:span>1 Ko<text:span text:style-name="T235"> </text:span><text:span text:style-name="_5f_signe"><text:span text:style-name="T235">=</text:span></text:span><text:span text:style-name="T235"> </text:span>10<text:span text:style-name="T199">3</text:span> octets ;</text:p>
      <text:p text:style-name="P26"><text:span text:style-name="T262">•</text:span><text:span text:style-name="T256"> </text:span>1 Mo<text:span text:style-name="T235"> </text:span><text:span text:style-name="_5f_signe"><text:span text:style-name="T235">=</text:span></text:span><text:span text:style-name="T235"> </text:span>10<text:span text:style-name="T199">6</text:span> octets ;</text:p>
      <text:p text:style-name="P26"><text:span text:style-name="T262">•</text:span><text:span text:style-name="T256"> </text:span>1 Go<text:span text:style-name="T235"> </text:span><text:span text:style-name="_5f_signe"><text:span text:style-name="T235">=</text:span></text:span><text:span text:style-name="T235"> </text:span>10<text:span text:style-name="T200">9</text:span> octets.</text:p>
      <text:list xml:id="list173441023876696" text:continue-list="list173439948876603" text:style-name="_5f_Numérotation_20_des_20_exercices_20_livrets">
        <text:list-item>
          <text:list>
            <text:list-header>
              <text:p text:style-name="P89"><text:span text:style-name="T57">Écris </text:span><text:span text:style-name="T63">e</text:span><text:span text:style-name="T67">n notation</text:span><text:span text:style-name="T63"> scientifique </text:span><text:span text:style-name="T67">le nombre d’octets</text:span><text:span text:style-name="T63"> </text:span><text:span text:style-name="T64">nécessaire pour stocker :</text:span><text:span text:style-name="T57"> </text:span></text:p>
            </text:list-header>
          </text:list>
        </text:list-item>
      </text:list>
      <text:list xml:id="list173440802617758" text:continue-list="list173440517664380" text:style-name="liste_5f_abc">
        <text:list-item>
          <text:list>
            <text:list-item text:start-value="1">
              <text:p text:style-name="P72"><text:span text:style-name="T57">1 </text:span><text:span text:style-name="T64">240 photos de 900 Ko chacune.</text:span></text:p>
            </text:list-item>
          </text:list>
        </text:list-item>
      </text:list>
      <text:list xml:id="list173439203738175" text:continue-list="list173441023876696" text:style-name="_5f_Numérotation_20_des_20_exercices_20_livrets">
        <text:list-item>
          <text:list>
            <text:list-header>
              <text:p text:style-name="P90"><text:span text:style-name="_5f_correction_20_surlignée"><text:span text:style-name="T57">1 </text:span></text:span><text:span text:style-name="_5f_correction_20_surlignée"><text:span text:style-name="T64">240 </text:span></text:span><text:span text:style-name="_5f_correction_20_surlignée"><text:span text:style-name="T87"></text:span></text:span><text:span text:style-name="_5f_correction_20_surlignée"><text:span text:style-name="T64"> 900  </text:span></text:span><text:span text:style-name="_5f_correction_20_surlignée"><text:span text:style-name="T68">= 1 116 000 <text:s/></text:span></text:span><text:span text:style-name="_5f_correction_20_surlignée"><text:span text:style-name="T64">Ko </text:span></text:span></text:p>
              <text:p text:style-name="P90"><text:span text:style-name="_5f_correction_20_surlignée"><text:span text:style-name="T68">= 1 ,116 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68">1</text:span></text:span><text:span text:style-name="_5f_correction_20_surlignée"><text:span text:style-name="T64">0</text:span></text:span><text:span text:style-name="_5f_correction_20_surlignée"><text:span text:style-name="T68"> </text:span></text:span><text:span text:style-name="_5f_correction_20_surlignée"><text:span text:style-name="T121">6</text:span></text:span><text:span text:style-name="_5f_correction_20_surlignée"><text:span text:style-name="T68"> </text:span></text:span><text:span text:style-name="_5f_correction_20_surlignée"><text:span text:style-name="T64">Ko <text:s/></text:span></text:span></text:p>
              <text:p text:style-name="P90"><text:span text:style-name="_5f_correction_20_surlignée"><text:span text:style-name="T91">( ou <text:s/>1 ,116 </text:span></text:span><text:span text:style-name="_5f_correction_20_surlignée"><text:span text:style-name="T88"></text:span></text:span><text:span text:style-name="_5f_correction_20_surlignée"><text:span text:style-name="T92"> </text:span></text:span><text:span text:style-name="_5f_correction_20_surlignée"><text:span text:style-name="T91">1</text:span></text:span><text:span text:style-name="_5f_correction_20_surlignée"><text:span text:style-name="T92">0</text:span></text:span><text:span text:style-name="_5f_correction_20_surlignée"><text:span text:style-name="T91"> </text:span></text:span><text:span text:style-name="_5f_correction_20_surlignée"><text:span text:style-name="T135">3</text:span></text:span><text:span text:style-name="_5f_correction_20_surlignée"><text:span text:style-name="T91"> M</text:span></text:span><text:span text:style-name="_5f_correction_20_surlignée"><text:span text:style-name="T92">o <text:s text:c="2"/></text:span></text:span><text:span text:style-name="_5f_correction_20_surlignée"><text:span text:style-name="T91">ou <text:s/>1 ,116 <text:s/>G</text:span></text:span><text:span text:style-name="_5f_correction_20_surlignée"><text:span text:style-name="T92">o </text:span></text:span><text:span text:style-name="_5f_correction_20_surlignée"><text:span text:style-name="T91">)</text:span></text:span></text:p>
            </text:list-header>
          </text:list>
        </text:list-item>
      </text:list>
      <text:list xml:id="list173440067790034" text:continue-list="list173440802617758" text:style-name="liste_5f_abc">
        <text:list-item>
          <text:list>
            <text:list-item>
              <text:p text:style-name="P78">85 vidéos de 745 Mo chacune.</text:p>
            </text:list-item>
          </text:list>
        </text:list-item>
      </text:list>
      <text:list xml:id="list173439216656172" text:continue-list="list173439203738175" text:style-name="_5f_Numérotation_20_des_20_exercices_20_livrets">
        <text:list-item>
          <text:list>
            <text:list-header>
              <text:p text:style-name="P90"><text:span text:style-name="_5f_correction_20_surlignée"><text:span text:style-name="T89">85</text:span></text:span><text:span text:style-name="_5f_correction_20_surlignée"><text:span text:style-name="T64"> 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89">745</text:span></text:span><text:span text:style-name="_5f_correction_20_surlignée"><text:span text:style-name="T64"> </text:span></text:span><text:span text:style-name="_5f_correction_20_surlignée"><text:span text:style-name="T68">= </text:span></text:span><text:span text:style-name="_5f_correction_20_surlignée"><text:span text:style-name="T89">63 325</text:span></text:span><text:span text:style-name="_5f_correction_20_surlignée"><text:span text:style-name="T68"> M</text:span></text:span><text:span text:style-name="_5f_correction_20_surlignée"><text:span text:style-name="T64">o </text:span></text:span></text:p>
              <text:p text:style-name="P90"><text:span text:style-name="_5f_correction_20_surlignée"><text:span text:style-name="T68">= </text:span></text:span><text:span text:style-name="_5f_correction_20_surlignée"><text:span text:style-name="T89">6,332 5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68">1</text:span></text:span><text:span text:style-name="_5f_correction_20_surlignée"><text:span text:style-name="T64">0</text:span></text:span><text:span text:style-name="_5f_correction_20_surlignée"><text:span text:style-name="T68"> </text:span></text:span><text:span text:style-name="_5f_correction_20_surlignée"><text:span text:style-name="T133">4</text:span></text:span><text:span text:style-name="_5f_correction_20_surlignée"><text:span text:style-name="T68"> M</text:span></text:span><text:span text:style-name="_5f_correction_20_surlignée"><text:span text:style-name="T64">o </text:span></text:span></text:p>
              <text:p text:style-name="P90"><text:span text:style-name="_5f_correction_20_surlignée"><text:span text:style-name="T91">( ou <text:s/></text:span></text:span><text:span text:style-name="_5f_correction_20_surlignée"><text:span text:style-name="T90">6,332 5</text:span></text:span><text:span text:style-name="_5f_correction_20_surlignée"><text:span text:style-name="T88"></text:span></text:span><text:span text:style-name="_5f_correction_20_surlignée"><text:span text:style-name="T92"> </text:span></text:span><text:span text:style-name="_5f_correction_20_surlignée"><text:span text:style-name="T91">1</text:span></text:span><text:span text:style-name="_5f_correction_20_surlignée"><text:span text:style-name="T92">0</text:span></text:span><text:span text:style-name="_5f_correction_20_surlignée"><text:span text:style-name="T91"> </text:span></text:span><text:span text:style-name="_5f_correction_20_surlignée"><text:span text:style-name="T134">1</text:span></text:span><text:span text:style-name="_5f_correction_20_surlignée"><text:span text:style-name="T91"> <text:s/>G</text:span></text:span><text:span text:style-name="_5f_correction_20_surlignée"><text:span text:style-name="T92">o </text:span></text:span><text:span text:style-name="_5f_correction_20_surlignée"><text:span text:style-name="T91">)</text:span></text:span></text:p>
            </text:list-header>
          </text:list>
        </text:list-item>
      </text:list>
      <text:list xml:id="list173440998007127" text:continue-list="list173440067790034" text:style-name="liste_5f_abc">
        <text:list-item>
          <text:list>
            <text:list-item>
              <text:p text:style-name="P78">35 films de 9,5 Go chacun.</text:p>
            </text:list-item>
          </text:list>
        </text:list-item>
      </text:list>
      <text:list xml:id="list173439840368387" text:continue-list="list173439216656172" text:style-name="_5f_Numérotation_20_des_20_exercices_20_livrets">
        <text:list-item>
          <text:list>
            <text:list-header>
              <text:p text:style-name="P90"><text:span text:style-name="_5f_correction_20_surlignée"><text:span text:style-name="T89">35</text:span></text:span><text:span text:style-name="_5f_correction_20_surlignée"><text:span text:style-name="T64"> 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89">9,5</text:span></text:span><text:span text:style-name="_5f_correction_20_surlignée"><text:span text:style-name="T64"> </text:span></text:span><text:span text:style-name="_5f_correction_20_surlignée"><text:span text:style-name="T68">= </text:span></text:span><text:span text:style-name="_5f_correction_20_surlignée"><text:span text:style-name="T89">332,5</text:span></text:span><text:span text:style-name="_5f_correction_20_surlignée"><text:span text:style-name="T68"> G</text:span></text:span><text:span text:style-name="_5f_correction_20_surlignée"><text:span text:style-name="T64">o </text:span></text:span></text:p>
              <text:p text:style-name="P90"><text:span text:style-name="_5f_correction_20_surlignée"><text:span text:style-name="T68">= </text:span></text:span><text:span text:style-name="_5f_correction_20_surlignée"><text:span text:style-name="T89">3,325</text:span></text:span><text:span text:style-name="_5f_correction_20_surlignée"><text:span text:style-name="T68"> 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68">1</text:span></text:span><text:span text:style-name="_5f_correction_20_surlignée"><text:span text:style-name="T64">0</text:span></text:span><text:span text:style-name="_5f_correction_20_surlignée"><text:span text:style-name="T68"> </text:span></text:span><text:span text:style-name="_5f_correction_20_surlignée"><text:span text:style-name="T133">2</text:span></text:span><text:span text:style-name="_5f_correction_20_surlignée"><text:span text:style-name="T68"> G</text:span></text:span><text:span text:style-name="_5f_correction_20_surlignée"><text:span text:style-name="T64">o </text:span></text:span></text:p>
            </text:list-header>
          </text:list>
        </text:list-item>
      </text:list>
      <text:list xml:id="list173439534304079" text:continue-list="list173440998007127" text:style-name="liste_5f_abc">
        <text:list-item>
          <text:list>
            <text:list-item>
              <text:p text:style-name="P73"><text:span text:style-name="_5f_BVS"><text:span text:style-name="T64">58 fichiers textes de 425 </text:span></text:span><text:span text:style-name="_5f_BVS"><text:span text:style-name="T143">K</text:span></text:span><text:span text:style-name="_5f_BVS"><text:span text:style-name="T64">o chacun.</text:span></text:span></text:p>
            </text:list-item>
          </text:list>
        </text:list-item>
      </text:list>
      <text:list xml:id="list173439184807163" text:continue-list="list173439840368387" text:style-name="_5f_Numérotation_20_des_20_exercices_20_livrets">
        <text:list-item>
          <text:list>
            <text:list-header>
              <text:p text:style-name="P90"><text:span text:style-name="_5f_correction_20_surlignée"><text:span text:style-name="T89">58</text:span></text:span><text:span text:style-name="_5f_correction_20_surlignée"><text:span text:style-name="T64"> 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89">425</text:span></text:span><text:span text:style-name="_5f_correction_20_surlignée"><text:span text:style-name="T64"> </text:span></text:span><text:span text:style-name="_5f_correction_20_surlignée"><text:span text:style-name="T68">= </text:span></text:span><text:span text:style-name="_5f_correction_20_surlignée"><text:span text:style-name="T89">24 650</text:span></text:span><text:span text:style-name="_5f_correction_20_surlignée"><text:span text:style-name="T68"> K</text:span></text:span><text:span text:style-name="_5f_correction_20_surlignée"><text:span text:style-name="T64">o </text:span></text:span></text:p>
              <text:p text:style-name="P90"><text:span text:style-name="_5f_correction_20_surlignée"><text:span text:style-name="T68">= </text:span></text:span><text:span text:style-name="_5f_correction_20_surlignée"><text:span text:style-name="T89">2,465</text:span></text:span><text:span text:style-name="_5f_correction_20_surlignée"><text:span text:style-name="T68"> </text:span></text:span><text:span text:style-name="_5f_correction_20_surlignée"><text:span text:style-name="T87"></text:span></text:span><text:span text:style-name="_5f_correction_20_surlignée"><text:span text:style-name="T64"> </text:span></text:span><text:span text:style-name="_5f_correction_20_surlignée"><text:span text:style-name="T68">1</text:span></text:span><text:span text:style-name="_5f_correction_20_surlignée"><text:span text:style-name="T64">0</text:span></text:span><text:span text:style-name="_5f_correction_20_surlignée"><text:span text:style-name="T68"> </text:span></text:span><text:span text:style-name="_5f_correction_20_surlignée"><text:span text:style-name="T133">4</text:span></text:span><text:span text:style-name="_5f_correction_20_surlignée"><text:span text:style-name="T68"> K</text:span></text:span><text:span text:style-name="_5f_correction_20_surlignée"><text:span text:style-name="T64">o </text:span></text:span></text:p>
              <text:p text:style-name="P90"><text:span text:style-name="_5f_correction_20_surlignée"><text:span text:style-name="T91">( ou <text:s/></text:span></text:span><text:span text:style-name="_5f_correction_20_surlignée"><text:span text:style-name="T90">2,465</text:span></text:span><text:span text:style-name="_5f_correction_20_surlignée"><text:span text:style-name="T91"> </text:span></text:span><text:span text:style-name="_5f_correction_20_surlignée"><text:span text:style-name="T88"></text:span></text:span><text:span text:style-name="_5f_correction_20_surlignée"><text:span text:style-name="T92"> </text:span></text:span><text:span text:style-name="_5f_correction_20_surlignée"><text:span text:style-name="T91">1</text:span></text:span><text:span text:style-name="_5f_correction_20_surlignée"><text:span text:style-name="T92">0</text:span></text:span><text:span text:style-name="_5f_correction_20_surlignée"><text:span text:style-name="T91"> </text:span></text:span><text:span text:style-name="_5f_correction_20_surlignée"><text:span text:style-name="T135">1</text:span></text:span><text:span text:style-name="_5f_correction_20_surlignée"><text:span text:style-name="T91"> M</text:span></text:span><text:span text:style-name="_5f_correction_20_surlignée"><text:span text:style-name="T92">o</text:span></text:span><text:span text:style-name="_5f_correction_20_surlignée"><text:span text:style-name="T91">)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Caslon Pro Bold" svg:font-family="'Adobe Caslon Pro Bold'" style:font-adornments="Oblique"/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oman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63e17b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fo:text-transform="uppercase" fo:color="#808080" loext:opacity="100%" style:font-name="Bitstream Vera Sans6" fo:font-size="9pt" officeooo:rsid="00308c81" fo:background-color="transparent" loext:char-shading-value="0"/>
    </style:style>
    <style:style style:name="MT6" style:family="text">
      <style:text-properties fo:text-transform="uppercase" fo:color="#808080" loext:opacity="100%" style:font-name="Bitstream Vera Sans6" fo:font-size="9pt" officeooo:rsid="00815e71" fo:background-color="transparent" loext:char-shading-value="0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1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4</text:span></text:p></draw:text-box></draw:frame><draw:line text:anchor-type="paragraph" draw:z-index="17" draw:name="Forme3" draw:style-name="Mgr3" draw:text-style-name="MP26" svg:x1="16.723cm" svg:y1="0.36cm" svg:x2="20.496cm" svg:y2="0.36cm"><text:p/></draw:line>Écrire un nombre en notation scientifique</text:p>
      </style:header>
      <style:footer>
        <text:p text:style-name="MP28"><draw:frame draw:style-name="Mfr1" draw:name="Cadre1" text:anchor-type="paragraph" svg:y="-0.06cm" draw:z-index="5"><draw:text-box fo:min-height="0.499cm" fo:min-width="2cm"><draw:frame draw:style-name="Mfr2" draw:name="Cadre2" text:anchor-type="frame" svg:x="0.45cm" svg:y="0.079cm" svg:width="0.817cm" draw:z-index="8"><draw:text-box fo:min-height="0.355cm"><text:p text:style-name="MP29"><draw:g text:anchor-type="paragraph" draw:z-index="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3</text:page-number></text:p></draw:text-box></draw:frame><text:p text:style-name="MP31"><text:span text:style-name="MT5">P</text:span><text:span text:style-name="MT6">uissances</text:span> • <text:span text:style-name="MT7">A</text:span><text:span text:style-name="MT5">4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4-04T17:34:38.798000000</dc:date>
    <meta:editing-duration>PT11H58M47S</meta:editing-duration>
    <meta:editing-cycles>137</meta:editing-cycles>
    <meta:generator>LibreOffice/7.5.4.2$Windows_X86_64 LibreOffice_project/36ccfdc35048b057fd9854c757a8b67ec53977b6</meta:generator>
    <dc:subject>fraction-nombre </dc:subject>
    <dc:title>A3_5 série 1 </dc:title>
    <meta:document-statistic meta:table-count="1" meta:image-count="0" meta:object-count="2" meta:page-count="3" meta:paragraph-count="196" meta:word-count="1245" meta:character-count="5460" meta:non-whitespace-character-count="3971"/>
  </office:meta>
</office:document-meta>
</file>

<file path=Object 1/content.xml><?xml version="1.0" encoding="utf-8"?>
<math xmlns="http://www.w3.org/1998/Math/MathML" display="block">
  <semantics>
    <mstyle mathsize="10pt">
      <mrow>
        <mn>210</mn>
        <mrow>
          <mspace width="2em"/>
          <mo stretchy="false">+</mo>
          <mspace width="2em"/>
        </mrow>
        <mfrac>
          <mn>12</mn>
          <mn>100</mn>
        </mfrac>
      </mrow>
    </mstyle>
    <annotation encoding="StarMath 5.0">size 10 {210 ~+~ {12}over{100}} </annotation>
  </semantics>
</math>
</file>

<file path=Object 2/content.xml><?xml version="1.0" encoding="utf-8"?>
<math xmlns="http://www.w3.org/1998/Math/MathML" display="block">
  <semantics>
    <mstyle mathsize="10pt">
      <mrow>
        <mn>210</mn>
        <mrow>
          <mspace width="2em"/>
          <mo stretchy="false">+</mo>
          <mspace width="2em"/>
        </mrow>
        <mfrac>
          <mn>3</mn>
          <mn>25</mn>
        </mfrac>
      </mrow>
    </mstyle>
    <annotation encoding="StarMath 5.0">size 10 {210 ~+~ {3}over{25}} </annotation>
  </semantics>
</math>
</file>